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5618in"/>
    </style:style>
    <style:style style:name="co4" style:family="table-column">
      <style:table-column-properties fo:break-before="auto" style:column-width="3.1382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Ignore</text:p>
          </table:table-cell>
          <table:table-cell table:style-name="ce1" office:value-type="string" calcext:value-type="string">
            <text:p>Include</text:p>
          </table:table-cell>
          <table:table-cell table:style-name="ce1" office:value-type="string" calcext:value-type="string">
            <text:p>Ignore CSV</text:p>
          </table:table-cell>
          <table:table-cell table:style-name="ce1" office:value-type="string" calcext:value-type="string">
            <text:p>Include CSV</text:p>
          </table:table-cell>
          <table:table-cell table:style-name="ce1" office:value-type="string" calcext:value-type="string">
            <text:p>Include Lin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Exif.Canon.FileNumber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2];&quot;x&quot;);CONCATENATE(&quot;'&quot;;[.$A2];&quot;',&quot;);&quot;&quot;)">
            <text:p/>
          </table:table-cell>
          <table:table-cell table:style-name="ce2" table:formula="of:=IF(EXACT([.C2];&quot;x&quot;);CONCATENATE(&quot;'&quot;;[.$A2];&quot;',&quot;);&quot;&quot;)" office:value-type="string" office:string-value="'Exif.Canon.FileNumber'," calcext:value-type="string">
            <text:p>'Exif.Canon.FileNumber',</text:p>
          </table:table-cell>
          <table:table-cell table:style-name="ce2" table:formula="of:=IF(EXACT([.C2];&quot;x&quot;);[.$A2];&quot;&quot;)" office:value-type="string" office:string-value="Exif.Canon.FileNumber" calcext:value-type="string">
            <text:p>Exif.Canon.FileNu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.ImageType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3];&quot;x&quot;);CONCATENATE(&quot;'&quot;;[.$A3];&quot;',&quot;);&quot;&quot;)">
            <text:p/>
          </table:table-cell>
          <table:table-cell table:style-name="ce2" table:formula="of:=IF(EXACT([.C3];&quot;x&quot;);CONCATENATE(&quot;'&quot;;[.$A3];&quot;',&quot;);&quot;&quot;)" office:value-type="string" office:string-value="'Exif.Canon.ImageType'," calcext:value-type="string">
            <text:p>'Exif.Canon.ImageType',</text:p>
          </table:table-cell>
          <table:table-cell table:style-name="ce2" table:formula="of:=IF(EXACT([.C3];&quot;x&quot;);[.$A3];&quot;&quot;)" office:value-type="string" office:string-value="Exif.Canon.ImageType" calcext:value-type="string">
            <text:p>Exif.Canon.Image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.ModelID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4];&quot;x&quot;);CONCATENATE(&quot;'&quot;;[.$A4];&quot;',&quot;);&quot;&quot;)">
            <text:p/>
          </table:table-cell>
          <table:table-cell table:style-name="ce2" table:formula="of:=IF(EXACT([.C4];&quot;x&quot;);CONCATENATE(&quot;'&quot;;[.$A4];&quot;',&quot;);&quot;&quot;)" office:value-type="string" office:string-value="'Exif.Canon.ModelID'," calcext:value-type="string">
            <text:p>'Exif.Canon.ModelID',</text:p>
          </table:table-cell>
          <table:table-cell table:style-name="ce2" table:formula="of:=IF(EXACT([.C4];&quot;x&quot;);[.$A4];&quot;&quot;)" office:value-type="string" office:string-value="Exif.Canon.ModelID" calcext:value-type="string">
            <text:p>Exif.Canon.ModelI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.OwnerName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5];&quot;x&quot;);CONCATENATE(&quot;'&quot;;[.$A5];&quot;',&quot;);&quot;&quot;)">
            <text:p/>
          </table:table-cell>
          <table:table-cell table:style-name="ce2" table:formula="of:=IF(EXACT([.C5];&quot;x&quot;);CONCATENATE(&quot;'&quot;;[.$A5];&quot;',&quot;);&quot;&quot;)" office:value-type="string" office:string-value="'Exif.Canon.OwnerName'," calcext:value-type="string">
            <text:p>'Exif.Canon.OwnerName',</text:p>
          </table:table-cell>
          <table:table-cell table:style-name="ce2" table:formula="of:=IF(EXACT([.C5];&quot;x&quot;);[.$A5];&quot;&quot;)" office:value-type="string" office:string-value="Exif.Canon.OwnerName" calcext:value-type="string">
            <text:p>Exif.Canon.OwnerNa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GPSInfo.GPSImgDirection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6];&quot;x&quot;);CONCATENATE(&quot;'&quot;;[.$A6];&quot;',&quot;);&quot;&quot;)">
            <text:p/>
          </table:table-cell>
          <table:table-cell table:style-name="ce2" table:formula="of:=IF(EXACT([.C6];&quot;x&quot;);CONCATENATE(&quot;'&quot;;[.$A6];&quot;',&quot;);&quot;&quot;)" office:value-type="string" office:string-value="'Exif.GPSInfo.GPSImgDirection'," calcext:value-type="string">
            <text:p>'Exif.GPSInfo.GPSImgDirection',</text:p>
          </table:table-cell>
          <table:table-cell table:style-name="ce2" table:formula="of:=IF(EXACT([.C6];&quot;x&quot;);[.$A6];&quot;&quot;)" office:value-type="string" office:string-value="Exif.GPSInfo.GPSImgDirection" calcext:value-type="string">
            <text:p>Exif.GPSInfo.GPSImgDire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GPSInfo.GPSImgDirectionRef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7];&quot;x&quot;);CONCATENATE(&quot;'&quot;;[.$A7];&quot;',&quot;);&quot;&quot;)">
            <text:p/>
          </table:table-cell>
          <table:table-cell table:style-name="ce2" table:formula="of:=IF(EXACT([.C7];&quot;x&quot;);CONCATENATE(&quot;'&quot;;[.$A7];&quot;',&quot;);&quot;&quot;)" office:value-type="string" office:string-value="'Exif.GPSInfo.GPSImgDirectionRef'," calcext:value-type="string">
            <text:p>'Exif.GPSInfo.GPSImgDirectionRef',</text:p>
          </table:table-cell>
          <table:table-cell table:style-name="ce2" table:formula="of:=IF(EXACT([.C7];&quot;x&quot;);[.$A7];&quot;&quot;)" office:value-type="string" office:string-value="Exif.GPSInfo.GPSImgDirectionRef" calcext:value-type="string">
            <text:p>Exif.GPSInfo.GPSImgDirectionR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GPSInfo.GPSTimeStamp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8];&quot;x&quot;);CONCATENATE(&quot;'&quot;;[.$A8];&quot;',&quot;);&quot;&quot;)">
            <text:p/>
          </table:table-cell>
          <table:table-cell table:style-name="ce2" table:formula="of:=IF(EXACT([.C8];&quot;x&quot;);CONCATENATE(&quot;'&quot;;[.$A8];&quot;',&quot;);&quot;&quot;)" office:value-type="string" office:string-value="'Exif.GPSInfo.GPSTimeStamp'," calcext:value-type="string">
            <text:p>'Exif.GPSInfo.GPSTimeStamp',</text:p>
          </table:table-cell>
          <table:table-cell table:style-name="ce2" table:formula="of:=IF(EXACT([.C8];&quot;x&quot;);[.$A8];&quot;&quot;)" office:value-type="string" office:string-value="Exif.GPSInfo.GPSTimeStamp" calcext:value-type="string">
            <text:p>Exif.GPSInfo.GPSTimeStam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Image.Artist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9];&quot;x&quot;);CONCATENATE(&quot;'&quot;;[.$A9];&quot;',&quot;);&quot;&quot;)">
            <text:p/>
          </table:table-cell>
          <table:table-cell table:style-name="ce2" table:formula="of:=IF(EXACT([.C9];&quot;x&quot;);CONCATENATE(&quot;'&quot;;[.$A9];&quot;',&quot;);&quot;&quot;)" office:value-type="string" office:string-value="'Exif.Image.Artist'," calcext:value-type="string">
            <text:p>'Exif.Image.Artist',</text:p>
          </table:table-cell>
          <table:table-cell table:style-name="ce2" table:formula="of:=IF(EXACT([.C9];&quot;x&quot;);[.$A9];&quot;&quot;)" office:value-type="string" office:string-value="Exif.Image.Artist" calcext:value-type="string">
            <text:p>Exif.Image.Arti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Image.Copyright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10];&quot;x&quot;);CONCATENATE(&quot;'&quot;;[.$A10];&quot;',&quot;);&quot;&quot;)">
            <text:p/>
          </table:table-cell>
          <table:table-cell table:style-name="ce2" table:formula="of:=IF(EXACT([.C10];&quot;x&quot;);CONCATENATE(&quot;'&quot;;[.$A10];&quot;',&quot;);&quot;&quot;)" office:value-type="string" office:string-value="'Exif.Image.Copyright'," calcext:value-type="string">
            <text:p>'Exif.Image.Copyright',</text:p>
          </table:table-cell>
          <table:table-cell table:style-name="ce2" table:formula="of:=IF(EXACT([.C10];&quot;x&quot;);[.$A10];&quot;&quot;)" office:value-type="string" office:string-value="Exif.Image.Copyright" calcext:value-type="string">
            <text:p>Exif.Image.Copyr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Image.DateTime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11];&quot;x&quot;);CONCATENATE(&quot;'&quot;;[.$A11];&quot;',&quot;);&quot;&quot;)">
            <text:p/>
          </table:table-cell>
          <table:table-cell table:style-name="ce2" table:formula="of:=IF(EXACT([.C11];&quot;x&quot;);CONCATENATE(&quot;'&quot;;[.$A11];&quot;',&quot;);&quot;&quot;)" office:value-type="string" office:string-value="'Exif.Image.DateTime'," calcext:value-type="string">
            <text:p>'Exif.Image.DateTime',</text:p>
          </table:table-cell>
          <table:table-cell table:style-name="ce2" table:formula="of:=IF(EXACT([.C11];&quot;x&quot;);[.$A11];&quot;&quot;)" office:value-type="string" office:string-value="Exif.Image.DateTime" calcext:value-type="string">
            <text:p>Exif.Image.DateTi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Image.ImageDescription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12];&quot;x&quot;);CONCATENATE(&quot;'&quot;;[.$A12];&quot;',&quot;);&quot;&quot;)">
            <text:p/>
          </table:table-cell>
          <table:table-cell table:style-name="ce2" table:formula="of:=IF(EXACT([.C12];&quot;x&quot;);CONCATENATE(&quot;'&quot;;[.$A12];&quot;',&quot;);&quot;&quot;)" office:value-type="string" office:string-value="'Exif.Image.ImageDescription'," calcext:value-type="string">
            <text:p>'Exif.Image.ImageDescription',</text:p>
          </table:table-cell>
          <table:table-cell table:style-name="ce2" table:formula="of:=IF(EXACT([.C12];&quot;x&quot;);[.$A12];&quot;&quot;)" office:value-type="string" office:string-value="Exif.Image.ImageDescription" calcext:value-type="string">
            <text:p>Exif.Image.ImageDescrip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Image.Make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13];&quot;x&quot;);CONCATENATE(&quot;'&quot;;[.$A13];&quot;',&quot;);&quot;&quot;)">
            <text:p/>
          </table:table-cell>
          <table:table-cell table:style-name="ce2" table:formula="of:=IF(EXACT([.C13];&quot;x&quot;);CONCATENATE(&quot;'&quot;;[.$A13];&quot;',&quot;);&quot;&quot;)" office:value-type="string" office:string-value="'Exif.Image.Make'," calcext:value-type="string">
            <text:p>'Exif.Image.Make',</text:p>
          </table:table-cell>
          <table:table-cell table:style-name="ce2" table:formula="of:=IF(EXACT([.C13];&quot;x&quot;);[.$A13];&quot;&quot;)" office:value-type="string" office:string-value="Exif.Image.Make" calcext:value-type="string">
            <text:p>Exif.Image.Ma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Image.Model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14];&quot;x&quot;);CONCATENATE(&quot;'&quot;;[.$A14];&quot;',&quot;);&quot;&quot;)">
            <text:p/>
          </table:table-cell>
          <table:table-cell table:style-name="ce2" table:formula="of:=IF(EXACT([.C14];&quot;x&quot;);CONCATENATE(&quot;'&quot;;[.$A14];&quot;',&quot;);&quot;&quot;)" office:value-type="string" office:string-value="'Exif.Image.Model'," calcext:value-type="string">
            <text:p>'Exif.Image.Model',</text:p>
          </table:table-cell>
          <table:table-cell table:style-name="ce2" table:formula="of:=IF(EXACT([.C14];&quot;x&quot;);[.$A14];&quot;&quot;)" office:value-type="string" office:string-value="Exif.Image.Model" calcext:value-type="string">
            <text:p>Exif.Image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Image.Orientation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15];&quot;x&quot;);CONCATENATE(&quot;'&quot;;[.$A15];&quot;',&quot;);&quot;&quot;)">
            <text:p/>
          </table:table-cell>
          <table:table-cell table:style-name="ce2" table:formula="of:=IF(EXACT([.C15];&quot;x&quot;);CONCATENATE(&quot;'&quot;;[.$A15];&quot;',&quot;);&quot;&quot;)" office:value-type="string" office:string-value="'Exif.Image.Orientation'," calcext:value-type="string">
            <text:p>'Exif.Image.Orientation',</text:p>
          </table:table-cell>
          <table:table-cell table:style-name="ce2" table:formula="of:=IF(EXACT([.C15];&quot;x&quot;);[.$A15];&quot;&quot;)" office:value-type="string" office:string-value="Exif.Image.Orientation" calcext:value-type="string">
            <text:p>Exif.Image.Orient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Image.Rating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16];&quot;x&quot;);CONCATENATE(&quot;'&quot;;[.$A16];&quot;',&quot;);&quot;&quot;)">
            <text:p/>
          </table:table-cell>
          <table:table-cell table:style-name="ce2" table:formula="of:=IF(EXACT([.C16];&quot;x&quot;);CONCATENATE(&quot;'&quot;;[.$A16];&quot;',&quot;);&quot;&quot;)" office:value-type="string" office:string-value="'Exif.Image.Rating'," calcext:value-type="string">
            <text:p>'Exif.Image.Rating',</text:p>
          </table:table-cell>
          <table:table-cell table:style-name="ce2" table:formula="of:=IF(EXACT([.C16];&quot;x&quot;);[.$A16];&quot;&quot;)" office:value-type="string" office:string-value="Exif.Image.Rating" calcext:value-type="string">
            <text:p>Exif.Image.Ra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Image.RatingPercent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17];&quot;x&quot;);CONCATENATE(&quot;'&quot;;[.$A17];&quot;',&quot;);&quot;&quot;)">
            <text:p/>
          </table:table-cell>
          <table:table-cell table:style-name="ce2" table:formula="of:=IF(EXACT([.C17];&quot;x&quot;);CONCATENATE(&quot;'&quot;;[.$A17];&quot;',&quot;);&quot;&quot;)" office:value-type="string" office:string-value="'Exif.Image.RatingPercent'," calcext:value-type="string">
            <text:p>'Exif.Image.RatingPercent',</text:p>
          </table:table-cell>
          <table:table-cell table:style-name="ce2" table:formula="of:=IF(EXACT([.C17];&quot;x&quot;);[.$A17];&quot;&quot;)" office:value-type="string" office:string-value="Exif.Image.RatingPercent" calcext:value-type="string">
            <text:p>Exif.Image.RatingPerc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Image.Software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18];&quot;x&quot;);CONCATENATE(&quot;'&quot;;[.$A18];&quot;',&quot;);&quot;&quot;)">
            <text:p/>
          </table:table-cell>
          <table:table-cell table:style-name="ce2" table:formula="of:=IF(EXACT([.C18];&quot;x&quot;);CONCATENATE(&quot;'&quot;;[.$A18];&quot;',&quot;);&quot;&quot;)" office:value-type="string" office:string-value="'Exif.Image.Software'," calcext:value-type="string">
            <text:p>'Exif.Image.Software',</text:p>
          </table:table-cell>
          <table:table-cell table:style-name="ce2" table:formula="of:=IF(EXACT([.C18];&quot;x&quot;);[.$A18];&quot;&quot;)" office:value-type="string" office:string-value="Exif.Image.Software" calcext:value-type="string">
            <text:p>Exif.Image.Softw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ApertureValue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19];&quot;x&quot;);CONCATENATE(&quot;'&quot;;[.$A19];&quot;',&quot;);&quot;&quot;)">
            <text:p/>
          </table:table-cell>
          <table:table-cell table:style-name="ce2" table:formula="of:=IF(EXACT([.C19];&quot;x&quot;);CONCATENATE(&quot;'&quot;;[.$A19];&quot;',&quot;);&quot;&quot;)" office:value-type="string" office:string-value="'Exif.Photo.ApertureValue'," calcext:value-type="string">
            <text:p>'Exif.Photo.ApertureValue',</text:p>
          </table:table-cell>
          <table:table-cell table:style-name="ce2" table:formula="of:=IF(EXACT([.C19];&quot;x&quot;);[.$A19];&quot;&quot;)" office:value-type="string" office:string-value="Exif.Photo.ApertureValue" calcext:value-type="string">
            <text:p>Exif.Photo.Aperture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BrightnessValue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20];&quot;x&quot;);CONCATENATE(&quot;'&quot;;[.$A20];&quot;',&quot;);&quot;&quot;)">
            <text:p/>
          </table:table-cell>
          <table:table-cell table:style-name="ce2" table:formula="of:=IF(EXACT([.C20];&quot;x&quot;);CONCATENATE(&quot;'&quot;;[.$A20];&quot;',&quot;);&quot;&quot;)" office:value-type="string" office:string-value="'Exif.Photo.BrightnessValue'," calcext:value-type="string">
            <text:p>'Exif.Photo.BrightnessValue',</text:p>
          </table:table-cell>
          <table:table-cell table:style-name="ce2" table:formula="of:=IF(EXACT([.C20];&quot;x&quot;);[.$A20];&quot;&quot;)" office:value-type="string" office:string-value="Exif.Photo.BrightnessValue" calcext:value-type="string">
            <text:p>Exif.Photo.Brightness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CFAPattern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21];&quot;x&quot;);CONCATENATE(&quot;'&quot;;[.$A21];&quot;',&quot;);&quot;&quot;)">
            <text:p/>
          </table:table-cell>
          <table:table-cell table:style-name="ce2" table:formula="of:=IF(EXACT([.C21];&quot;x&quot;);CONCATENATE(&quot;'&quot;;[.$A21];&quot;',&quot;);&quot;&quot;)" office:value-type="string" office:string-value="'Exif.Photo.CFAPattern'," calcext:value-type="string">
            <text:p>'Exif.Photo.CFAPattern',</text:p>
          </table:table-cell>
          <table:table-cell table:style-name="ce2" table:formula="of:=IF(EXACT([.C21];&quot;x&quot;);[.$A21];&quot;&quot;)" office:value-type="string" office:string-value="Exif.Photo.CFAPattern" calcext:value-type="string">
            <text:p>Exif.Photo.CFAPatter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CameraOwnerName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22];&quot;x&quot;);CONCATENATE(&quot;'&quot;;[.$A22];&quot;',&quot;);&quot;&quot;)">
            <text:p/>
          </table:table-cell>
          <table:table-cell table:style-name="ce2" table:formula="of:=IF(EXACT([.C22];&quot;x&quot;);CONCATENATE(&quot;'&quot;;[.$A22];&quot;',&quot;);&quot;&quot;)" office:value-type="string" office:string-value="'Exif.Photo.CameraOwnerName'," calcext:value-type="string">
            <text:p>'Exif.Photo.CameraOwnerName',</text:p>
          </table:table-cell>
          <table:table-cell table:style-name="ce2" table:formula="of:=IF(EXACT([.C22];&quot;x&quot;);[.$A22];&quot;&quot;)" office:value-type="string" office:string-value="Exif.Photo.CameraOwnerName" calcext:value-type="string">
            <text:p>Exif.Photo.CameraOwnerNa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ColorSpace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23];&quot;x&quot;);CONCATENATE(&quot;'&quot;;[.$A23];&quot;',&quot;);&quot;&quot;)">
            <text:p/>
          </table:table-cell>
          <table:table-cell table:style-name="ce2" table:formula="of:=IF(EXACT([.C23];&quot;x&quot;);CONCATENATE(&quot;'&quot;;[.$A23];&quot;',&quot;);&quot;&quot;)" office:value-type="string" office:string-value="'Exif.Photo.ColorSpace'," calcext:value-type="string">
            <text:p>'Exif.Photo.ColorSpace',</text:p>
          </table:table-cell>
          <table:table-cell table:style-name="ce2" table:formula="of:=IF(EXACT([.C23];&quot;x&quot;);[.$A23];&quot;&quot;)" office:value-type="string" office:string-value="Exif.Photo.ColorSpace" calcext:value-type="string">
            <text:p>Exif.Photo.ColorSpa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ComponentsConfiguration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24];&quot;x&quot;);CONCATENATE(&quot;'&quot;;[.$A24];&quot;',&quot;);&quot;&quot;)">
            <text:p/>
          </table:table-cell>
          <table:table-cell table:style-name="ce2" table:formula="of:=IF(EXACT([.C24];&quot;x&quot;);CONCATENATE(&quot;'&quot;;[.$A24];&quot;',&quot;);&quot;&quot;)" office:value-type="string" office:string-value="'Exif.Photo.ComponentsConfiguration'," calcext:value-type="string">
            <text:p>'Exif.Photo.ComponentsConfiguration',</text:p>
          </table:table-cell>
          <table:table-cell table:style-name="ce2" table:formula="of:=IF(EXACT([.C24];&quot;x&quot;);[.$A24];&quot;&quot;)" office:value-type="string" office:string-value="Exif.Photo.ComponentsConfiguration" calcext:value-type="string">
            <text:p>Exif.Photo.ComponentsConfigu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CompressedBitsPerPixel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25];&quot;x&quot;);CONCATENATE(&quot;'&quot;;[.$A25];&quot;',&quot;);&quot;&quot;)">
            <text:p/>
          </table:table-cell>
          <table:table-cell table:style-name="ce2" table:formula="of:=IF(EXACT([.C25];&quot;x&quot;);CONCATENATE(&quot;'&quot;;[.$A25];&quot;',&quot;);&quot;&quot;)" office:value-type="string" office:string-value="'Exif.Photo.CompressedBitsPerPixel'," calcext:value-type="string">
            <text:p>'Exif.Photo.CompressedBitsPerPixel',</text:p>
          </table:table-cell>
          <table:table-cell table:style-name="ce2" table:formula="of:=IF(EXACT([.C25];&quot;x&quot;);[.$A25];&quot;&quot;)" office:value-type="string" office:string-value="Exif.Photo.CompressedBitsPerPixel" calcext:value-type="string">
            <text:p>Exif.Photo.CompressedBitsPerPix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Contrast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26];&quot;x&quot;);CONCATENATE(&quot;'&quot;;[.$A26];&quot;',&quot;);&quot;&quot;)">
            <text:p/>
          </table:table-cell>
          <table:table-cell table:style-name="ce2" table:formula="of:=IF(EXACT([.C26];&quot;x&quot;);CONCATENATE(&quot;'&quot;;[.$A26];&quot;',&quot;);&quot;&quot;)" office:value-type="string" office:string-value="'Exif.Photo.Contrast'," calcext:value-type="string">
            <text:p>'Exif.Photo.Contrast',</text:p>
          </table:table-cell>
          <table:table-cell table:style-name="ce2" table:formula="of:=IF(EXACT([.C26];&quot;x&quot;);[.$A26];&quot;&quot;)" office:value-type="string" office:string-value="Exif.Photo.Contrast" calcext:value-type="string">
            <text:p>Exif.Photo.Contra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CustomRendered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27];&quot;x&quot;);CONCATENATE(&quot;'&quot;;[.$A27];&quot;',&quot;);&quot;&quot;)">
            <text:p/>
          </table:table-cell>
          <table:table-cell table:style-name="ce2" table:formula="of:=IF(EXACT([.C27];&quot;x&quot;);CONCATENATE(&quot;'&quot;;[.$A27];&quot;',&quot;);&quot;&quot;)" office:value-type="string" office:string-value="'Exif.Photo.CustomRendered'," calcext:value-type="string">
            <text:p>'Exif.Photo.CustomRendered',</text:p>
          </table:table-cell>
          <table:table-cell table:style-name="ce2" table:formula="of:=IF(EXACT([.C27];&quot;x&quot;);[.$A27];&quot;&quot;)" office:value-type="string" office:string-value="Exif.Photo.CustomRendered" calcext:value-type="string">
            <text:p>Exif.Photo.CustomRender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DateTimeDigitized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28];&quot;x&quot;);CONCATENATE(&quot;'&quot;;[.$A28];&quot;',&quot;);&quot;&quot;)">
            <text:p/>
          </table:table-cell>
          <table:table-cell table:style-name="ce2" table:formula="of:=IF(EXACT([.C28];&quot;x&quot;);CONCATENATE(&quot;'&quot;;[.$A28];&quot;',&quot;);&quot;&quot;)" office:value-type="string" office:string-value="'Exif.Photo.DateTimeDigitized'," calcext:value-type="string">
            <text:p>'Exif.Photo.DateTimeDigitized',</text:p>
          </table:table-cell>
          <table:table-cell table:style-name="ce2" table:formula="of:=IF(EXACT([.C28];&quot;x&quot;);[.$A28];&quot;&quot;)" office:value-type="string" office:string-value="Exif.Photo.DateTimeDigitized" calcext:value-type="string">
            <text:p>Exif.Photo.DateTimeDigit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DateTimeOriginal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29];&quot;x&quot;);CONCATENATE(&quot;'&quot;;[.$A29];&quot;',&quot;);&quot;&quot;)">
            <text:p/>
          </table:table-cell>
          <table:table-cell table:style-name="ce2" table:formula="of:=IF(EXACT([.C29];&quot;x&quot;);CONCATENATE(&quot;'&quot;;[.$A29];&quot;',&quot;);&quot;&quot;)" office:value-type="string" office:string-value="'Exif.Photo.DateTimeOriginal'," calcext:value-type="string">
            <text:p>'Exif.Photo.DateTimeOriginal',</text:p>
          </table:table-cell>
          <table:table-cell table:style-name="ce2" table:formula="of:=IF(EXACT([.C29];&quot;x&quot;);[.$A29];&quot;&quot;)" office:value-type="string" office:string-value="Exif.Photo.DateTimeOriginal" calcext:value-type="string">
            <text:p>Exif.Photo.DateTimeOrigin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DigitalZoomRatio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30];&quot;x&quot;);CONCATENATE(&quot;'&quot;;[.$A30];&quot;',&quot;);&quot;&quot;)">
            <text:p/>
          </table:table-cell>
          <table:table-cell table:style-name="ce2" table:formula="of:=IF(EXACT([.C30];&quot;x&quot;);CONCATENATE(&quot;'&quot;;[.$A30];&quot;',&quot;);&quot;&quot;)" office:value-type="string" office:string-value="'Exif.Photo.DigitalZoomRatio'," calcext:value-type="string">
            <text:p>'Exif.Photo.DigitalZoomRatio',</text:p>
          </table:table-cell>
          <table:table-cell table:style-name="ce2" table:formula="of:=IF(EXACT([.C30];&quot;x&quot;);[.$A30];&quot;&quot;)" office:value-type="string" office:string-value="Exif.Photo.DigitalZoomRatio" calcext:value-type="string">
            <text:p>Exif.Photo.DigitalZoomRati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ExifVersion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31];&quot;x&quot;);CONCATENATE(&quot;'&quot;;[.$A31];&quot;',&quot;);&quot;&quot;)">
            <text:p/>
          </table:table-cell>
          <table:table-cell table:style-name="ce2" table:formula="of:=IF(EXACT([.C31];&quot;x&quot;);CONCATENATE(&quot;'&quot;;[.$A31];&quot;',&quot;);&quot;&quot;)" office:value-type="string" office:string-value="'Exif.Photo.ExifVersion'," calcext:value-type="string">
            <text:p>'Exif.Photo.ExifVersion',</text:p>
          </table:table-cell>
          <table:table-cell table:style-name="ce2" table:formula="of:=IF(EXACT([.C31];&quot;x&quot;);[.$A31];&quot;&quot;)" office:value-type="string" office:string-value="Exif.Photo.ExifVersion" calcext:value-type="string">
            <text:p>Exif.Photo.ExifVer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ExposureBiasValue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32];&quot;x&quot;);CONCATENATE(&quot;'&quot;;[.$A32];&quot;',&quot;);&quot;&quot;)">
            <text:p/>
          </table:table-cell>
          <table:table-cell table:style-name="ce2" table:formula="of:=IF(EXACT([.C32];&quot;x&quot;);CONCATENATE(&quot;'&quot;;[.$A32];&quot;',&quot;);&quot;&quot;)" office:value-type="string" office:string-value="'Exif.Photo.ExposureBiasValue'," calcext:value-type="string">
            <text:p>'Exif.Photo.ExposureBiasValue',</text:p>
          </table:table-cell>
          <table:table-cell table:style-name="ce2" table:formula="of:=IF(EXACT([.C32];&quot;x&quot;);[.$A32];&quot;&quot;)" office:value-type="string" office:string-value="Exif.Photo.ExposureBiasValue" calcext:value-type="string">
            <text:p>Exif.Photo.ExposureBias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ExposureMode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33];&quot;x&quot;);CONCATENATE(&quot;'&quot;;[.$A33];&quot;',&quot;);&quot;&quot;)">
            <text:p/>
          </table:table-cell>
          <table:table-cell table:style-name="ce2" table:formula="of:=IF(EXACT([.C33];&quot;x&quot;);CONCATENATE(&quot;'&quot;;[.$A33];&quot;',&quot;);&quot;&quot;)" office:value-type="string" office:string-value="'Exif.Photo.ExposureMode'," calcext:value-type="string">
            <text:p>'Exif.Photo.ExposureMode',</text:p>
          </table:table-cell>
          <table:table-cell table:style-name="ce2" table:formula="of:=IF(EXACT([.C33];&quot;x&quot;);[.$A33];&quot;&quot;)" office:value-type="string" office:string-value="Exif.Photo.ExposureMode" calcext:value-type="string">
            <text:p>Exif.Photo.ExposureM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ExposureProgram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34];&quot;x&quot;);CONCATENATE(&quot;'&quot;;[.$A34];&quot;',&quot;);&quot;&quot;)">
            <text:p/>
          </table:table-cell>
          <table:table-cell table:style-name="ce2" table:formula="of:=IF(EXACT([.C34];&quot;x&quot;);CONCATENATE(&quot;'&quot;;[.$A34];&quot;',&quot;);&quot;&quot;)" office:value-type="string" office:string-value="'Exif.Photo.ExposureProgram'," calcext:value-type="string">
            <text:p>'Exif.Photo.ExposureProgram',</text:p>
          </table:table-cell>
          <table:table-cell table:style-name="ce2" table:formula="of:=IF(EXACT([.C34];&quot;x&quot;);[.$A34];&quot;&quot;)" office:value-type="string" office:string-value="Exif.Photo.ExposureProgram" calcext:value-type="string">
            <text:p>Exif.Photo.ExposureProgr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ExposureTime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35];&quot;x&quot;);CONCATENATE(&quot;'&quot;;[.$A35];&quot;',&quot;);&quot;&quot;)">
            <text:p/>
          </table:table-cell>
          <table:table-cell table:style-name="ce2" table:formula="of:=IF(EXACT([.C35];&quot;x&quot;);CONCATENATE(&quot;'&quot;;[.$A35];&quot;',&quot;);&quot;&quot;)" office:value-type="string" office:string-value="'Exif.Photo.ExposureTime'," calcext:value-type="string">
            <text:p>'Exif.Photo.ExposureTime',</text:p>
          </table:table-cell>
          <table:table-cell table:style-name="ce2" table:formula="of:=IF(EXACT([.C35];&quot;x&quot;);[.$A35];&quot;&quot;)" office:value-type="string" office:string-value="Exif.Photo.ExposureTime" calcext:value-type="string">
            <text:p>Exif.Photo.ExposureTi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FNumber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36];&quot;x&quot;);CONCATENATE(&quot;'&quot;;[.$A36];&quot;',&quot;);&quot;&quot;)">
            <text:p/>
          </table:table-cell>
          <table:table-cell table:style-name="ce2" table:formula="of:=IF(EXACT([.C36];&quot;x&quot;);CONCATENATE(&quot;'&quot;;[.$A36];&quot;',&quot;);&quot;&quot;)" office:value-type="string" office:string-value="'Exif.Photo.FNumber'," calcext:value-type="string">
            <text:p>'Exif.Photo.FNumber',</text:p>
          </table:table-cell>
          <table:table-cell table:style-name="ce2" table:formula="of:=IF(EXACT([.C36];&quot;x&quot;);[.$A36];&quot;&quot;)" office:value-type="string" office:string-value="Exif.Photo.FNumber" calcext:value-type="string">
            <text:p>Exif.Photo.FNu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FileSource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37];&quot;x&quot;);CONCATENATE(&quot;'&quot;;[.$A37];&quot;',&quot;);&quot;&quot;)">
            <text:p/>
          </table:table-cell>
          <table:table-cell table:style-name="ce2" table:formula="of:=IF(EXACT([.C37];&quot;x&quot;);CONCATENATE(&quot;'&quot;;[.$A37];&quot;',&quot;);&quot;&quot;)" office:value-type="string" office:string-value="'Exif.Photo.FileSource'," calcext:value-type="string">
            <text:p>'Exif.Photo.FileSource',</text:p>
          </table:table-cell>
          <table:table-cell table:style-name="ce2" table:formula="of:=IF(EXACT([.C37];&quot;x&quot;);[.$A37];&quot;&quot;)" office:value-type="string" office:string-value="Exif.Photo.FileSource" calcext:value-type="string">
            <text:p>Exif.Photo.FileSour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Flash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38];&quot;x&quot;);CONCATENATE(&quot;'&quot;;[.$A38];&quot;',&quot;);&quot;&quot;)">
            <text:p/>
          </table:table-cell>
          <table:table-cell table:style-name="ce2" table:formula="of:=IF(EXACT([.C38];&quot;x&quot;);CONCATENATE(&quot;'&quot;;[.$A38];&quot;',&quot;);&quot;&quot;)" office:value-type="string" office:string-value="'Exif.Photo.Flash'," calcext:value-type="string">
            <text:p>'Exif.Photo.Flash',</text:p>
          </table:table-cell>
          <table:table-cell table:style-name="ce2" table:formula="of:=IF(EXACT([.C38];&quot;x&quot;);[.$A38];&quot;&quot;)" office:value-type="string" office:string-value="Exif.Photo.Flash" calcext:value-type="string">
            <text:p>Exif.Photo.Fla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FlashpixVersion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39];&quot;x&quot;);CONCATENATE(&quot;'&quot;;[.$A39];&quot;',&quot;);&quot;&quot;)">
            <text:p/>
          </table:table-cell>
          <table:table-cell table:style-name="ce2" table:formula="of:=IF(EXACT([.C39];&quot;x&quot;);CONCATENATE(&quot;'&quot;;[.$A39];&quot;',&quot;);&quot;&quot;)" office:value-type="string" office:string-value="'Exif.Photo.FlashpixVersion'," calcext:value-type="string">
            <text:p>'Exif.Photo.FlashpixVersion',</text:p>
          </table:table-cell>
          <table:table-cell table:style-name="ce2" table:formula="of:=IF(EXACT([.C39];&quot;x&quot;);[.$A39];&quot;&quot;)" office:value-type="string" office:string-value="Exif.Photo.FlashpixVersion" calcext:value-type="string">
            <text:p>Exif.Photo.FlashpixVer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FocalLength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40];&quot;x&quot;);CONCATENATE(&quot;'&quot;;[.$A40];&quot;',&quot;);&quot;&quot;)">
            <text:p/>
          </table:table-cell>
          <table:table-cell table:style-name="ce2" table:formula="of:=IF(EXACT([.C40];&quot;x&quot;);CONCATENATE(&quot;'&quot;;[.$A40];&quot;',&quot;);&quot;&quot;)" office:value-type="string" office:string-value="'Exif.Photo.FocalLength'," calcext:value-type="string">
            <text:p>'Exif.Photo.FocalLength',</text:p>
          </table:table-cell>
          <table:table-cell table:style-name="ce2" table:formula="of:=IF(EXACT([.C40];&quot;x&quot;);[.$A40];&quot;&quot;)" office:value-type="string" office:string-value="Exif.Photo.FocalLength" calcext:value-type="string">
            <text:p>Exif.Photo.FocalLeng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Photo.FocalLengthIn35mmFilm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41];&quot;x&quot;);CONCATENATE(&quot;'&quot;;[.$A41];&quot;',&quot;);&quot;&quot;)">
            <text:p/>
          </table:table-cell>
          <table:table-cell table:style-name="ce2" table:formula="of:=IF(EXACT([.C41];&quot;x&quot;);CONCATENATE(&quot;'&quot;;[.$A41];&quot;',&quot;);&quot;&quot;)" office:value-type="string" office:string-value="'Exif.Photo.FocalLengthIn35mmFilm'," calcext:value-type="string">
            <text:p>'Exif.Photo.FocalLengthIn35mmFilm',</text:p>
          </table:table-cell>
          <table:table-cell table:style-name="ce2" table:formula="of:=IF(EXACT([.C41];&quot;x&quot;);[.$A41];&quot;&quot;)" office:value-type="string" office:string-value="Exif.Photo.FocalLengthIn35mmFilm" calcext:value-type="string">
            <text:p>Exif.Photo.FocalLengthIn35mmFil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FocalPlaneResolutionUnit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42];&quot;x&quot;);CONCATENATE(&quot;'&quot;;[.$A42];&quot;',&quot;);&quot;&quot;)">
            <text:p/>
          </table:table-cell>
          <table:table-cell table:style-name="ce2" table:formula="of:=IF(EXACT([.C42];&quot;x&quot;);CONCATENATE(&quot;'&quot;;[.$A42];&quot;',&quot;);&quot;&quot;)" office:value-type="string" office:string-value="'Exif.Photo.FocalPlaneResolutionUnit'," calcext:value-type="string">
            <text:p>'Exif.Photo.FocalPlaneResolutionUnit',</text:p>
          </table:table-cell>
          <table:table-cell table:style-name="ce2" table:formula="of:=IF(EXACT([.C42];&quot;x&quot;);[.$A42];&quot;&quot;)" office:value-type="string" office:string-value="Exif.Photo.FocalPlaneResolutionUnit" calcext:value-type="string">
            <text:p>Exif.Photo.FocalPlaneResolutionUn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FocalPlaneXResolution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43];&quot;x&quot;);CONCATENATE(&quot;'&quot;;[.$A43];&quot;',&quot;);&quot;&quot;)">
            <text:p/>
          </table:table-cell>
          <table:table-cell table:style-name="ce2" table:formula="of:=IF(EXACT([.C43];&quot;x&quot;);CONCATENATE(&quot;'&quot;;[.$A43];&quot;',&quot;);&quot;&quot;)" office:value-type="string" office:string-value="'Exif.Photo.FocalPlaneXResolution'," calcext:value-type="string">
            <text:p>'Exif.Photo.FocalPlaneXResolution',</text:p>
          </table:table-cell>
          <table:table-cell table:style-name="ce2" table:formula="of:=IF(EXACT([.C43];&quot;x&quot;);[.$A43];&quot;&quot;)" office:value-type="string" office:string-value="Exif.Photo.FocalPlaneXResolution" calcext:value-type="string">
            <text:p>Exif.Photo.FocalPlaneXResolu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FocalPlaneYResolution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44];&quot;x&quot;);CONCATENATE(&quot;'&quot;;[.$A44];&quot;',&quot;);&quot;&quot;)">
            <text:p/>
          </table:table-cell>
          <table:table-cell table:style-name="ce2" table:formula="of:=IF(EXACT([.C44];&quot;x&quot;);CONCATENATE(&quot;'&quot;;[.$A44];&quot;',&quot;);&quot;&quot;)" office:value-type="string" office:string-value="'Exif.Photo.FocalPlaneYResolution'," calcext:value-type="string">
            <text:p>'Exif.Photo.FocalPlaneYResolution',</text:p>
          </table:table-cell>
          <table:table-cell table:style-name="ce2" table:formula="of:=IF(EXACT([.C44];&quot;x&quot;);[.$A44];&quot;&quot;)" office:value-type="string" office:string-value="Exif.Photo.FocalPlaneYResolution" calcext:value-type="string">
            <text:p>Exif.Photo.FocalPlaneYResolu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GainControl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45];&quot;x&quot;);CONCATENATE(&quot;'&quot;;[.$A45];&quot;',&quot;);&quot;&quot;)">
            <text:p/>
          </table:table-cell>
          <table:table-cell table:style-name="ce2" table:formula="of:=IF(EXACT([.C45];&quot;x&quot;);CONCATENATE(&quot;'&quot;;[.$A45];&quot;',&quot;);&quot;&quot;)" office:value-type="string" office:string-value="'Exif.Photo.GainControl'," calcext:value-type="string">
            <text:p>'Exif.Photo.GainControl',</text:p>
          </table:table-cell>
          <table:table-cell table:style-name="ce2" table:formula="of:=IF(EXACT([.C45];&quot;x&quot;);[.$A45];&quot;&quot;)" office:value-type="string" office:string-value="Exif.Photo.GainControl" calcext:value-type="string">
            <text:p>Exif.Photo.GainContr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ISOSpeedRatings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46];&quot;x&quot;);CONCATENATE(&quot;'&quot;;[.$A46];&quot;',&quot;);&quot;&quot;)">
            <text:p/>
          </table:table-cell>
          <table:table-cell table:style-name="ce2" table:formula="of:=IF(EXACT([.C46];&quot;x&quot;);CONCATENATE(&quot;'&quot;;[.$A46];&quot;',&quot;);&quot;&quot;)" office:value-type="string" office:string-value="'Exif.Photo.ISOSpeedRatings'," calcext:value-type="string">
            <text:p>'Exif.Photo.ISOSpeedRatings',</text:p>
          </table:table-cell>
          <table:table-cell table:style-name="ce2" table:formula="of:=IF(EXACT([.C46];&quot;x&quot;);[.$A46];&quot;&quot;)" office:value-type="string" office:string-value="Exif.Photo.ISOSpeedRatings" calcext:value-type="string">
            <text:p>Exif.Photo.ISOSpeedRatin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ImageUniqueID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47];&quot;x&quot;);CONCATENATE(&quot;'&quot;;[.$A47];&quot;',&quot;);&quot;&quot;)">
            <text:p/>
          </table:table-cell>
          <table:table-cell table:style-name="ce2" table:formula="of:=IF(EXACT([.C47];&quot;x&quot;);CONCATENATE(&quot;'&quot;;[.$A47];&quot;',&quot;);&quot;&quot;)" office:value-type="string" office:string-value="'Exif.Photo.ImageUniqueID'," calcext:value-type="string">
            <text:p>'Exif.Photo.ImageUniqueID',</text:p>
          </table:table-cell>
          <table:table-cell table:style-name="ce2" table:formula="of:=IF(EXACT([.C47];&quot;x&quot;);[.$A47];&quot;&quot;)" office:value-type="string" office:string-value="Exif.Photo.ImageUniqueID" calcext:value-type="string">
            <text:p>Exif.Photo.ImageUniqueI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InteroperabilityTag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48];&quot;x&quot;);CONCATENATE(&quot;'&quot;;[.$A48];&quot;',&quot;);&quot;&quot;)">
            <text:p/>
          </table:table-cell>
          <table:table-cell table:style-name="ce2" table:formula="of:=IF(EXACT([.C48];&quot;x&quot;);CONCATENATE(&quot;'&quot;;[.$A48];&quot;',&quot;);&quot;&quot;)" office:value-type="string" office:string-value="'Exif.Photo.InteroperabilityTag'," calcext:value-type="string">
            <text:p>'Exif.Photo.InteroperabilityTag',</text:p>
          </table:table-cell>
          <table:table-cell table:style-name="ce2" table:formula="of:=IF(EXACT([.C48];&quot;x&quot;);[.$A48];&quot;&quot;)" office:value-type="string" office:string-value="Exif.Photo.InteroperabilityTag" calcext:value-type="string">
            <text:p>Exif.Photo.InteroperabilityT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LightSource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49];&quot;x&quot;);CONCATENATE(&quot;'&quot;;[.$A49];&quot;',&quot;);&quot;&quot;)">
            <text:p/>
          </table:table-cell>
          <table:table-cell table:style-name="ce2" table:formula="of:=IF(EXACT([.C49];&quot;x&quot;);CONCATENATE(&quot;'&quot;;[.$A49];&quot;',&quot;);&quot;&quot;)" office:value-type="string" office:string-value="'Exif.Photo.LightSource'," calcext:value-type="string">
            <text:p>'Exif.Photo.LightSource',</text:p>
          </table:table-cell>
          <table:table-cell table:style-name="ce2" table:formula="of:=IF(EXACT([.C49];&quot;x&quot;);[.$A49];&quot;&quot;)" office:value-type="string" office:string-value="Exif.Photo.LightSource" calcext:value-type="string">
            <text:p>Exif.Photo.LightSour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MaxApertureValue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50];&quot;x&quot;);CONCATENATE(&quot;'&quot;;[.$A50];&quot;',&quot;);&quot;&quot;)">
            <text:p/>
          </table:table-cell>
          <table:table-cell table:style-name="ce2" table:formula="of:=IF(EXACT([.C50];&quot;x&quot;);CONCATENATE(&quot;'&quot;;[.$A50];&quot;',&quot;);&quot;&quot;)" office:value-type="string" office:string-value="'Exif.Photo.MaxApertureValue'," calcext:value-type="string">
            <text:p>'Exif.Photo.MaxApertureValue',</text:p>
          </table:table-cell>
          <table:table-cell table:style-name="ce2" table:formula="of:=IF(EXACT([.C50];&quot;x&quot;);[.$A50];&quot;&quot;)" office:value-type="string" office:string-value="Exif.Photo.MaxApertureValue" calcext:value-type="string">
            <text:p>Exif.Photo.MaxAperture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MeteringMode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51];&quot;x&quot;);CONCATENATE(&quot;'&quot;;[.$A51];&quot;',&quot;);&quot;&quot;)">
            <text:p/>
          </table:table-cell>
          <table:table-cell table:style-name="ce2" table:formula="of:=IF(EXACT([.C51];&quot;x&quot;);CONCATENATE(&quot;'&quot;;[.$A51];&quot;',&quot;);&quot;&quot;)" office:value-type="string" office:string-value="'Exif.Photo.MeteringMode'," calcext:value-type="string">
            <text:p>'Exif.Photo.MeteringMode',</text:p>
          </table:table-cell>
          <table:table-cell table:style-name="ce2" table:formula="of:=IF(EXACT([.C51];&quot;x&quot;);[.$A51];&quot;&quot;)" office:value-type="string" office:string-value="Exif.Photo.MeteringMode" calcext:value-type="string">
            <text:p>Exif.Photo.MeteringM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PixelXDimension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52];&quot;x&quot;);CONCATENATE(&quot;'&quot;;[.$A52];&quot;',&quot;);&quot;&quot;)">
            <text:p/>
          </table:table-cell>
          <table:table-cell table:style-name="ce2" table:formula="of:=IF(EXACT([.C52];&quot;x&quot;);CONCATENATE(&quot;'&quot;;[.$A52];&quot;',&quot;);&quot;&quot;)" office:value-type="string" office:string-value="'Exif.Photo.PixelXDimension'," calcext:value-type="string">
            <text:p>'Exif.Photo.PixelXDimension',</text:p>
          </table:table-cell>
          <table:table-cell table:style-name="ce2" table:formula="of:=IF(EXACT([.C52];&quot;x&quot;);[.$A52];&quot;&quot;)" office:value-type="string" office:string-value="Exif.Photo.PixelXDimension" calcext:value-type="string">
            <text:p>Exif.Photo.PixelXDimen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PixelYDimension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53];&quot;x&quot;);CONCATENATE(&quot;'&quot;;[.$A53];&quot;',&quot;);&quot;&quot;)">
            <text:p/>
          </table:table-cell>
          <table:table-cell table:style-name="ce2" table:formula="of:=IF(EXACT([.C53];&quot;x&quot;);CONCATENATE(&quot;'&quot;;[.$A53];&quot;',&quot;);&quot;&quot;)" office:value-type="string" office:string-value="'Exif.Photo.PixelYDimension'," calcext:value-type="string">
            <text:p>'Exif.Photo.PixelYDimension',</text:p>
          </table:table-cell>
          <table:table-cell table:style-name="ce2" table:formula="of:=IF(EXACT([.C53];&quot;x&quot;);[.$A53];&quot;&quot;)" office:value-type="string" office:string-value="Exif.Photo.PixelYDimension" calcext:value-type="string">
            <text:p>Exif.Photo.PixelYDimen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Saturation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54];&quot;x&quot;);CONCATENATE(&quot;'&quot;;[.$A54];&quot;',&quot;);&quot;&quot;)">
            <text:p/>
          </table:table-cell>
          <table:table-cell table:style-name="ce2" table:formula="of:=IF(EXACT([.C54];&quot;x&quot;);CONCATENATE(&quot;'&quot;;[.$A54];&quot;',&quot;);&quot;&quot;)" office:value-type="string" office:string-value="'Exif.Photo.Saturation'," calcext:value-type="string">
            <text:p>'Exif.Photo.Saturation',</text:p>
          </table:table-cell>
          <table:table-cell table:style-name="ce2" table:formula="of:=IF(EXACT([.C54];&quot;x&quot;);[.$A54];&quot;&quot;)" office:value-type="string" office:string-value="Exif.Photo.Saturation" calcext:value-type="string">
            <text:p>Exif.Photo.Satu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SceneCaptureType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55];&quot;x&quot;);CONCATENATE(&quot;'&quot;;[.$A55];&quot;',&quot;);&quot;&quot;)">
            <text:p/>
          </table:table-cell>
          <table:table-cell table:style-name="ce2" table:formula="of:=IF(EXACT([.C55];&quot;x&quot;);CONCATENATE(&quot;'&quot;;[.$A55];&quot;',&quot;);&quot;&quot;)" office:value-type="string" office:string-value="'Exif.Photo.SceneCaptureType'," calcext:value-type="string">
            <text:p>'Exif.Photo.SceneCaptureType',</text:p>
          </table:table-cell>
          <table:table-cell table:style-name="ce2" table:formula="of:=IF(EXACT([.C55];&quot;x&quot;);[.$A55];&quot;&quot;)" office:value-type="string" office:string-value="Exif.Photo.SceneCaptureType" calcext:value-type="string">
            <text:p>Exif.Photo.SceneCapture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SceneType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56];&quot;x&quot;);CONCATENATE(&quot;'&quot;;[.$A56];&quot;',&quot;);&quot;&quot;)">
            <text:p/>
          </table:table-cell>
          <table:table-cell table:style-name="ce2" table:formula="of:=IF(EXACT([.C56];&quot;x&quot;);CONCATENATE(&quot;'&quot;;[.$A56];&quot;',&quot;);&quot;&quot;)" office:value-type="string" office:string-value="'Exif.Photo.SceneType'," calcext:value-type="string">
            <text:p>'Exif.Photo.SceneType',</text:p>
          </table:table-cell>
          <table:table-cell table:style-name="ce2" table:formula="of:=IF(EXACT([.C56];&quot;x&quot;);[.$A56];&quot;&quot;)" office:value-type="string" office:string-value="Exif.Photo.SceneType" calcext:value-type="string">
            <text:p>Exif.Photo.Scene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SensingMethod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57];&quot;x&quot;);CONCATENATE(&quot;'&quot;;[.$A57];&quot;',&quot;);&quot;&quot;)">
            <text:p/>
          </table:table-cell>
          <table:table-cell table:style-name="ce2" table:formula="of:=IF(EXACT([.C57];&quot;x&quot;);CONCATENATE(&quot;'&quot;;[.$A57];&quot;',&quot;);&quot;&quot;)" office:value-type="string" office:string-value="'Exif.Photo.SensingMethod'," calcext:value-type="string">
            <text:p>'Exif.Photo.SensingMethod',</text:p>
          </table:table-cell>
          <table:table-cell table:style-name="ce2" table:formula="of:=IF(EXACT([.C57];&quot;x&quot;);[.$A57];&quot;&quot;)" office:value-type="string" office:string-value="Exif.Photo.SensingMethod" calcext:value-type="string">
            <text:p>Exif.Photo.SensingMetho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SensitivityType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58];&quot;x&quot;);CONCATENATE(&quot;'&quot;;[.$A58];&quot;',&quot;);&quot;&quot;)">
            <text:p/>
          </table:table-cell>
          <table:table-cell table:style-name="ce2" table:formula="of:=IF(EXACT([.C58];&quot;x&quot;);CONCATENATE(&quot;'&quot;;[.$A58];&quot;',&quot;);&quot;&quot;)" office:value-type="string" office:string-value="'Exif.Photo.SensitivityType'," calcext:value-type="string">
            <text:p>'Exif.Photo.SensitivityType',</text:p>
          </table:table-cell>
          <table:table-cell table:style-name="ce2" table:formula="of:=IF(EXACT([.C58];&quot;x&quot;);[.$A58];&quot;&quot;)" office:value-type="string" office:string-value="Exif.Photo.SensitivityType" calcext:value-type="string">
            <text:p>Exif.Photo.Sensitivity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Sharpness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59];&quot;x&quot;);CONCATENATE(&quot;'&quot;;[.$A59];&quot;',&quot;);&quot;&quot;)">
            <text:p/>
          </table:table-cell>
          <table:table-cell table:style-name="ce2" table:formula="of:=IF(EXACT([.C59];&quot;x&quot;);CONCATENATE(&quot;'&quot;;[.$A59];&quot;',&quot;);&quot;&quot;)" office:value-type="string" office:string-value="'Exif.Photo.Sharpness'," calcext:value-type="string">
            <text:p>'Exif.Photo.Sharpness',</text:p>
          </table:table-cell>
          <table:table-cell table:style-name="ce2" table:formula="of:=IF(EXACT([.C59];&quot;x&quot;);[.$A59];&quot;&quot;)" office:value-type="string" office:string-value="Exif.Photo.Sharpness" calcext:value-type="string">
            <text:p>Exif.Photo.Sharpn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ShutterSpeedValue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60];&quot;x&quot;);CONCATENATE(&quot;'&quot;;[.$A60];&quot;',&quot;);&quot;&quot;)">
            <text:p/>
          </table:table-cell>
          <table:table-cell table:style-name="ce2" table:formula="of:=IF(EXACT([.C60];&quot;x&quot;);CONCATENATE(&quot;'&quot;;[.$A60];&quot;',&quot;);&quot;&quot;)" office:value-type="string" office:string-value="'Exif.Photo.ShutterSpeedValue'," calcext:value-type="string">
            <text:p>'Exif.Photo.ShutterSpeedValue',</text:p>
          </table:table-cell>
          <table:table-cell table:style-name="ce2" table:formula="of:=IF(EXACT([.C60];&quot;x&quot;);[.$A60];&quot;&quot;)" office:value-type="string" office:string-value="Exif.Photo.ShutterSpeedValue" calcext:value-type="string">
            <text:p>Exif.Photo.ShutterSpeed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SubSecTime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61];&quot;x&quot;);CONCATENATE(&quot;'&quot;;[.$A61];&quot;',&quot;);&quot;&quot;)">
            <text:p/>
          </table:table-cell>
          <table:table-cell table:style-name="ce2" table:formula="of:=IF(EXACT([.C61];&quot;x&quot;);CONCATENATE(&quot;'&quot;;[.$A61];&quot;',&quot;);&quot;&quot;)" office:value-type="string" office:string-value="'Exif.Photo.SubSecTime'," calcext:value-type="string">
            <text:p>'Exif.Photo.SubSecTime',</text:p>
          </table:table-cell>
          <table:table-cell table:style-name="ce2" table:formula="of:=IF(EXACT([.C61];&quot;x&quot;);[.$A61];&quot;&quot;)" office:value-type="string" office:string-value="Exif.Photo.SubSecTime" calcext:value-type="string">
            <text:p>Exif.Photo.SubSecTi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SubSecTimeDigitized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62];&quot;x&quot;);CONCATENATE(&quot;'&quot;;[.$A62];&quot;',&quot;);&quot;&quot;)">
            <text:p/>
          </table:table-cell>
          <table:table-cell table:style-name="ce2" table:formula="of:=IF(EXACT([.C62];&quot;x&quot;);CONCATENATE(&quot;'&quot;;[.$A62];&quot;',&quot;);&quot;&quot;)" office:value-type="string" office:string-value="'Exif.Photo.SubSecTimeDigitized'," calcext:value-type="string">
            <text:p>'Exif.Photo.SubSecTimeDigitized',</text:p>
          </table:table-cell>
          <table:table-cell table:style-name="ce2" table:formula="of:=IF(EXACT([.C62];&quot;x&quot;);[.$A62];&quot;&quot;)" office:value-type="string" office:string-value="Exif.Photo.SubSecTimeDigitized" calcext:value-type="string">
            <text:p>Exif.Photo.SubSecTimeDigit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SubSecTimeOriginal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63];&quot;x&quot;);CONCATENATE(&quot;'&quot;;[.$A63];&quot;',&quot;);&quot;&quot;)">
            <text:p/>
          </table:table-cell>
          <table:table-cell table:style-name="ce2" table:formula="of:=IF(EXACT([.C63];&quot;x&quot;);CONCATENATE(&quot;'&quot;;[.$A63];&quot;',&quot;);&quot;&quot;)" office:value-type="string" office:string-value="'Exif.Photo.SubSecTimeOriginal'," calcext:value-type="string">
            <text:p>'Exif.Photo.SubSecTimeOriginal',</text:p>
          </table:table-cell>
          <table:table-cell table:style-name="ce2" table:formula="of:=IF(EXACT([.C63];&quot;x&quot;);[.$A63];&quot;&quot;)" office:value-type="string" office:string-value="Exif.Photo.SubSecTimeOriginal" calcext:value-type="string">
            <text:p>Exif.Photo.SubSecTimeOrigin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SubjectArea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64];&quot;x&quot;);CONCATENATE(&quot;'&quot;;[.$A64];&quot;',&quot;);&quot;&quot;)">
            <text:p/>
          </table:table-cell>
          <table:table-cell table:style-name="ce2" table:formula="of:=IF(EXACT([.C64];&quot;x&quot;);CONCATENATE(&quot;'&quot;;[.$A64];&quot;',&quot;);&quot;&quot;)" office:value-type="string" office:string-value="'Exif.Photo.SubjectArea'," calcext:value-type="string">
            <text:p>'Exif.Photo.SubjectArea',</text:p>
          </table:table-cell>
          <table:table-cell table:style-name="ce2" table:formula="of:=IF(EXACT([.C64];&quot;x&quot;);[.$A64];&quot;&quot;)" office:value-type="string" office:string-value="Exif.Photo.SubjectArea" calcext:value-type="string">
            <text:p>Exif.Photo.SubjectAre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SubjectDistanceRange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65];&quot;x&quot;);CONCATENATE(&quot;'&quot;;[.$A65];&quot;',&quot;);&quot;&quot;)">
            <text:p/>
          </table:table-cell>
          <table:table-cell table:style-name="ce2" table:formula="of:=IF(EXACT([.C65];&quot;x&quot;);CONCATENATE(&quot;'&quot;;[.$A65];&quot;',&quot;);&quot;&quot;)" office:value-type="string" office:string-value="'Exif.Photo.SubjectDistanceRange'," calcext:value-type="string">
            <text:p>'Exif.Photo.SubjectDistanceRange',</text:p>
          </table:table-cell>
          <table:table-cell table:style-name="ce2" table:formula="of:=IF(EXACT([.C65];&quot;x&quot;);[.$A65];&quot;&quot;)" office:value-type="string" office:string-value="Exif.Photo.SubjectDistanceRange" calcext:value-type="string">
            <text:p>Exif.Photo.SubjectDistanceRan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UserComment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66];&quot;x&quot;);CONCATENATE(&quot;'&quot;;[.$A66];&quot;',&quot;);&quot;&quot;)">
            <text:p/>
          </table:table-cell>
          <table:table-cell table:style-name="ce2" table:formula="of:=IF(EXACT([.C66];&quot;x&quot;);CONCATENATE(&quot;'&quot;;[.$A66];&quot;',&quot;);&quot;&quot;)" office:value-type="string" office:string-value="'Exif.Photo.UserComment'," calcext:value-type="string">
            <text:p>'Exif.Photo.UserComment',</text:p>
          </table:table-cell>
          <table:table-cell table:style-name="ce2" table:formula="of:=IF(EXACT([.C66];&quot;x&quot;);[.$A66];&quot;&quot;)" office:value-type="string" office:string-value="Exif.Photo.UserComment" calcext:value-type="string">
            <text:p>Exif.Photo.UserCom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WhiteBalance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67];&quot;x&quot;);CONCATENATE(&quot;'&quot;;[.$A67];&quot;',&quot;);&quot;&quot;)">
            <text:p/>
          </table:table-cell>
          <table:table-cell table:style-name="ce2" table:formula="of:=IF(EXACT([.C67];&quot;x&quot;);CONCATENATE(&quot;'&quot;;[.$A67];&quot;',&quot;);&quot;&quot;)" office:value-type="string" office:string-value="'Exif.Photo.WhiteBalance'," calcext:value-type="string">
            <text:p>'Exif.Photo.WhiteBalance',</text:p>
          </table:table-cell>
          <table:table-cell table:style-name="ce2" table:formula="of:=IF(EXACT([.C67];&quot;x&quot;);[.$A67];&quot;&quot;)" office:value-type="string" office:string-value="Exif.Photo.WhiteBalance" calcext:value-type="string">
            <text:p>Exif.Photo.WhiteBala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Thumbnail.Compression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68];&quot;x&quot;);CONCATENATE(&quot;'&quot;;[.$A68];&quot;',&quot;);&quot;&quot;)">
            <text:p/>
          </table:table-cell>
          <table:table-cell table:style-name="ce2" table:formula="of:=IF(EXACT([.C68];&quot;x&quot;);CONCATENATE(&quot;'&quot;;[.$A68];&quot;',&quot;);&quot;&quot;)" office:value-type="string" office:string-value="'Exif.Thumbnail.Compression'," calcext:value-type="string">
            <text:p>'Exif.Thumbnail.Compression',</text:p>
          </table:table-cell>
          <table:table-cell table:style-name="ce2" table:formula="of:=IF(EXACT([.C68];&quot;x&quot;);[.$A68];&quot;&quot;)" office:value-type="string" office:string-value="Exif.Thumbnail.Compression" calcext:value-type="string">
            <text:p>Exif.Thumbnail.Compres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Thumbnail.DateTime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69];&quot;x&quot;);CONCATENATE(&quot;'&quot;;[.$A69];&quot;',&quot;);&quot;&quot;)">
            <text:p/>
          </table:table-cell>
          <table:table-cell table:style-name="ce2" table:formula="of:=IF(EXACT([.C69];&quot;x&quot;);CONCATENATE(&quot;'&quot;;[.$A69];&quot;',&quot;);&quot;&quot;)" office:value-type="string" office:string-value="'Exif.Thumbnail.DateTime'," calcext:value-type="string">
            <text:p>'Exif.Thumbnail.DateTime',</text:p>
          </table:table-cell>
          <table:table-cell table:style-name="ce2" table:formula="of:=IF(EXACT([.C69];&quot;x&quot;);[.$A69];&quot;&quot;)" office:value-type="string" office:string-value="Exif.Thumbnail.DateTime" calcext:value-type="string">
            <text:p>Exif.Thumbnail.DateTi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Thumbnail.JPEGInterchangeFormat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70];&quot;x&quot;);CONCATENATE(&quot;'&quot;;[.$A70];&quot;',&quot;);&quot;&quot;)">
            <text:p/>
          </table:table-cell>
          <table:table-cell table:style-name="ce2" table:formula="of:=IF(EXACT([.C70];&quot;x&quot;);CONCATENATE(&quot;'&quot;;[.$A70];&quot;',&quot;);&quot;&quot;)" office:value-type="string" office:string-value="'Exif.Thumbnail.JPEGInterchangeFormat'," calcext:value-type="string">
            <text:p>'Exif.Thumbnail.JPEGInterchangeFormat',</text:p>
          </table:table-cell>
          <table:table-cell table:style-name="ce2" table:formula="of:=IF(EXACT([.C70];&quot;x&quot;);[.$A70];&quot;&quot;)" office:value-type="string" office:string-value="Exif.Thumbnail.JPEGInterchangeFormat" calcext:value-type="string">
            <text:p>Exif.Thumbnail.JPEGInterchangeForm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Thumbnail.JPEGInterchangeFormatLength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71];&quot;x&quot;);CONCATENATE(&quot;'&quot;;[.$A71];&quot;',&quot;);&quot;&quot;)">
            <text:p/>
          </table:table-cell>
          <table:table-cell table:style-name="ce2" table:formula="of:=IF(EXACT([.C71];&quot;x&quot;);CONCATENATE(&quot;'&quot;;[.$A71];&quot;',&quot;);&quot;&quot;)" office:value-type="string" office:string-value="'Exif.Thumbnail.JPEGInterchangeFormatLength'," calcext:value-type="string">
            <text:p>'Exif.Thumbnail.JPEGInterchangeFormatLength',</text:p>
          </table:table-cell>
          <table:table-cell table:style-name="ce2" table:formula="of:=IF(EXACT([.C71];&quot;x&quot;);[.$A71];&quot;&quot;)" office:value-type="string" office:string-value="Exif.Thumbnail.JPEGInterchangeFormatLength" calcext:value-type="string">
            <text:p>Exif.Thumbnail.JPEGInterchangeFormatLeng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Thumbnail.Make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72];&quot;x&quot;);CONCATENATE(&quot;'&quot;;[.$A72];&quot;',&quot;);&quot;&quot;)">
            <text:p/>
          </table:table-cell>
          <table:table-cell table:style-name="ce2" table:formula="of:=IF(EXACT([.C72];&quot;x&quot;);CONCATENATE(&quot;'&quot;;[.$A72];&quot;',&quot;);&quot;&quot;)" office:value-type="string" office:string-value="'Exif.Thumbnail.Make'," calcext:value-type="string">
            <text:p>'Exif.Thumbnail.Make',</text:p>
          </table:table-cell>
          <table:table-cell table:style-name="ce2" table:formula="of:=IF(EXACT([.C72];&quot;x&quot;);[.$A72];&quot;&quot;)" office:value-type="string" office:string-value="Exif.Thumbnail.Make" calcext:value-type="string">
            <text:p>Exif.Thumbnail.Ma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Thumbnail.Model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73];&quot;x&quot;);CONCATENATE(&quot;'&quot;;[.$A73];&quot;',&quot;);&quot;&quot;)">
            <text:p/>
          </table:table-cell>
          <table:table-cell table:style-name="ce2" table:formula="of:=IF(EXACT([.C73];&quot;x&quot;);CONCATENATE(&quot;'&quot;;[.$A73];&quot;',&quot;);&quot;&quot;)" office:value-type="string" office:string-value="'Exif.Thumbnail.Model'," calcext:value-type="string">
            <text:p>'Exif.Thumbnail.Model',</text:p>
          </table:table-cell>
          <table:table-cell table:style-name="ce2" table:formula="of:=IF(EXACT([.C73];&quot;x&quot;);[.$A73];&quot;&quot;)" office:value-type="string" office:string-value="Exif.Thumbnail.Model" calcext:value-type="string">
            <text:p>Exif.Thumbnail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Thumbnail.Orientation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74];&quot;x&quot;);CONCATENATE(&quot;'&quot;;[.$A74];&quot;',&quot;);&quot;&quot;)">
            <text:p/>
          </table:table-cell>
          <table:table-cell table:style-name="ce2" table:formula="of:=IF(EXACT([.C74];&quot;x&quot;);CONCATENATE(&quot;'&quot;;[.$A74];&quot;',&quot;);&quot;&quot;)" office:value-type="string" office:string-value="'Exif.Thumbnail.Orientation'," calcext:value-type="string">
            <text:p>'Exif.Thumbnail.Orientation',</text:p>
          </table:table-cell>
          <table:table-cell table:style-name="ce2" table:formula="of:=IF(EXACT([.C74];&quot;x&quot;);[.$A74];&quot;&quot;)" office:value-type="string" office:string-value="Exif.Thumbnail.Orientation" calcext:value-type="string">
            <text:p>Exif.Thumbnail.Orient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Thumbnail.ResolutionUnit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75];&quot;x&quot;);CONCATENATE(&quot;'&quot;;[.$A75];&quot;',&quot;);&quot;&quot;)">
            <text:p/>
          </table:table-cell>
          <table:table-cell table:style-name="ce2" table:formula="of:=IF(EXACT([.C75];&quot;x&quot;);CONCATENATE(&quot;'&quot;;[.$A75];&quot;',&quot;);&quot;&quot;)" office:value-type="string" office:string-value="'Exif.Thumbnail.ResolutionUnit'," calcext:value-type="string">
            <text:p>'Exif.Thumbnail.ResolutionUnit',</text:p>
          </table:table-cell>
          <table:table-cell table:style-name="ce2" table:formula="of:=IF(EXACT([.C75];&quot;x&quot;);[.$A75];&quot;&quot;)" office:value-type="string" office:string-value="Exif.Thumbnail.ResolutionUnit" calcext:value-type="string">
            <text:p>Exif.Thumbnail.ResolutionUn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Thumbnail.XResolution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76];&quot;x&quot;);CONCATENATE(&quot;'&quot;;[.$A76];&quot;',&quot;);&quot;&quot;)">
            <text:p/>
          </table:table-cell>
          <table:table-cell table:style-name="ce2" table:formula="of:=IF(EXACT([.C76];&quot;x&quot;);CONCATENATE(&quot;'&quot;;[.$A76];&quot;',&quot;);&quot;&quot;)" office:value-type="string" office:string-value="'Exif.Thumbnail.XResolution'," calcext:value-type="string">
            <text:p>'Exif.Thumbnail.XResolution',</text:p>
          </table:table-cell>
          <table:table-cell table:style-name="ce2" table:formula="of:=IF(EXACT([.C76];&quot;x&quot;);[.$A76];&quot;&quot;)" office:value-type="string" office:string-value="Exif.Thumbnail.XResolution" calcext:value-type="string">
            <text:p>Exif.Thumbnail.XResolu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Thumbnail.YResolution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77];&quot;x&quot;);CONCATENATE(&quot;'&quot;;[.$A77];&quot;',&quot;);&quot;&quot;)">
            <text:p/>
          </table:table-cell>
          <table:table-cell table:style-name="ce2" table:formula="of:=IF(EXACT([.C77];&quot;x&quot;);CONCATENATE(&quot;'&quot;;[.$A77];&quot;',&quot;);&quot;&quot;)" office:value-type="string" office:string-value="'Exif.Thumbnail.YResolution'," calcext:value-type="string">
            <text:p>'Exif.Thumbnail.YResolution',</text:p>
          </table:table-cell>
          <table:table-cell table:style-name="ce2" table:formula="of:=IF(EXACT([.C77];&quot;x&quot;);[.$A77];&quot;&quot;)" office:value-type="string" office:string-value="Exif.Thumbnail.YResolution" calcext:value-type="string">
            <text:p>Exif.Thumbnail.YResolu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ptc.Application2.Byline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78];&quot;x&quot;);CONCATENATE(&quot;'&quot;;[.$A78];&quot;',&quot;);&quot;&quot;)">
            <text:p/>
          </table:table-cell>
          <table:table-cell table:style-name="ce2" table:formula="of:=IF(EXACT([.C78];&quot;x&quot;);CONCATENATE(&quot;'&quot;;[.$A78];&quot;',&quot;);&quot;&quot;)" office:value-type="string" office:string-value="'Iptc.Application2.Byline'," calcext:value-type="string">
            <text:p>'Iptc.Application2.Byline',</text:p>
          </table:table-cell>
          <table:table-cell table:style-name="ce2" table:formula="of:=IF(EXACT([.C78];&quot;x&quot;);[.$A78];&quot;&quot;)" office:value-type="string" office:string-value="Iptc.Application2.Byline" calcext:value-type="string">
            <text:p>Iptc.Application2.Bylin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ptc.Application2.Caption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79];&quot;x&quot;);CONCATENATE(&quot;'&quot;;[.$A79];&quot;',&quot;);&quot;&quot;)">
            <text:p/>
          </table:table-cell>
          <table:table-cell table:style-name="ce2" table:formula="of:=IF(EXACT([.C79];&quot;x&quot;);CONCATENATE(&quot;'&quot;;[.$A79];&quot;',&quot;);&quot;&quot;)" office:value-type="string" office:string-value="'Iptc.Application2.Caption'," calcext:value-type="string">
            <text:p>'Iptc.Application2.Caption',</text:p>
          </table:table-cell>
          <table:table-cell table:style-name="ce2" table:formula="of:=IF(EXACT([.C79];&quot;x&quot;);[.$A79];&quot;&quot;)" office:value-type="string" office:string-value="Iptc.Application2.Caption" calcext:value-type="string">
            <text:p>Iptc.Application2.Cap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ptc.Application2.Keywords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80];&quot;x&quot;);CONCATENATE(&quot;'&quot;;[.$A80];&quot;',&quot;);&quot;&quot;)">
            <text:p/>
          </table:table-cell>
          <table:table-cell table:style-name="ce2" table:formula="of:=IF(EXACT([.C80];&quot;x&quot;);CONCATENATE(&quot;'&quot;;[.$A80];&quot;',&quot;);&quot;&quot;)" office:value-type="string" office:string-value="'Iptc.Application2.Keywords'," calcext:value-type="string">
            <text:p>'Iptc.Application2.Keywords',</text:p>
          </table:table-cell>
          <table:table-cell table:style-name="ce2" table:formula="of:=IF(EXACT([.C80];&quot;x&quot;);[.$A80];&quot;&quot;)" office:value-type="string" office:string-value="Iptc.Application2.Keywords" calcext:value-type="string">
            <text:p>Iptc.Application2.Keyword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ptc.Application2.RecordVersion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81];&quot;x&quot;);CONCATENATE(&quot;'&quot;;[.$A81];&quot;',&quot;);&quot;&quot;)">
            <text:p/>
          </table:table-cell>
          <table:table-cell table:style-name="ce2" table:formula="of:=IF(EXACT([.C81];&quot;x&quot;);CONCATENATE(&quot;'&quot;;[.$A81];&quot;',&quot;);&quot;&quot;)" office:value-type="string" office:string-value="'Iptc.Application2.RecordVersion'," calcext:value-type="string">
            <text:p>'Iptc.Application2.RecordVersion',</text:p>
          </table:table-cell>
          <table:table-cell table:style-name="ce2" table:formula="of:=IF(EXACT([.C81];&quot;x&quot;);[.$A81];&quot;&quot;)" office:value-type="string" office:string-value="Iptc.Application2.RecordVersion" calcext:value-type="string">
            <text:p>Iptc.Application2.RecordVers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ptc.Application2.Urgency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82];&quot;x&quot;);CONCATENATE(&quot;'&quot;;[.$A82];&quot;',&quot;);&quot;&quot;)">
            <text:p/>
          </table:table-cell>
          <table:table-cell table:style-name="ce2" table:formula="of:=IF(EXACT([.C82];&quot;x&quot;);CONCATENATE(&quot;'&quot;;[.$A82];&quot;',&quot;);&quot;&quot;)" office:value-type="string" office:string-value="'Iptc.Application2.Urgency'," calcext:value-type="string">
            <text:p>'Iptc.Application2.Urgency',</text:p>
          </table:table-cell>
          <table:table-cell table:style-name="ce2" table:formula="of:=IF(EXACT([.C82];&quot;x&quot;);[.$A82];&quot;&quot;)" office:value-type="string" office:string-value="Iptc.Application2.Urgency" calcext:value-type="string">
            <text:p>Iptc.Application2.Urgenc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mp.MicrosoftPhoto.Rating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83];&quot;x&quot;);CONCATENATE(&quot;'&quot;;[.$A83];&quot;',&quot;);&quot;&quot;)">
            <text:p/>
          </table:table-cell>
          <table:table-cell table:style-name="ce2" table:formula="of:=IF(EXACT([.C83];&quot;x&quot;);CONCATENATE(&quot;'&quot;;[.$A83];&quot;',&quot;);&quot;&quot;)" office:value-type="string" office:string-value="'Xmp.MicrosoftPhoto.Rating'," calcext:value-type="string">
            <text:p>'Xmp.MicrosoftPhoto.Rating',</text:p>
          </table:table-cell>
          <table:table-cell table:style-name="ce2" table:formula="of:=IF(EXACT([.C83];&quot;x&quot;);[.$A83];&quot;&quot;)" office:value-type="string" office:string-value="Xmp.MicrosoftPhoto.Rating" calcext:value-type="string">
            <text:p>Xmp.MicrosoftPhoto.Ra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mp.dc.creator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84];&quot;x&quot;);CONCATENATE(&quot;'&quot;;[.$A84];&quot;',&quot;);&quot;&quot;)">
            <text:p/>
          </table:table-cell>
          <table:table-cell table:style-name="ce2" table:formula="of:=IF(EXACT([.C84];&quot;x&quot;);CONCATENATE(&quot;'&quot;;[.$A84];&quot;',&quot;);&quot;&quot;)" office:value-type="string" office:string-value="'Xmp.dc.creator'," calcext:value-type="string">
            <text:p>'Xmp.dc.creator',</text:p>
          </table:table-cell>
          <table:table-cell table:style-name="ce2" table:formula="of:=IF(EXACT([.C84];&quot;x&quot;);[.$A84];&quot;&quot;)" office:value-type="string" office:string-value="Xmp.dc.creator" calcext:value-type="string">
            <text:p>Xmp.dc.cre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mp.dc.description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85];&quot;x&quot;);CONCATENATE(&quot;'&quot;;[.$A85];&quot;',&quot;);&quot;&quot;)">
            <text:p/>
          </table:table-cell>
          <table:table-cell table:style-name="ce2" table:formula="of:=IF(EXACT([.C85];&quot;x&quot;);CONCATENATE(&quot;'&quot;;[.$A85];&quot;',&quot;);&quot;&quot;)" office:value-type="string" office:string-value="'Xmp.dc.description'," calcext:value-type="string">
            <text:p>'Xmp.dc.description',</text:p>
          </table:table-cell>
          <table:table-cell table:style-name="ce2" table:formula="of:=IF(EXACT([.C85];&quot;x&quot;);[.$A85];&quot;&quot;)" office:value-type="string" office:string-value="Xmp.dc.description" calcext:value-type="string">
            <text:p>Xmp.dc.descrip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mp.dc.subject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86];&quot;x&quot;);CONCATENATE(&quot;'&quot;;[.$A86];&quot;',&quot;);&quot;&quot;)">
            <text:p/>
          </table:table-cell>
          <table:table-cell table:style-name="ce2" table:formula="of:=IF(EXACT([.C86];&quot;x&quot;);CONCATENATE(&quot;'&quot;;[.$A86];&quot;',&quot;);&quot;&quot;)" office:value-type="string" office:string-value="'Xmp.dc.subject'," calcext:value-type="string">
            <text:p>'Xmp.dc.subject',</text:p>
          </table:table-cell>
          <table:table-cell table:style-name="ce2" table:formula="of:=IF(EXACT([.C86];&quot;x&quot;);[.$A86];&quot;&quot;)" office:value-type="string" office:string-value="Xmp.dc.subject" calcext:value-type="string">
            <text:p>Xmp.dc.subje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mp.dc.title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87];&quot;x&quot;);CONCATENATE(&quot;'&quot;;[.$A87];&quot;',&quot;);&quot;&quot;)">
            <text:p/>
          </table:table-cell>
          <table:table-cell table:style-name="ce2" table:formula="of:=IF(EXACT([.C87];&quot;x&quot;);CONCATENATE(&quot;'&quot;;[.$A87];&quot;',&quot;);&quot;&quot;)" office:value-type="string" office:string-value="'Xmp.dc.title'," calcext:value-type="string">
            <text:p>'Xmp.dc.title',</text:p>
          </table:table-cell>
          <table:table-cell table:style-name="ce2" table:formula="of:=IF(EXACT([.C87];&quot;x&quot;);[.$A87];&quot;&quot;)" office:value-type="string" office:string-value="Xmp.dc.title" calcext:value-type="string">
            <text:p>Xmp.dc.tit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mp.lr.hierarchicalSubject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88];&quot;x&quot;);CONCATENATE(&quot;'&quot;;[.$A88];&quot;',&quot;);&quot;&quot;)">
            <text:p/>
          </table:table-cell>
          <table:table-cell table:style-name="ce2" table:formula="of:=IF(EXACT([.C88];&quot;x&quot;);CONCATENATE(&quot;'&quot;;[.$A88];&quot;',&quot;);&quot;&quot;)" office:value-type="string" office:string-value="'Xmp.lr.hierarchicalSubject'," calcext:value-type="string">
            <text:p>'Xmp.lr.hierarchicalSubject',</text:p>
          </table:table-cell>
          <table:table-cell table:style-name="ce2" table:formula="of:=IF(EXACT([.C88];&quot;x&quot;);[.$A88];&quot;&quot;)" office:value-type="string" office:string-value="Xmp.lr.hierarchicalSubject" calcext:value-type="string">
            <text:p>Xmp.lr.hierarchicalSubje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mp.xmp.ModifyDate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89];&quot;x&quot;);CONCATENATE(&quot;'&quot;;[.$A89];&quot;',&quot;);&quot;&quot;)">
            <text:p/>
          </table:table-cell>
          <table:table-cell table:style-name="ce2" table:formula="of:=IF(EXACT([.C89];&quot;x&quot;);CONCATENATE(&quot;'&quot;;[.$A89];&quot;',&quot;);&quot;&quot;)" office:value-type="string" office:string-value="'Xmp.xmp.ModifyDate'," calcext:value-type="string">
            <text:p>'Xmp.xmp.ModifyDate',</text:p>
          </table:table-cell>
          <table:table-cell table:style-name="ce2" table:formula="of:=IF(EXACT([.C89];&quot;x&quot;);[.$A89];&quot;&quot;)" office:value-type="string" office:string-value="Xmp.xmp.ModifyDate" calcext:value-type="string">
            <text:p>Xmp.xmp.ModifyD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mp.xmp.Rating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IF(EXACT([.B90];&quot;x&quot;);CONCATENATE(&quot;'&quot;;[.$A90];&quot;',&quot;);&quot;&quot;)">
            <text:p/>
          </table:table-cell>
          <table:table-cell table:style-name="ce2" table:formula="of:=IF(EXACT([.C90];&quot;x&quot;);CONCATENATE(&quot;'&quot;;[.$A90];&quot;',&quot;);&quot;&quot;)" office:value-type="string" office:string-value="'Xmp.xmp.Rating'," calcext:value-type="string">
            <text:p>'Xmp.xmp.Rating',</text:p>
          </table:table-cell>
          <table:table-cell table:style-name="ce2" table:formula="of:=IF(EXACT([.C90];&quot;x&quot;);[.$A90];&quot;&quot;)" office:value-type="string" office:string-value="Xmp.xmp.Rating" calcext:value-type="string">
            <text:p>Xmp.xmp.Ra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.AFInfo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91];&quot;x&quot;);CONCATENATE(&quot;'&quot;;[.$A91];&quot;',&quot;);&quot;&quot;)" office:value-type="string" office:string-value="'Exif.Canon.AFInfo'," calcext:value-type="string">
            <text:p>'Exif.Canon.AFInfo',</text:p>
          </table:table-cell>
          <table:table-cell table:style-name="ce2" table:formula="of:=IF(EXACT([.C91];&quot;x&quot;);CONCATENATE(&quot;'&quot;;[.$A91];&quot;',&quot;);&quot;&quot;)">
            <text:p/>
          </table:table-cell>
          <table:table-cell table:style-name="ce2" table:formula="of:=IF(EXACT([.C91];&quot;x&quot;);[.$A91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.CameraInfo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92];&quot;x&quot;);CONCATENATE(&quot;'&quot;;[.$A92];&quot;',&quot;);&quot;&quot;)" office:value-type="string" office:string-value="'Exif.Canon.CameraInfo'," calcext:value-type="string">
            <text:p>'Exif.Canon.CameraInfo',</text:p>
          </table:table-cell>
          <table:table-cell table:style-name="ce2" table:formula="of:=IF(EXACT([.C92];&quot;x&quot;);CONCATENATE(&quot;'&quot;;[.$A92];&quot;',&quot;);&quot;&quot;)">
            <text:p/>
          </table:table-cell>
          <table:table-cell table:style-name="ce2" table:formula="of:=IF(EXACT([.C92];&quot;x&quot;);[.$A92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.FirmwareVersion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93];&quot;x&quot;);CONCATENATE(&quot;'&quot;;[.$A93];&quot;',&quot;);&quot;&quot;)" office:value-type="string" office:string-value="'Exif.Canon.FirmwareVersion'," calcext:value-type="string">
            <text:p>'Exif.Canon.FirmwareVersion',</text:p>
          </table:table-cell>
          <table:table-cell table:style-name="ce2" table:formula="of:=IF(EXACT([.C93];&quot;x&quot;);CONCATENATE(&quot;'&quot;;[.$A93];&quot;',&quot;);&quot;&quot;)">
            <text:p/>
          </table:table-cell>
          <table:table-cell table:style-name="ce2" table:formula="of:=IF(EXACT([.C93];&quot;x&quot;);[.$A93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.FocalLength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94];&quot;x&quot;);CONCATENATE(&quot;'&quot;;[.$A94];&quot;',&quot;);&quot;&quot;)" office:value-type="string" office:string-value="'Exif.Canon.FocalLength'," calcext:value-type="string">
            <text:p>'Exif.Canon.FocalLength',</text:p>
          </table:table-cell>
          <table:table-cell table:style-name="ce2" table:formula="of:=IF(EXACT([.C94];&quot;x&quot;);CONCATENATE(&quot;'&quot;;[.$A94];&quot;',&quot;);&quot;&quot;)">
            <text:p/>
          </table:table-cell>
          <table:table-cell table:style-name="ce2" table:formula="of:=IF(EXACT([.C94];&quot;x&quot;);[.$A94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.ThumbnailImageValidArea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95];&quot;x&quot;);CONCATENATE(&quot;'&quot;;[.$A95];&quot;',&quot;);&quot;&quot;)" office:value-type="string" office:string-value="'Exif.Canon.ThumbnailImageValidArea'," calcext:value-type="string">
            <text:p>'Exif.Canon.ThumbnailImageValidArea',</text:p>
          </table:table-cell>
          <table:table-cell table:style-name="ce2" table:formula="of:=IF(EXACT([.C95];&quot;x&quot;);CONCATENATE(&quot;'&quot;;[.$A95];&quot;',&quot;);&quot;&quot;)">
            <text:p/>
          </table:table-cell>
          <table:table-cell table:style-name="ce2" table:formula="of:=IF(EXACT([.C95];&quot;x&quot;);[.$A95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.VRDOffset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96];&quot;x&quot;);CONCATENATE(&quot;'&quot;;[.$A96];&quot;',&quot;);&quot;&quot;)" office:value-type="string" office:string-value="'Exif.Canon.VRDOffset'," calcext:value-type="string">
            <text:p>'Exif.Canon.VRDOffset',</text:p>
          </table:table-cell>
          <table:table-cell table:style-name="ce2" table:formula="of:=IF(EXACT([.C96];&quot;x&quot;);CONCATENATE(&quot;'&quot;;[.$A96];&quot;',&quot;);&quot;&quot;)">
            <text:p/>
          </table:table-cell>
          <table:table-cell table:style-name="ce2" table:formula="of:=IF(EXACT([.C96];&quot;x&quot;);[.$A96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AESetting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97];&quot;x&quot;);CONCATENATE(&quot;'&quot;;[.$A97];&quot;',&quot;);&quot;&quot;)" office:value-type="string" office:string-value="'Exif.CanonCs.AESetting'," calcext:value-type="string">
            <text:p>'Exif.CanonCs.AESetting',</text:p>
          </table:table-cell>
          <table:table-cell table:style-name="ce2" table:formula="of:=IF(EXACT([.C97];&quot;x&quot;);CONCATENATE(&quot;'&quot;;[.$A97];&quot;',&quot;);&quot;&quot;)">
            <text:p/>
          </table:table-cell>
          <table:table-cell table:style-name="ce2" table:formula="of:=IF(EXACT([.C97];&quot;x&quot;);[.$A97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AFPoint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98];&quot;x&quot;);CONCATENATE(&quot;'&quot;;[.$A98];&quot;',&quot;);&quot;&quot;)" office:value-type="string" office:string-value="'Exif.CanonCs.AFPoint'," calcext:value-type="string">
            <text:p>'Exif.CanonCs.AFPoint',</text:p>
          </table:table-cell>
          <table:table-cell table:style-name="ce2" table:formula="of:=IF(EXACT([.C98];&quot;x&quot;);CONCATENATE(&quot;'&quot;;[.$A98];&quot;',&quot;);&quot;&quot;)">
            <text:p/>
          </table:table-cell>
          <table:table-cell table:style-name="ce2" table:formula="of:=IF(EXACT([.C98];&quot;x&quot;);[.$A98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ColorTon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99];&quot;x&quot;);CONCATENATE(&quot;'&quot;;[.$A99];&quot;',&quot;);&quot;&quot;)" office:value-type="string" office:string-value="'Exif.CanonCs.ColorTone'," calcext:value-type="string">
            <text:p>'Exif.CanonCs.ColorTone',</text:p>
          </table:table-cell>
          <table:table-cell table:style-name="ce2" table:formula="of:=IF(EXACT([.C99];&quot;x&quot;);CONCATENATE(&quot;'&quot;;[.$A99];&quot;',&quot;);&quot;&quot;)">
            <text:p/>
          </table:table-cell>
          <table:table-cell table:style-name="ce2" table:formula="of:=IF(EXACT([.C99];&quot;x&quot;);[.$A99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Contrast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00];&quot;x&quot;);CONCATENATE(&quot;'&quot;;[.$A100];&quot;',&quot;);&quot;&quot;)" office:value-type="string" office:string-value="'Exif.CanonCs.Contrast'," calcext:value-type="string">
            <text:p>'Exif.CanonCs.Contrast',</text:p>
          </table:table-cell>
          <table:table-cell table:style-name="ce2" table:formula="of:=IF(EXACT([.C100];&quot;x&quot;);CONCATENATE(&quot;'&quot;;[.$A100];&quot;',&quot;);&quot;&quot;)">
            <text:p/>
          </table:table-cell>
          <table:table-cell table:style-name="ce2" table:formula="of:=IF(EXACT([.C100];&quot;x&quot;);[.$A100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DigitalZoom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01];&quot;x&quot;);CONCATENATE(&quot;'&quot;;[.$A101];&quot;',&quot;);&quot;&quot;)" office:value-type="string" office:string-value="'Exif.CanonCs.DigitalZoom'," calcext:value-type="string">
            <text:p>'Exif.CanonCs.DigitalZoom',</text:p>
          </table:table-cell>
          <table:table-cell table:style-name="ce2" table:formula="of:=IF(EXACT([.C101];&quot;x&quot;);CONCATENATE(&quot;'&quot;;[.$A101];&quot;',&quot;);&quot;&quot;)">
            <text:p/>
          </table:table-cell>
          <table:table-cell table:style-name="ce2" table:formula="of:=IF(EXACT([.C101];&quot;x&quot;);[.$A101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DisplayApertur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02];&quot;x&quot;);CONCATENATE(&quot;'&quot;;[.$A102];&quot;',&quot;);&quot;&quot;)" office:value-type="string" office:string-value="'Exif.CanonCs.DisplayAperture'," calcext:value-type="string">
            <text:p>'Exif.CanonCs.DisplayAperture',</text:p>
          </table:table-cell>
          <table:table-cell table:style-name="ce2" table:formula="of:=IF(EXACT([.C102];&quot;x&quot;);CONCATENATE(&quot;'&quot;;[.$A102];&quot;',&quot;);&quot;&quot;)">
            <text:p/>
          </table:table-cell>
          <table:table-cell table:style-name="ce2" table:formula="of:=IF(EXACT([.C102];&quot;x&quot;);[.$A102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DriveMod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03];&quot;x&quot;);CONCATENATE(&quot;'&quot;;[.$A103];&quot;',&quot;);&quot;&quot;)" office:value-type="string" office:string-value="'Exif.CanonCs.DriveMode'," calcext:value-type="string">
            <text:p>'Exif.CanonCs.DriveMode',</text:p>
          </table:table-cell>
          <table:table-cell table:style-name="ce2" table:formula="of:=IF(EXACT([.C103];&quot;x&quot;);CONCATENATE(&quot;'&quot;;[.$A103];&quot;',&quot;);&quot;&quot;)">
            <text:p/>
          </table:table-cell>
          <table:table-cell table:style-name="ce2" table:formula="of:=IF(EXACT([.C103];&quot;x&quot;);[.$A103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EasyMod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04];&quot;x&quot;);CONCATENATE(&quot;'&quot;;[.$A104];&quot;',&quot;);&quot;&quot;)" office:value-type="string" office:string-value="'Exif.CanonCs.EasyMode'," calcext:value-type="string">
            <text:p>'Exif.CanonCs.EasyMode',</text:p>
          </table:table-cell>
          <table:table-cell table:style-name="ce2" table:formula="of:=IF(EXACT([.C104];&quot;x&quot;);CONCATENATE(&quot;'&quot;;[.$A104];&quot;',&quot;);&quot;&quot;)">
            <text:p/>
          </table:table-cell>
          <table:table-cell table:style-name="ce2" table:formula="of:=IF(EXACT([.C104];&quot;x&quot;);[.$A104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ExposureProgram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05];&quot;x&quot;);CONCATENATE(&quot;'&quot;;[.$A105];&quot;',&quot;);&quot;&quot;)" office:value-type="string" office:string-value="'Exif.CanonCs.ExposureProgram'," calcext:value-type="string">
            <text:p>'Exif.CanonCs.ExposureProgram',</text:p>
          </table:table-cell>
          <table:table-cell table:style-name="ce2" table:formula="of:=IF(EXACT([.C105];&quot;x&quot;);CONCATENATE(&quot;'&quot;;[.$A105];&quot;',&quot;);&quot;&quot;)">
            <text:p/>
          </table:table-cell>
          <table:table-cell table:style-name="ce2" table:formula="of:=IF(EXACT([.C105];&quot;x&quot;);[.$A105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FlashActivity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06];&quot;x&quot;);CONCATENATE(&quot;'&quot;;[.$A106];&quot;',&quot;);&quot;&quot;)" office:value-type="string" office:string-value="'Exif.CanonCs.FlashActivity'," calcext:value-type="string">
            <text:p>'Exif.CanonCs.FlashActivity',</text:p>
          </table:table-cell>
          <table:table-cell table:style-name="ce2" table:formula="of:=IF(EXACT([.C106];&quot;x&quot;);CONCATENATE(&quot;'&quot;;[.$A106];&quot;',&quot;);&quot;&quot;)">
            <text:p/>
          </table:table-cell>
          <table:table-cell table:style-name="ce2" table:formula="of:=IF(EXACT([.C106];&quot;x&quot;);[.$A106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FlashDetails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07];&quot;x&quot;);CONCATENATE(&quot;'&quot;;[.$A107];&quot;',&quot;);&quot;&quot;)" office:value-type="string" office:string-value="'Exif.CanonCs.FlashDetails'," calcext:value-type="string">
            <text:p>'Exif.CanonCs.FlashDetails',</text:p>
          </table:table-cell>
          <table:table-cell table:style-name="ce2" table:formula="of:=IF(EXACT([.C107];&quot;x&quot;);CONCATENATE(&quot;'&quot;;[.$A107];&quot;',&quot;);&quot;&quot;)">
            <text:p/>
          </table:table-cell>
          <table:table-cell table:style-name="ce2" table:formula="of:=IF(EXACT([.C107];&quot;x&quot;);[.$A107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FlashMod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08];&quot;x&quot;);CONCATENATE(&quot;'&quot;;[.$A108];&quot;',&quot;);&quot;&quot;)" office:value-type="string" office:string-value="'Exif.CanonCs.FlashMode'," calcext:value-type="string">
            <text:p>'Exif.CanonCs.FlashMode',</text:p>
          </table:table-cell>
          <table:table-cell table:style-name="ce2" table:formula="of:=IF(EXACT([.C108];&quot;x&quot;);CONCATENATE(&quot;'&quot;;[.$A108];&quot;',&quot;);&quot;&quot;)">
            <text:p/>
          </table:table-cell>
          <table:table-cell table:style-name="ce2" table:formula="of:=IF(EXACT([.C108];&quot;x&quot;);[.$A108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FocusContinuous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09];&quot;x&quot;);CONCATENATE(&quot;'&quot;;[.$A109];&quot;',&quot;);&quot;&quot;)" office:value-type="string" office:string-value="'Exif.CanonCs.FocusContinuous'," calcext:value-type="string">
            <text:p>'Exif.CanonCs.FocusContinuous',</text:p>
          </table:table-cell>
          <table:table-cell table:style-name="ce2" table:formula="of:=IF(EXACT([.C109];&quot;x&quot;);CONCATENATE(&quot;'&quot;;[.$A109];&quot;',&quot;);&quot;&quot;)">
            <text:p/>
          </table:table-cell>
          <table:table-cell table:style-name="ce2" table:formula="of:=IF(EXACT([.C109];&quot;x&quot;);[.$A109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FocusMod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10];&quot;x&quot;);CONCATENATE(&quot;'&quot;;[.$A110];&quot;',&quot;);&quot;&quot;)" office:value-type="string" office:string-value="'Exif.CanonCs.FocusMode'," calcext:value-type="string">
            <text:p>'Exif.CanonCs.FocusMode',</text:p>
          </table:table-cell>
          <table:table-cell table:style-name="ce2" table:formula="of:=IF(EXACT([.C110];&quot;x&quot;);CONCATENATE(&quot;'&quot;;[.$A110];&quot;',&quot;);&quot;&quot;)">
            <text:p/>
          </table:table-cell>
          <table:table-cell table:style-name="ce2" table:formula="of:=IF(EXACT([.C110];&quot;x&quot;);[.$A110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FocusTyp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11];&quot;x&quot;);CONCATENATE(&quot;'&quot;;[.$A111];&quot;',&quot;);&quot;&quot;)" office:value-type="string" office:string-value="'Exif.CanonCs.FocusType'," calcext:value-type="string">
            <text:p>'Exif.CanonCs.FocusType',</text:p>
          </table:table-cell>
          <table:table-cell table:style-name="ce2" table:formula="of:=IF(EXACT([.C111];&quot;x&quot;);CONCATENATE(&quot;'&quot;;[.$A111];&quot;',&quot;);&quot;&quot;)">
            <text:p/>
          </table:table-cell>
          <table:table-cell table:style-name="ce2" table:formula="of:=IF(EXACT([.C111];&quot;x&quot;);[.$A111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ISOSpeed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12];&quot;x&quot;);CONCATENATE(&quot;'&quot;;[.$A112];&quot;',&quot;);&quot;&quot;)" office:value-type="string" office:string-value="'Exif.CanonCs.ISOSpeed'," calcext:value-type="string">
            <text:p>'Exif.CanonCs.ISOSpeed',</text:p>
          </table:table-cell>
          <table:table-cell table:style-name="ce2" table:formula="of:=IF(EXACT([.C112];&quot;x&quot;);CONCATENATE(&quot;'&quot;;[.$A112];&quot;',&quot;);&quot;&quot;)">
            <text:p/>
          </table:table-cell>
          <table:table-cell table:style-name="ce2" table:formula="of:=IF(EXACT([.C112];&quot;x&quot;);[.$A112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ImageSiz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13];&quot;x&quot;);CONCATENATE(&quot;'&quot;;[.$A113];&quot;',&quot;);&quot;&quot;)" office:value-type="string" office:string-value="'Exif.CanonCs.ImageSize'," calcext:value-type="string">
            <text:p>'Exif.CanonCs.ImageSize',</text:p>
          </table:table-cell>
          <table:table-cell table:style-name="ce2" table:formula="of:=IF(EXACT([.C113];&quot;x&quot;);CONCATENATE(&quot;'&quot;;[.$A113];&quot;',&quot;);&quot;&quot;)">
            <text:p/>
          </table:table-cell>
          <table:table-cell table:style-name="ce2" table:formula="of:=IF(EXACT([.C113];&quot;x&quot;);[.$A113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ImageStabilization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14];&quot;x&quot;);CONCATENATE(&quot;'&quot;;[.$A114];&quot;',&quot;);&quot;&quot;)" office:value-type="string" office:string-value="'Exif.CanonCs.ImageStabilization'," calcext:value-type="string">
            <text:p>'Exif.CanonCs.ImageStabilization',</text:p>
          </table:table-cell>
          <table:table-cell table:style-name="ce2" table:formula="of:=IF(EXACT([.C114];&quot;x&quot;);CONCATENATE(&quot;'&quot;;[.$A114];&quot;',&quot;);&quot;&quot;)">
            <text:p/>
          </table:table-cell>
          <table:table-cell table:style-name="ce2" table:formula="of:=IF(EXACT([.C114];&quot;x&quot;);[.$A114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Lens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15];&quot;x&quot;);CONCATENATE(&quot;'&quot;;[.$A115];&quot;',&quot;);&quot;&quot;)" office:value-type="string" office:string-value="'Exif.CanonCs.Lens'," calcext:value-type="string">
            <text:p>'Exif.CanonCs.Lens',</text:p>
          </table:table-cell>
          <table:table-cell table:style-name="ce2" table:formula="of:=IF(EXACT([.C115];&quot;x&quot;);CONCATENATE(&quot;'&quot;;[.$A115];&quot;',&quot;);&quot;&quot;)">
            <text:p/>
          </table:table-cell>
          <table:table-cell table:style-name="ce2" table:formula="of:=IF(EXACT([.C115];&quot;x&quot;);[.$A115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LensTyp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16];&quot;x&quot;);CONCATENATE(&quot;'&quot;;[.$A116];&quot;',&quot;);&quot;&quot;)" office:value-type="string" office:string-value="'Exif.CanonCs.LensType'," calcext:value-type="string">
            <text:p>'Exif.CanonCs.LensType',</text:p>
          </table:table-cell>
          <table:table-cell table:style-name="ce2" table:formula="of:=IF(EXACT([.C116];&quot;x&quot;);CONCATENATE(&quot;'&quot;;[.$A116];&quot;',&quot;);&quot;&quot;)">
            <text:p/>
          </table:table-cell>
          <table:table-cell table:style-name="ce2" table:formula="of:=IF(EXACT([.C116];&quot;x&quot;);[.$A116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Macro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17];&quot;x&quot;);CONCATENATE(&quot;'&quot;;[.$A117];&quot;',&quot;);&quot;&quot;)" office:value-type="string" office:string-value="'Exif.CanonCs.Macro'," calcext:value-type="string">
            <text:p>'Exif.CanonCs.Macro',</text:p>
          </table:table-cell>
          <table:table-cell table:style-name="ce2" table:formula="of:=IF(EXACT([.C117];&quot;x&quot;);CONCATENATE(&quot;'&quot;;[.$A117];&quot;',&quot;);&quot;&quot;)">
            <text:p/>
          </table:table-cell>
          <table:table-cell table:style-name="ce2" table:formula="of:=IF(EXACT([.C117];&quot;x&quot;);[.$A117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ManualFlashOutput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18];&quot;x&quot;);CONCATENATE(&quot;'&quot;;[.$A118];&quot;',&quot;);&quot;&quot;)" office:value-type="string" office:string-value="'Exif.CanonCs.ManualFlashOutput'," calcext:value-type="string">
            <text:p>'Exif.CanonCs.ManualFlashOutput',</text:p>
          </table:table-cell>
          <table:table-cell table:style-name="ce2" table:formula="of:=IF(EXACT([.C118];&quot;x&quot;);CONCATENATE(&quot;'&quot;;[.$A118];&quot;',&quot;);&quot;&quot;)">
            <text:p/>
          </table:table-cell>
          <table:table-cell table:style-name="ce2" table:formula="of:=IF(EXACT([.C118];&quot;x&quot;);[.$A118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MaxApertur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19];&quot;x&quot;);CONCATENATE(&quot;'&quot;;[.$A119];&quot;',&quot;);&quot;&quot;)" office:value-type="string" office:string-value="'Exif.CanonCs.MaxAperture'," calcext:value-type="string">
            <text:p>'Exif.CanonCs.MaxAperture',</text:p>
          </table:table-cell>
          <table:table-cell table:style-name="ce2" table:formula="of:=IF(EXACT([.C119];&quot;x&quot;);CONCATENATE(&quot;'&quot;;[.$A119];&quot;',&quot;);&quot;&quot;)">
            <text:p/>
          </table:table-cell>
          <table:table-cell table:style-name="ce2" table:formula="of:=IF(EXACT([.C119];&quot;x&quot;);[.$A119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MeteringMod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20];&quot;x&quot;);CONCATENATE(&quot;'&quot;;[.$A120];&quot;',&quot;);&quot;&quot;)" office:value-type="string" office:string-value="'Exif.CanonCs.MeteringMode'," calcext:value-type="string">
            <text:p>'Exif.CanonCs.MeteringMode',</text:p>
          </table:table-cell>
          <table:table-cell table:style-name="ce2" table:formula="of:=IF(EXACT([.C120];&quot;x&quot;);CONCATENATE(&quot;'&quot;;[.$A120];&quot;',&quot;);&quot;&quot;)">
            <text:p/>
          </table:table-cell>
          <table:table-cell table:style-name="ce2" table:formula="of:=IF(EXACT([.C120];&quot;x&quot;);[.$A120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MinApertur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21];&quot;x&quot;);CONCATENATE(&quot;'&quot;;[.$A121];&quot;',&quot;);&quot;&quot;)" office:value-type="string" office:string-value="'Exif.CanonCs.MinAperture'," calcext:value-type="string">
            <text:p>'Exif.CanonCs.MinAperture',</text:p>
          </table:table-cell>
          <table:table-cell table:style-name="ce2" table:formula="of:=IF(EXACT([.C121];&quot;x&quot;);CONCATENATE(&quot;'&quot;;[.$A121];&quot;',&quot;);&quot;&quot;)">
            <text:p/>
          </table:table-cell>
          <table:table-cell table:style-name="ce2" table:formula="of:=IF(EXACT([.C121];&quot;x&quot;);[.$A121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PhotoEffect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22];&quot;x&quot;);CONCATENATE(&quot;'&quot;;[.$A122];&quot;',&quot;);&quot;&quot;)" office:value-type="string" office:string-value="'Exif.CanonCs.PhotoEffect'," calcext:value-type="string">
            <text:p>'Exif.CanonCs.PhotoEffect',</text:p>
          </table:table-cell>
          <table:table-cell table:style-name="ce2" table:formula="of:=IF(EXACT([.C122];&quot;x&quot;);CONCATENATE(&quot;'&quot;;[.$A122];&quot;',&quot;);&quot;&quot;)">
            <text:p/>
          </table:table-cell>
          <table:table-cell table:style-name="ce2" table:formula="of:=IF(EXACT([.C122];&quot;x&quot;);[.$A122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Quality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23];&quot;x&quot;);CONCATENATE(&quot;'&quot;;[.$A123];&quot;',&quot;);&quot;&quot;)" office:value-type="string" office:string-value="'Exif.CanonCs.Quality'," calcext:value-type="string">
            <text:p>'Exif.CanonCs.Quality',</text:p>
          </table:table-cell>
          <table:table-cell table:style-name="ce2" table:formula="of:=IF(EXACT([.C123];&quot;x&quot;);CONCATENATE(&quot;'&quot;;[.$A123];&quot;',&quot;);&quot;&quot;)">
            <text:p/>
          </table:table-cell>
          <table:table-cell table:style-name="ce2" table:formula="of:=IF(EXACT([.C123];&quot;x&quot;);[.$A123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SRAWQuality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24];&quot;x&quot;);CONCATENATE(&quot;'&quot;;[.$A124];&quot;',&quot;);&quot;&quot;)" office:value-type="string" office:string-value="'Exif.CanonCs.SRAWQuality'," calcext:value-type="string">
            <text:p>'Exif.CanonCs.SRAWQuality',</text:p>
          </table:table-cell>
          <table:table-cell table:style-name="ce2" table:formula="of:=IF(EXACT([.C124];&quot;x&quot;);CONCATENATE(&quot;'&quot;;[.$A124];&quot;',&quot;);&quot;&quot;)">
            <text:p/>
          </table:table-cell>
          <table:table-cell table:style-name="ce2" table:formula="of:=IF(EXACT([.C124];&quot;x&quot;);[.$A124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Saturation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25];&quot;x&quot;);CONCATENATE(&quot;'&quot;;[.$A125];&quot;',&quot;);&quot;&quot;)" office:value-type="string" office:string-value="'Exif.CanonCs.Saturation'," calcext:value-type="string">
            <text:p>'Exif.CanonCs.Saturation',</text:p>
          </table:table-cell>
          <table:table-cell table:style-name="ce2" table:formula="of:=IF(EXACT([.C125];&quot;x&quot;);CONCATENATE(&quot;'&quot;;[.$A125];&quot;',&quot;);&quot;&quot;)">
            <text:p/>
          </table:table-cell>
          <table:table-cell table:style-name="ce2" table:formula="of:=IF(EXACT([.C125];&quot;x&quot;);[.$A125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Selftimer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26];&quot;x&quot;);CONCATENATE(&quot;'&quot;;[.$A126];&quot;',&quot;);&quot;&quot;)" office:value-type="string" office:string-value="'Exif.CanonCs.Selftimer'," calcext:value-type="string">
            <text:p>'Exif.CanonCs.Selftimer',</text:p>
          </table:table-cell>
          <table:table-cell table:style-name="ce2" table:formula="of:=IF(EXACT([.C126];&quot;x&quot;);CONCATENATE(&quot;'&quot;;[.$A126];&quot;',&quot;);&quot;&quot;)">
            <text:p/>
          </table:table-cell>
          <table:table-cell table:style-name="ce2" table:formula="of:=IF(EXACT([.C126];&quot;x&quot;);[.$A126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Sharpness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27];&quot;x&quot;);CONCATENATE(&quot;'&quot;;[.$A127];&quot;',&quot;);&quot;&quot;)" office:value-type="string" office:string-value="'Exif.CanonCs.Sharpness'," calcext:value-type="string">
            <text:p>'Exif.CanonCs.Sharpness',</text:p>
          </table:table-cell>
          <table:table-cell table:style-name="ce2" table:formula="of:=IF(EXACT([.C127];&quot;x&quot;);CONCATENATE(&quot;'&quot;;[.$A127];&quot;',&quot;);&quot;&quot;)">
            <text:p/>
          </table:table-cell>
          <table:table-cell table:style-name="ce2" table:formula="of:=IF(EXACT([.C127];&quot;x&quot;);[.$A127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SpotMeteringMod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28];&quot;x&quot;);CONCATENATE(&quot;'&quot;;[.$A128];&quot;',&quot;);&quot;&quot;)" office:value-type="string" office:string-value="'Exif.CanonCs.SpotMeteringMode'," calcext:value-type="string">
            <text:p>'Exif.CanonCs.SpotMeteringMode',</text:p>
          </table:table-cell>
          <table:table-cell table:style-name="ce2" table:formula="of:=IF(EXACT([.C128];&quot;x&quot;);CONCATENATE(&quot;'&quot;;[.$A128];&quot;',&quot;);&quot;&quot;)">
            <text:p/>
          </table:table-cell>
          <table:table-cell table:style-name="ce2" table:formula="of:=IF(EXACT([.C128];&quot;x&quot;);[.$A128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ZoomSourceWidth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29];&quot;x&quot;);CONCATENATE(&quot;'&quot;;[.$A129];&quot;',&quot;);&quot;&quot;)" office:value-type="string" office:string-value="'Exif.CanonCs.ZoomSourceWidth'," calcext:value-type="string">
            <text:p>'Exif.CanonCs.ZoomSourceWidth',</text:p>
          </table:table-cell>
          <table:table-cell table:style-name="ce2" table:formula="of:=IF(EXACT([.C129];&quot;x&quot;);CONCATENATE(&quot;'&quot;;[.$A129];&quot;',&quot;);&quot;&quot;)">
            <text:p/>
          </table:table-cell>
          <table:table-cell table:style-name="ce2" table:formula="of:=IF(EXACT([.C129];&quot;x&quot;);[.$A129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Cs.ZoomTargetWidth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30];&quot;x&quot;);CONCATENATE(&quot;'&quot;;[.$A130];&quot;',&quot;);&quot;&quot;)" office:value-type="string" office:string-value="'Exif.CanonCs.ZoomTargetWidth'," calcext:value-type="string">
            <text:p>'Exif.CanonCs.ZoomTargetWidth',</text:p>
          </table:table-cell>
          <table:table-cell table:style-name="ce2" table:formula="of:=IF(EXACT([.C130];&quot;x&quot;);CONCATENATE(&quot;'&quot;;[.$A130];&quot;',&quot;);&quot;&quot;)">
            <text:p/>
          </table:table-cell>
          <table:table-cell table:style-name="ce2" table:formula="of:=IF(EXACT([.C130];&quot;x&quot;);[.$A130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Pi.AFPointsUsed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31];&quot;x&quot;);CONCATENATE(&quot;'&quot;;[.$A131];&quot;',&quot;);&quot;&quot;)" office:value-type="string" office:string-value="'Exif.CanonPi.AFPointsUsed'," calcext:value-type="string">
            <text:p>'Exif.CanonPi.AFPointsUsed',</text:p>
          </table:table-cell>
          <table:table-cell table:style-name="ce2" table:formula="of:=IF(EXACT([.C131];&quot;x&quot;);CONCATENATE(&quot;'&quot;;[.$A131];&quot;',&quot;);&quot;&quot;)">
            <text:p/>
          </table:table-cell>
          <table:table-cell table:style-name="ce2" table:formula="of:=IF(EXACT([.C131];&quot;x&quot;);[.$A131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CanonPi.AFPointsUsed20D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32];&quot;x&quot;);CONCATENATE(&quot;'&quot;;[.$A132];&quot;',&quot;);&quot;&quot;)" office:value-type="string" office:string-value="'Exif.CanonPi.AFPointsUsed20D'," calcext:value-type="string">
            <text:p>'Exif.CanonPi.AFPointsUsed20D',</text:p>
          </table:table-cell>
          <table:table-cell table:style-name="ce2" table:formula="of:=IF(EXACT([.C132];&quot;x&quot;);CONCATENATE(&quot;'&quot;;[.$A132];&quot;',&quot;);&quot;&quot;)">
            <text:p/>
          </table:table-cell>
          <table:table-cell table:style-name="ce2" table:formula="of:=IF(EXACT([.C132];&quot;x&quot;);[.$A132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Pi.ImageHeight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33];&quot;x&quot;);CONCATENATE(&quot;'&quot;;[.$A133];&quot;',&quot;);&quot;&quot;)" office:value-type="string" office:string-value="'Exif.CanonPi.ImageHeight'," calcext:value-type="string">
            <text:p>'Exif.CanonPi.ImageHeight',</text:p>
          </table:table-cell>
          <table:table-cell table:style-name="ce2" table:formula="of:=IF(EXACT([.C133];&quot;x&quot;);CONCATENATE(&quot;'&quot;;[.$A133];&quot;',&quot;);&quot;&quot;)">
            <text:p/>
          </table:table-cell>
          <table:table-cell table:style-name="ce2" table:formula="of:=IF(EXACT([.C133];&quot;x&quot;);[.$A133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Pi.ImageHeightAsShot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34];&quot;x&quot;);CONCATENATE(&quot;'&quot;;[.$A134];&quot;',&quot;);&quot;&quot;)" office:value-type="string" office:string-value="'Exif.CanonPi.ImageHeightAsShot'," calcext:value-type="string">
            <text:p>'Exif.CanonPi.ImageHeightAsShot',</text:p>
          </table:table-cell>
          <table:table-cell table:style-name="ce2" table:formula="of:=IF(EXACT([.C134];&quot;x&quot;);CONCATENATE(&quot;'&quot;;[.$A134];&quot;',&quot;);&quot;&quot;)">
            <text:p/>
          </table:table-cell>
          <table:table-cell table:style-name="ce2" table:formula="of:=IF(EXACT([.C134];&quot;x&quot;);[.$A134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Pi.ImageWidth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35];&quot;x&quot;);CONCATENATE(&quot;'&quot;;[.$A135];&quot;',&quot;);&quot;&quot;)" office:value-type="string" office:string-value="'Exif.CanonPi.ImageWidth'," calcext:value-type="string">
            <text:p>'Exif.CanonPi.ImageWidth',</text:p>
          </table:table-cell>
          <table:table-cell table:style-name="ce2" table:formula="of:=IF(EXACT([.C135];&quot;x&quot;);CONCATENATE(&quot;'&quot;;[.$A135];&quot;',&quot;);&quot;&quot;)">
            <text:p/>
          </table:table-cell>
          <table:table-cell table:style-name="ce2" table:formula="of:=IF(EXACT([.C135];&quot;x&quot;);[.$A135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Pi.ImageWidthAsShot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36];&quot;x&quot;);CONCATENATE(&quot;'&quot;;[.$A136];&quot;',&quot;);&quot;&quot;)" office:value-type="string" office:string-value="'Exif.CanonPi.ImageWidthAsShot'," calcext:value-type="string">
            <text:p>'Exif.CanonPi.ImageWidthAsShot',</text:p>
          </table:table-cell>
          <table:table-cell table:style-name="ce2" table:formula="of:=IF(EXACT([.C136];&quot;x&quot;);CONCATENATE(&quot;'&quot;;[.$A136];&quot;',&quot;);&quot;&quot;)">
            <text:p/>
          </table:table-cell>
          <table:table-cell table:style-name="ce2" table:formula="of:=IF(EXACT([.C136];&quot;x&quot;);[.$A136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Si.AFPointUsed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37];&quot;x&quot;);CONCATENATE(&quot;'&quot;;[.$A137];&quot;',&quot;);&quot;&quot;)" office:value-type="string" office:string-value="'Exif.CanonSi.AFPointUsed'," calcext:value-type="string">
            <text:p>'Exif.CanonSi.AFPointUsed',</text:p>
          </table:table-cell>
          <table:table-cell table:style-name="ce2" table:formula="of:=IF(EXACT([.C137];&quot;x&quot;);CONCATENATE(&quot;'&quot;;[.$A137];&quot;',&quot;);&quot;&quot;)">
            <text:p/>
          </table:table-cell>
          <table:table-cell table:style-name="ce2" table:formula="of:=IF(EXACT([.C137];&quot;x&quot;);[.$A137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Si.ApertureValu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38];&quot;x&quot;);CONCATENATE(&quot;'&quot;;[.$A138];&quot;',&quot;);&quot;&quot;)" office:value-type="string" office:string-value="'Exif.CanonSi.ApertureValue'," calcext:value-type="string">
            <text:p>'Exif.CanonSi.ApertureValue',</text:p>
          </table:table-cell>
          <table:table-cell table:style-name="ce2" table:formula="of:=IF(EXACT([.C138];&quot;x&quot;);CONCATENATE(&quot;'&quot;;[.$A138];&quot;',&quot;);&quot;&quot;)">
            <text:p/>
          </table:table-cell>
          <table:table-cell table:style-name="ce2" table:formula="of:=IF(EXACT([.C138];&quot;x&quot;);[.$A138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Si.FlashBias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39];&quot;x&quot;);CONCATENATE(&quot;'&quot;;[.$A139];&quot;',&quot;);&quot;&quot;)" office:value-type="string" office:string-value="'Exif.CanonSi.FlashBias'," calcext:value-type="string">
            <text:p>'Exif.CanonSi.FlashBias',</text:p>
          </table:table-cell>
          <table:table-cell table:style-name="ce2" table:formula="of:=IF(EXACT([.C139];&quot;x&quot;);CONCATENATE(&quot;'&quot;;[.$A139];&quot;',&quot;);&quot;&quot;)">
            <text:p/>
          </table:table-cell>
          <table:table-cell table:style-name="ce2" table:formula="of:=IF(EXACT([.C139];&quot;x&quot;);[.$A139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Si.ISOSpeed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40];&quot;x&quot;);CONCATENATE(&quot;'&quot;;[.$A140];&quot;',&quot;);&quot;&quot;)" office:value-type="string" office:string-value="'Exif.CanonSi.ISOSpeed'," calcext:value-type="string">
            <text:p>'Exif.CanonSi.ISOSpeed',</text:p>
          </table:table-cell>
          <table:table-cell table:style-name="ce2" table:formula="of:=IF(EXACT([.C140];&quot;x&quot;);CONCATENATE(&quot;'&quot;;[.$A140];&quot;',&quot;);&quot;&quot;)">
            <text:p/>
          </table:table-cell>
          <table:table-cell table:style-name="ce2" table:formula="of:=IF(EXACT([.C140];&quot;x&quot;);[.$A140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Si.MeasuredEV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41];&quot;x&quot;);CONCATENATE(&quot;'&quot;;[.$A141];&quot;',&quot;);&quot;&quot;)" office:value-type="string" office:string-value="'Exif.CanonSi.MeasuredEV'," calcext:value-type="string">
            <text:p>'Exif.CanonSi.MeasuredEV',</text:p>
          </table:table-cell>
          <table:table-cell table:style-name="ce2" table:formula="of:=IF(EXACT([.C141];&quot;x&quot;);CONCATENATE(&quot;'&quot;;[.$A141];&quot;',&quot;);&quot;&quot;)">
            <text:p/>
          </table:table-cell>
          <table:table-cell table:style-name="ce2" table:formula="of:=IF(EXACT([.C141];&quot;x&quot;);[.$A141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CanonSi.MeasuredEV2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42];&quot;x&quot;);CONCATENATE(&quot;'&quot;;[.$A142];&quot;',&quot;);&quot;&quot;)" office:value-type="string" office:string-value="'Exif.CanonSi.MeasuredEV2'," calcext:value-type="string">
            <text:p>'Exif.CanonSi.MeasuredEV2',</text:p>
          </table:table-cell>
          <table:table-cell table:style-name="ce2" table:formula="of:=IF(EXACT([.C142];&quot;x&quot;);CONCATENATE(&quot;'&quot;;[.$A142];&quot;',&quot;);&quot;&quot;)">
            <text:p/>
          </table:table-cell>
          <table:table-cell table:style-name="ce2" table:formula="of:=IF(EXACT([.C142];&quot;x&quot;);[.$A142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Si.Sequenc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43];&quot;x&quot;);CONCATENATE(&quot;'&quot;;[.$A143];&quot;',&quot;);&quot;&quot;)" office:value-type="string" office:string-value="'Exif.CanonSi.Sequence'," calcext:value-type="string">
            <text:p>'Exif.CanonSi.Sequence',</text:p>
          </table:table-cell>
          <table:table-cell table:style-name="ce2" table:formula="of:=IF(EXACT([.C143];&quot;x&quot;);CONCATENATE(&quot;'&quot;;[.$A143];&quot;',&quot;);&quot;&quot;)">
            <text:p/>
          </table:table-cell>
          <table:table-cell table:style-name="ce2" table:formula="of:=IF(EXACT([.C143];&quot;x&quot;);[.$A143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Si.ShutterSpeedValu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44];&quot;x&quot;);CONCATENATE(&quot;'&quot;;[.$A144];&quot;',&quot;);&quot;&quot;)" office:value-type="string" office:string-value="'Exif.CanonSi.ShutterSpeedValue'," calcext:value-type="string">
            <text:p>'Exif.CanonSi.ShutterSpeedValue',</text:p>
          </table:table-cell>
          <table:table-cell table:style-name="ce2" table:formula="of:=IF(EXACT([.C144];&quot;x&quot;);CONCATENATE(&quot;'&quot;;[.$A144];&quot;',&quot;);&quot;&quot;)">
            <text:p/>
          </table:table-cell>
          <table:table-cell table:style-name="ce2" table:formula="of:=IF(EXACT([.C144];&quot;x&quot;);[.$A144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Si.SubjectDistanc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45];&quot;x&quot;);CONCATENATE(&quot;'&quot;;[.$A145];&quot;',&quot;);&quot;&quot;)" office:value-type="string" office:string-value="'Exif.CanonSi.SubjectDistance'," calcext:value-type="string">
            <text:p>'Exif.CanonSi.SubjectDistance',</text:p>
          </table:table-cell>
          <table:table-cell table:style-name="ce2" table:formula="of:=IF(EXACT([.C145];&quot;x&quot;);CONCATENATE(&quot;'&quot;;[.$A145];&quot;',&quot;);&quot;&quot;)">
            <text:p/>
          </table:table-cell>
          <table:table-cell table:style-name="ce2" table:formula="of:=IF(EXACT([.C145];&quot;x&quot;);[.$A145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Si.TargetApertur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46];&quot;x&quot;);CONCATENATE(&quot;'&quot;;[.$A146];&quot;',&quot;);&quot;&quot;)" office:value-type="string" office:string-value="'Exif.CanonSi.TargetAperture'," calcext:value-type="string">
            <text:p>'Exif.CanonSi.TargetAperture',</text:p>
          </table:table-cell>
          <table:table-cell table:style-name="ce2" table:formula="of:=IF(EXACT([.C146];&quot;x&quot;);CONCATENATE(&quot;'&quot;;[.$A146];&quot;',&quot;);&quot;&quot;)">
            <text:p/>
          </table:table-cell>
          <table:table-cell table:style-name="ce2" table:formula="of:=IF(EXACT([.C146];&quot;x&quot;);[.$A146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Si.TargetShutterSpeed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47];&quot;x&quot;);CONCATENATE(&quot;'&quot;;[.$A147];&quot;',&quot;);&quot;&quot;)" office:value-type="string" office:string-value="'Exif.CanonSi.TargetShutterSpeed'," calcext:value-type="string">
            <text:p>'Exif.CanonSi.TargetShutterSpeed',</text:p>
          </table:table-cell>
          <table:table-cell table:style-name="ce2" table:formula="of:=IF(EXACT([.C147];&quot;x&quot;);CONCATENATE(&quot;'&quot;;[.$A147];&quot;',&quot;);&quot;&quot;)">
            <text:p/>
          </table:table-cell>
          <table:table-cell table:style-name="ce2" table:formula="of:=IF(EXACT([.C147];&quot;x&quot;);[.$A147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CanonSi.WhiteBalanc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48];&quot;x&quot;);CONCATENATE(&quot;'&quot;;[.$A148];&quot;',&quot;);&quot;&quot;)" office:value-type="string" office:string-value="'Exif.CanonSi.WhiteBalance'," calcext:value-type="string">
            <text:p>'Exif.CanonSi.WhiteBalance',</text:p>
          </table:table-cell>
          <table:table-cell table:style-name="ce2" table:formula="of:=IF(EXACT([.C148];&quot;x&quot;);CONCATENATE(&quot;'&quot;;[.$A148];&quot;',&quot;);&quot;&quot;)">
            <text:p/>
          </table:table-cell>
          <table:table-cell table:style-name="ce2" table:formula="of:=IF(EXACT([.C148];&quot;x&quot;);[.$A148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GPSInfo.GPSVersionID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49];&quot;x&quot;);CONCATENATE(&quot;'&quot;;[.$A149];&quot;',&quot;);&quot;&quot;)" office:value-type="string" office:string-value="'Exif.GPSInfo.GPSVersionID'," calcext:value-type="string">
            <text:p>'Exif.GPSInfo.GPSVersionID',</text:p>
          </table:table-cell>
          <table:table-cell table:style-name="ce2" table:formula="of:=IF(EXACT([.C149];&quot;x&quot;);CONCATENATE(&quot;'&quot;;[.$A149];&quot;',&quot;);&quot;&quot;)">
            <text:p/>
          </table:table-cell>
          <table:table-cell table:style-name="ce2" table:formula="of:=IF(EXACT([.C149];&quot;x&quot;);[.$A149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Image.0xea1c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50];&quot;x&quot;);CONCATENATE(&quot;'&quot;;[.$A150];&quot;',&quot;);&quot;&quot;)" office:value-type="string" office:string-value="'Exif.Image.0xea1c'," calcext:value-type="string">
            <text:p>'Exif.Image.0xea1c',</text:p>
          </table:table-cell>
          <table:table-cell table:style-name="ce2" table:formula="of:=IF(EXACT([.C150];&quot;x&quot;);CONCATENATE(&quot;'&quot;;[.$A150];&quot;',&quot;);&quot;&quot;)">
            <text:p/>
          </table:table-cell>
          <table:table-cell table:style-name="ce2" table:formula="of:=IF(EXACT([.C150];&quot;x&quot;);[.$A150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Image.ExifTag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51];&quot;x&quot;);CONCATENATE(&quot;'&quot;;[.$A151];&quot;',&quot;);&quot;&quot;)" office:value-type="string" office:string-value="'Exif.Image.ExifTag'," calcext:value-type="string">
            <text:p>'Exif.Image.ExifTag',</text:p>
          </table:table-cell>
          <table:table-cell table:style-name="ce2" table:formula="of:=IF(EXACT([.C151];&quot;x&quot;);CONCATENATE(&quot;'&quot;;[.$A151];&quot;',&quot;);&quot;&quot;)">
            <text:p/>
          </table:table-cell>
          <table:table-cell table:style-name="ce2" table:formula="of:=IF(EXACT([.C151];&quot;x&quot;);[.$A151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Image.GPSTag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52];&quot;x&quot;);CONCATENATE(&quot;'&quot;;[.$A152];&quot;',&quot;);&quot;&quot;)" office:value-type="string" office:string-value="'Exif.Image.GPSTag'," calcext:value-type="string">
            <text:p>'Exif.Image.GPSTag',</text:p>
          </table:table-cell>
          <table:table-cell table:style-name="ce2" table:formula="of:=IF(EXACT([.C152];&quot;x&quot;);CONCATENATE(&quot;'&quot;;[.$A152];&quot;',&quot;);&quot;&quot;)">
            <text:p/>
          </table:table-cell>
          <table:table-cell table:style-name="ce2" table:formula="of:=IF(EXACT([.C152];&quot;x&quot;);[.$A152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Image.PrintImageMatching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53];&quot;x&quot;);CONCATENATE(&quot;'&quot;;[.$A153];&quot;',&quot;);&quot;&quot;)" office:value-type="string" office:string-value="'Exif.Image.PrintImageMatching'," calcext:value-type="string">
            <text:p>'Exif.Image.PrintImageMatching',</text:p>
          </table:table-cell>
          <table:table-cell table:style-name="ce2" table:formula="of:=IF(EXACT([.C153];&quot;x&quot;);CONCATENATE(&quot;'&quot;;[.$A153];&quot;',&quot;);&quot;&quot;)">
            <text:p/>
          </table:table-cell>
          <table:table-cell table:style-name="ce2" table:formula="of:=IF(EXACT([.C153];&quot;x&quot;);[.$A153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Image.ResolutionUnit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54];&quot;x&quot;);CONCATENATE(&quot;'&quot;;[.$A154];&quot;',&quot;);&quot;&quot;)" office:value-type="string" office:string-value="'Exif.Image.ResolutionUnit'," calcext:value-type="string">
            <text:p>'Exif.Image.ResolutionUnit',</text:p>
          </table:table-cell>
          <table:table-cell table:style-name="ce2" table:formula="of:=IF(EXACT([.C154];&quot;x&quot;);CONCATENATE(&quot;'&quot;;[.$A154];&quot;',&quot;);&quot;&quot;)">
            <text:p/>
          </table:table-cell>
          <table:table-cell table:style-name="ce2" table:formula="of:=IF(EXACT([.C154];&quot;x&quot;);[.$A154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Image.XPComment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55];&quot;x&quot;);CONCATENATE(&quot;'&quot;;[.$A155];&quot;',&quot;);&quot;&quot;)" office:value-type="string" office:string-value="'Exif.Image.XPComment'," calcext:value-type="string">
            <text:p>'Exif.Image.XPComment',</text:p>
          </table:table-cell>
          <table:table-cell table:style-name="ce2" table:formula="of:=IF(EXACT([.C155];&quot;x&quot;);CONCATENATE(&quot;'&quot;;[.$A155];&quot;',&quot;);&quot;&quot;)">
            <text:p/>
          </table:table-cell>
          <table:table-cell table:style-name="ce2" table:formula="of:=IF(EXACT([.C155];&quot;x&quot;);[.$A155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Image.XPSubject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56];&quot;x&quot;);CONCATENATE(&quot;'&quot;;[.$A156];&quot;',&quot;);&quot;&quot;)" office:value-type="string" office:string-value="'Exif.Image.XPSubject'," calcext:value-type="string">
            <text:p>'Exif.Image.XPSubject',</text:p>
          </table:table-cell>
          <table:table-cell table:style-name="ce2" table:formula="of:=IF(EXACT([.C156];&quot;x&quot;);CONCATENATE(&quot;'&quot;;[.$A156];&quot;',&quot;);&quot;&quot;)">
            <text:p/>
          </table:table-cell>
          <table:table-cell table:style-name="ce2" table:formula="of:=IF(EXACT([.C156];&quot;x&quot;);[.$A156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Image.XPTitl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57];&quot;x&quot;);CONCATENATE(&quot;'&quot;;[.$A157];&quot;',&quot;);&quot;&quot;)" office:value-type="string" office:string-value="'Exif.Image.XPTitle'," calcext:value-type="string">
            <text:p>'Exif.Image.XPTitle',</text:p>
          </table:table-cell>
          <table:table-cell table:style-name="ce2" table:formula="of:=IF(EXACT([.C157];&quot;x&quot;);CONCATENATE(&quot;'&quot;;[.$A157];&quot;',&quot;);&quot;&quot;)">
            <text:p/>
          </table:table-cell>
          <table:table-cell table:style-name="ce2" table:formula="of:=IF(EXACT([.C157];&quot;x&quot;);[.$A157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Image.XResolution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58];&quot;x&quot;);CONCATENATE(&quot;'&quot;;[.$A158];&quot;',&quot;);&quot;&quot;)" office:value-type="string" office:string-value="'Exif.Image.XResolution'," calcext:value-type="string">
            <text:p>'Exif.Image.XResolution',</text:p>
          </table:table-cell>
          <table:table-cell table:style-name="ce2" table:formula="of:=IF(EXACT([.C158];&quot;x&quot;);CONCATENATE(&quot;'&quot;;[.$A158];&quot;',&quot;);&quot;&quot;)">
            <text:p/>
          </table:table-cell>
          <table:table-cell table:style-name="ce2" table:formula="of:=IF(EXACT([.C158];&quot;x&quot;);[.$A158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Image.YCbCrPositioning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59];&quot;x&quot;);CONCATENATE(&quot;'&quot;;[.$A159];&quot;',&quot;);&quot;&quot;)" office:value-type="string" office:string-value="'Exif.Image.YCbCrPositioning'," calcext:value-type="string">
            <text:p>'Exif.Image.YCbCrPositioning',</text:p>
          </table:table-cell>
          <table:table-cell table:style-name="ce2" table:formula="of:=IF(EXACT([.C159];&quot;x&quot;);CONCATENATE(&quot;'&quot;;[.$A159];&quot;',&quot;);&quot;&quot;)">
            <text:p/>
          </table:table-cell>
          <table:table-cell table:style-name="ce2" table:formula="of:=IF(EXACT([.C159];&quot;x&quot;);[.$A159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Image.YResolution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60];&quot;x&quot;);CONCATENATE(&quot;'&quot;;[.$A160];&quot;',&quot;);&quot;&quot;)" office:value-type="string" office:string-value="'Exif.Image.YResolution'," calcext:value-type="string">
            <text:p>'Exif.Image.YResolution',</text:p>
          </table:table-cell>
          <table:table-cell table:style-name="ce2" table:formula="of:=IF(EXACT([.C160];&quot;x&quot;);CONCATENATE(&quot;'&quot;;[.$A160];&quot;',&quot;);&quot;&quot;)">
            <text:p/>
          </table:table-cell>
          <table:table-cell table:style-name="ce2" table:formula="of:=IF(EXACT([.C160];&quot;x&quot;);[.$A160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Iop.InteroperabilityIndex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61];&quot;x&quot;);CONCATENATE(&quot;'&quot;;[.$A161];&quot;',&quot;);&quot;&quot;)" office:value-type="string" office:string-value="'Exif.Iop.InteroperabilityIndex'," calcext:value-type="string">
            <text:p>'Exif.Iop.InteroperabilityIndex',</text:p>
          </table:table-cell>
          <table:table-cell table:style-name="ce2" table:formula="of:=IF(EXACT([.C161];&quot;x&quot;);CONCATENATE(&quot;'&quot;;[.$A161];&quot;',&quot;);&quot;&quot;)">
            <text:p/>
          </table:table-cell>
          <table:table-cell table:style-name="ce2" table:formula="of:=IF(EXACT([.C161];&quot;x&quot;);[.$A161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Iop.InteroperabilityVersion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62];&quot;x&quot;);CONCATENATE(&quot;'&quot;;[.$A162];&quot;',&quot;);&quot;&quot;)" office:value-type="string" office:string-value="'Exif.Iop.InteroperabilityVersion'," calcext:value-type="string">
            <text:p>'Exif.Iop.InteroperabilityVersion',</text:p>
          </table:table-cell>
          <table:table-cell table:style-name="ce2" table:formula="of:=IF(EXACT([.C162];&quot;x&quot;);CONCATENATE(&quot;'&quot;;[.$A162];&quot;',&quot;);&quot;&quot;)">
            <text:p/>
          </table:table-cell>
          <table:table-cell table:style-name="ce2" table:formula="of:=IF(EXACT([.C162];&quot;x&quot;);[.$A162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Iop.RelatedImageLength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63];&quot;x&quot;);CONCATENATE(&quot;'&quot;;[.$A163];&quot;',&quot;);&quot;&quot;)" office:value-type="string" office:string-value="'Exif.Iop.RelatedImageLength'," calcext:value-type="string">
            <text:p>'Exif.Iop.RelatedImageLength',</text:p>
          </table:table-cell>
          <table:table-cell table:style-name="ce2" table:formula="of:=IF(EXACT([.C163];&quot;x&quot;);CONCATENATE(&quot;'&quot;;[.$A163];&quot;',&quot;);&quot;&quot;)">
            <text:p/>
          </table:table-cell>
          <table:table-cell table:style-name="ce2" table:formula="of:=IF(EXACT([.C163];&quot;x&quot;);[.$A163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Iop.RelatedImageWidth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64];&quot;x&quot;);CONCATENATE(&quot;'&quot;;[.$A164];&quot;',&quot;);&quot;&quot;)" office:value-type="string" office:string-value="'Exif.Iop.RelatedImageWidth'," calcext:value-type="string">
            <text:p>'Exif.Iop.RelatedImageWidth',</text:p>
          </table:table-cell>
          <table:table-cell table:style-name="ce2" table:formula="of:=IF(EXACT([.C164];&quot;x&quot;);CONCATENATE(&quot;'&quot;;[.$A164];&quot;',&quot;);&quot;&quot;)">
            <text:p/>
          </table:table-cell>
          <table:table-cell table:style-name="ce2" table:formula="of:=IF(EXACT([.C164];&quot;x&quot;);[.$A164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MakerNote.ByteOrder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65];&quot;x&quot;);CONCATENATE(&quot;'&quot;;[.$A165];&quot;',&quot;);&quot;&quot;)" office:value-type="string" office:string-value="'Exif.MakerNote.ByteOrder'," calcext:value-type="string">
            <text:p>'Exif.MakerNote.ByteOrder',</text:p>
          </table:table-cell>
          <table:table-cell table:style-name="ce2" table:formula="of:=IF(EXACT([.C165];&quot;x&quot;);CONCATENATE(&quot;'&quot;;[.$A165];&quot;',&quot;);&quot;&quot;)">
            <text:p/>
          </table:table-cell>
          <table:table-cell table:style-name="ce2" table:formula="of:=IF(EXACT([.C165];&quot;x&quot;);[.$A165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MakerNote.Offset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66];&quot;x&quot;);CONCATENATE(&quot;'&quot;;[.$A166];&quot;',&quot;);&quot;&quot;)" office:value-type="string" office:string-value="'Exif.MakerNote.Offset'," calcext:value-type="string">
            <text:p>'Exif.MakerNote.Offset',</text:p>
          </table:table-cell>
          <table:table-cell table:style-name="ce2" table:formula="of:=IF(EXACT([.C166];&quot;x&quot;);CONCATENATE(&quot;'&quot;;[.$A166];&quot;',&quot;);&quot;&quot;)">
            <text:p/>
          </table:table-cell>
          <table:table-cell table:style-name="ce2" table:formula="of:=IF(EXACT([.C166];&quot;x&quot;);[.$A166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0x002c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67];&quot;x&quot;);CONCATENATE(&quot;'&quot;;[.$A167];&quot;',&quot;);&quot;&quot;)" office:value-type="string" office:string-value="'Exif.Nikon3.0x002c'," calcext:value-type="string">
            <text:p>'Exif.Nikon3.0x002c',</text:p>
          </table:table-cell>
          <table:table-cell table:style-name="ce2" table:formula="of:=IF(EXACT([.C167];&quot;x&quot;);CONCATENATE(&quot;'&quot;;[.$A167];&quot;',&quot;);&quot;&quot;)">
            <text:p/>
          </table:table-cell>
          <table:table-cell table:style-name="ce2" table:formula="of:=IF(EXACT([.C167];&quot;x&quot;);[.$A167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0x00a3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68];&quot;x&quot;);CONCATENATE(&quot;'&quot;;[.$A168];&quot;',&quot;);&quot;&quot;)" office:value-type="string" office:string-value="'Exif.Nikon3.0x00a3'," calcext:value-type="string">
            <text:p>'Exif.Nikon3.0x00a3',</text:p>
          </table:table-cell>
          <table:table-cell table:style-name="ce2" table:formula="of:=IF(EXACT([.C168];&quot;x&quot;);CONCATENATE(&quot;'&quot;;[.$A168];&quot;',&quot;);&quot;&quot;)">
            <text:p/>
          </table:table-cell>
          <table:table-cell table:style-name="ce2" table:formula="of:=IF(EXACT([.C168];&quot;x&quot;);[.$A168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0x00b6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69];&quot;x&quot;);CONCATENATE(&quot;'&quot;;[.$A169];&quot;',&quot;);&quot;&quot;)" office:value-type="string" office:string-value="'Exif.Nikon3.0x00b6'," calcext:value-type="string">
            <text:p>'Exif.Nikon3.0x00b6',</text:p>
          </table:table-cell>
          <table:table-cell table:style-name="ce2" table:formula="of:=IF(EXACT([.C169];&quot;x&quot;);CONCATENATE(&quot;'&quot;;[.$A169];&quot;',&quot;);&quot;&quot;)">
            <text:p/>
          </table:table-cell>
          <table:table-cell table:style-name="ce2" table:formula="of:=IF(EXACT([.C169];&quot;x&quot;);[.$A169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0x00bb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70];&quot;x&quot;);CONCATENATE(&quot;'&quot;;[.$A170];&quot;',&quot;);&quot;&quot;)" office:value-type="string" office:string-value="'Exif.Nikon3.0x00bb'," calcext:value-type="string">
            <text:p>'Exif.Nikon3.0x00bb',</text:p>
          </table:table-cell>
          <table:table-cell table:style-name="ce2" table:formula="of:=IF(EXACT([.C170];&quot;x&quot;);CONCATENATE(&quot;'&quot;;[.$A170];&quot;',&quot;);&quot;&quot;)">
            <text:p/>
          </table:table-cell>
          <table:table-cell table:style-name="ce2" table:formula="of:=IF(EXACT([.C170];&quot;x&quot;);[.$A170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ActiveDLighting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71];&quot;x&quot;);CONCATENATE(&quot;'&quot;;[.$A171];&quot;',&quot;);&quot;&quot;)" office:value-type="string" office:string-value="'Exif.Nikon3.ActiveDLighting'," calcext:value-type="string">
            <text:p>'Exif.Nikon3.ActiveDLighting',</text:p>
          </table:table-cell>
          <table:table-cell table:style-name="ce2" table:formula="of:=IF(EXACT([.C171];&quot;x&quot;);CONCATENATE(&quot;'&quot;;[.$A171];&quot;',&quot;);&quot;&quot;)">
            <text:p/>
          </table:table-cell>
          <table:table-cell table:style-name="ce2" table:formula="of:=IF(EXACT([.C171];&quot;x&quot;);[.$A171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AutoBracketReleas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72];&quot;x&quot;);CONCATENATE(&quot;'&quot;;[.$A172];&quot;',&quot;);&quot;&quot;)" office:value-type="string" office:string-value="'Exif.Nikon3.AutoBracketRelease'," calcext:value-type="string">
            <text:p>'Exif.Nikon3.AutoBracketRelease',</text:p>
          </table:table-cell>
          <table:table-cell table:style-name="ce2" table:formula="of:=IF(EXACT([.C172];&quot;x&quot;);CONCATENATE(&quot;'&quot;;[.$A172];&quot;',&quot;);&quot;&quot;)">
            <text:p/>
          </table:table-cell>
          <table:table-cell table:style-name="ce2" table:formula="of:=IF(EXACT([.C172];&quot;x&quot;);[.$A172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ColorSpac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73];&quot;x&quot;);CONCATENATE(&quot;'&quot;;[.$A173];&quot;',&quot;);&quot;&quot;)" office:value-type="string" office:string-value="'Exif.Nikon3.ColorSpace'," calcext:value-type="string">
            <text:p>'Exif.Nikon3.ColorSpace',</text:p>
          </table:table-cell>
          <table:table-cell table:style-name="ce2" table:formula="of:=IF(EXACT([.C173];&quot;x&quot;);CONCATENATE(&quot;'&quot;;[.$A173];&quot;',&quot;);&quot;&quot;)">
            <text:p/>
          </table:table-cell>
          <table:table-cell table:style-name="ce2" table:formula="of:=IF(EXACT([.C173];&quot;x&quot;);[.$A173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CropHiSpeed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74];&quot;x&quot;);CONCATENATE(&quot;'&quot;;[.$A174];&quot;',&quot;);&quot;&quot;)" office:value-type="string" office:string-value="'Exif.Nikon3.CropHiSpeed'," calcext:value-type="string">
            <text:p>'Exif.Nikon3.CropHiSpeed',</text:p>
          </table:table-cell>
          <table:table-cell table:style-name="ce2" table:formula="of:=IF(EXACT([.C174];&quot;x&quot;);CONCATENATE(&quot;'&quot;;[.$A174];&quot;',&quot;);&quot;&quot;)">
            <text:p/>
          </table:table-cell>
          <table:table-cell table:style-name="ce2" table:formula="of:=IF(EXACT([.C174];&quot;x&quot;);[.$A174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ExposureBracketComp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75];&quot;x&quot;);CONCATENATE(&quot;'&quot;;[.$A175];&quot;',&quot;);&quot;&quot;)" office:value-type="string" office:string-value="'Exif.Nikon3.ExposureBracketComp'," calcext:value-type="string">
            <text:p>'Exif.Nikon3.ExposureBracketComp',</text:p>
          </table:table-cell>
          <table:table-cell table:style-name="ce2" table:formula="of:=IF(EXACT([.C175];&quot;x&quot;);CONCATENATE(&quot;'&quot;;[.$A175];&quot;',&quot;);&quot;&quot;)">
            <text:p/>
          </table:table-cell>
          <table:table-cell table:style-name="ce2" table:formula="of:=IF(EXACT([.C175];&quot;x&quot;);[.$A175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ExposureDiff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76];&quot;x&quot;);CONCATENATE(&quot;'&quot;;[.$A176];&quot;',&quot;);&quot;&quot;)" office:value-type="string" office:string-value="'Exif.Nikon3.ExposureDiff'," calcext:value-type="string">
            <text:p>'Exif.Nikon3.ExposureDiff',</text:p>
          </table:table-cell>
          <table:table-cell table:style-name="ce2" table:formula="of:=IF(EXACT([.C176];&quot;x&quot;);CONCATENATE(&quot;'&quot;;[.$A176];&quot;',&quot;);&quot;&quot;)">
            <text:p/>
          </table:table-cell>
          <table:table-cell table:style-name="ce2" table:formula="of:=IF(EXACT([.C176];&quot;x&quot;);[.$A176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ExposureTuning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77];&quot;x&quot;);CONCATENATE(&quot;'&quot;;[.$A177];&quot;',&quot;);&quot;&quot;)" office:value-type="string" office:string-value="'Exif.Nikon3.ExposureTuning'," calcext:value-type="string">
            <text:p>'Exif.Nikon3.ExposureTuning',</text:p>
          </table:table-cell>
          <table:table-cell table:style-name="ce2" table:formula="of:=IF(EXACT([.C177];&quot;x&quot;);CONCATENATE(&quot;'&quot;;[.$A177];&quot;',&quot;);&quot;&quot;)">
            <text:p/>
          </table:table-cell>
          <table:table-cell table:style-name="ce2" table:formula="of:=IF(EXACT([.C177];&quot;x&quot;);[.$A177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FlashBracketComp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78];&quot;x&quot;);CONCATENATE(&quot;'&quot;;[.$A178];&quot;',&quot;);&quot;&quot;)" office:value-type="string" office:string-value="'Exif.Nikon3.FlashBracketComp'," calcext:value-type="string">
            <text:p>'Exif.Nikon3.FlashBracketComp',</text:p>
          </table:table-cell>
          <table:table-cell table:style-name="ce2" table:formula="of:=IF(EXACT([.C178];&quot;x&quot;);CONCATENATE(&quot;'&quot;;[.$A178];&quot;',&quot;);&quot;&quot;)">
            <text:p/>
          </table:table-cell>
          <table:table-cell table:style-name="ce2" table:formula="of:=IF(EXACT([.C178];&quot;x&quot;);[.$A178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FlashComp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79];&quot;x&quot;);CONCATENATE(&quot;'&quot;;[.$A179];&quot;',&quot;);&quot;&quot;)" office:value-type="string" office:string-value="'Exif.Nikon3.FlashComp'," calcext:value-type="string">
            <text:p>'Exif.Nikon3.FlashComp',</text:p>
          </table:table-cell>
          <table:table-cell table:style-name="ce2" table:formula="of:=IF(EXACT([.C179];&quot;x&quot;);CONCATENATE(&quot;'&quot;;[.$A179];&quot;',&quot;);&quot;&quot;)">
            <text:p/>
          </table:table-cell>
          <table:table-cell table:style-name="ce2" table:formula="of:=IF(EXACT([.C179];&quot;x&quot;);[.$A179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FlashDevic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80];&quot;x&quot;);CONCATENATE(&quot;'&quot;;[.$A180];&quot;',&quot;);&quot;&quot;)" office:value-type="string" office:string-value="'Exif.Nikon3.FlashDevice'," calcext:value-type="string">
            <text:p>'Exif.Nikon3.FlashDevice',</text:p>
          </table:table-cell>
          <table:table-cell table:style-name="ce2" table:formula="of:=IF(EXACT([.C180];&quot;x&quot;);CONCATENATE(&quot;'&quot;;[.$A180];&quot;',&quot;);&quot;&quot;)">
            <text:p/>
          </table:table-cell>
          <table:table-cell table:style-name="ce2" table:formula="of:=IF(EXACT([.C180];&quot;x&quot;);[.$A180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FlashExposureComp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81];&quot;x&quot;);CONCATENATE(&quot;'&quot;;[.$A181];&quot;',&quot;);&quot;&quot;)" office:value-type="string" office:string-value="'Exif.Nikon3.FlashExposureComp'," calcext:value-type="string">
            <text:p>'Exif.Nikon3.FlashExposureComp',</text:p>
          </table:table-cell>
          <table:table-cell table:style-name="ce2" table:formula="of:=IF(EXACT([.C181];&quot;x&quot;);CONCATENATE(&quot;'&quot;;[.$A181];&quot;',&quot;);&quot;&quot;)">
            <text:p/>
          </table:table-cell>
          <table:table-cell table:style-name="ce2" table:formula="of:=IF(EXACT([.C181];&quot;x&quot;);[.$A181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FlashMod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82];&quot;x&quot;);CONCATENATE(&quot;'&quot;;[.$A182];&quot;',&quot;);&quot;&quot;)" office:value-type="string" office:string-value="'Exif.Nikon3.FlashMode'," calcext:value-type="string">
            <text:p>'Exif.Nikon3.FlashMode',</text:p>
          </table:table-cell>
          <table:table-cell table:style-name="ce2" table:formula="of:=IF(EXACT([.C182];&quot;x&quot;);CONCATENATE(&quot;'&quot;;[.$A182];&quot;',&quot;);&quot;&quot;)">
            <text:p/>
          </table:table-cell>
          <table:table-cell table:style-name="ce2" table:formula="of:=IF(EXACT([.C182];&quot;x&quot;);[.$A182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FlashSetting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83];&quot;x&quot;);CONCATENATE(&quot;'&quot;;[.$A183];&quot;',&quot;);&quot;&quot;)" office:value-type="string" office:string-value="'Exif.Nikon3.FlashSetting'," calcext:value-type="string">
            <text:p>'Exif.Nikon3.FlashSetting',</text:p>
          </table:table-cell>
          <table:table-cell table:style-name="ce2" table:formula="of:=IF(EXACT([.C183];&quot;x&quot;);CONCATENATE(&quot;'&quot;;[.$A183];&quot;',&quot;);&quot;&quot;)">
            <text:p/>
          </table:table-cell>
          <table:table-cell table:style-name="ce2" table:formula="of:=IF(EXACT([.C183];&quot;x&quot;);[.$A183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Focus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84];&quot;x&quot;);CONCATENATE(&quot;'&quot;;[.$A184];&quot;',&quot;);&quot;&quot;)" office:value-type="string" office:string-value="'Exif.Nikon3.Focus'," calcext:value-type="string">
            <text:p>'Exif.Nikon3.Focus',</text:p>
          </table:table-cell>
          <table:table-cell table:style-name="ce2" table:formula="of:=IF(EXACT([.C184];&quot;x&quot;);CONCATENATE(&quot;'&quot;;[.$A184];&quot;',&quot;);&quot;&quot;)">
            <text:p/>
          </table:table-cell>
          <table:table-cell table:style-name="ce2" table:formula="of:=IF(EXACT([.C184];&quot;x&quot;);[.$A184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HighISONoiseReduction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85];&quot;x&quot;);CONCATENATE(&quot;'&quot;;[.$A185];&quot;',&quot;);&quot;&quot;)" office:value-type="string" office:string-value="'Exif.Nikon3.HighISONoiseReduction'," calcext:value-type="string">
            <text:p>'Exif.Nikon3.HighISONoiseReduction',</text:p>
          </table:table-cell>
          <table:table-cell table:style-name="ce2" table:formula="of:=IF(EXACT([.C185];&quot;x&quot;);CONCATENATE(&quot;'&quot;;[.$A185];&quot;',&quot;);&quot;&quot;)">
            <text:p/>
          </table:table-cell>
          <table:table-cell table:style-name="ce2" table:formula="of:=IF(EXACT([.C185];&quot;x&quot;);[.$A185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ISOSettings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86];&quot;x&quot;);CONCATENATE(&quot;'&quot;;[.$A186];&quot;',&quot;);&quot;&quot;)" office:value-type="string" office:string-value="'Exif.Nikon3.ISOSettings'," calcext:value-type="string">
            <text:p>'Exif.Nikon3.ISOSettings',</text:p>
          </table:table-cell>
          <table:table-cell table:style-name="ce2" table:formula="of:=IF(EXACT([.C186];&quot;x&quot;);CONCATENATE(&quot;'&quot;;[.$A186];&quot;',&quot;);&quot;&quot;)">
            <text:p/>
          </table:table-cell>
          <table:table-cell table:style-name="ce2" table:formula="of:=IF(EXACT([.C186];&quot;x&quot;);[.$A186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ISOSpeed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87];&quot;x&quot;);CONCATENATE(&quot;'&quot;;[.$A187];&quot;',&quot;);&quot;&quot;)" office:value-type="string" office:string-value="'Exif.Nikon3.ISOSpeed'," calcext:value-type="string">
            <text:p>'Exif.Nikon3.ISOSpeed',</text:p>
          </table:table-cell>
          <table:table-cell table:style-name="ce2" table:formula="of:=IF(EXACT([.C187];&quot;x&quot;);CONCATENATE(&quot;'&quot;;[.$A187];&quot;',&quot;);&quot;&quot;)">
            <text:p/>
          </table:table-cell>
          <table:table-cell table:style-name="ce2" table:formula="of:=IF(EXACT([.C187];&quot;x&quot;);[.$A187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ImageBoundary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88];&quot;x&quot;);CONCATENATE(&quot;'&quot;;[.$A188];&quot;',&quot;);&quot;&quot;)" office:value-type="string" office:string-value="'Exif.Nikon3.ImageBoundary'," calcext:value-type="string">
            <text:p>'Exif.Nikon3.ImageBoundary',</text:p>
          </table:table-cell>
          <table:table-cell table:style-name="ce2" table:formula="of:=IF(EXACT([.C188];&quot;x&quot;);CONCATENATE(&quot;'&quot;;[.$A188];&quot;',&quot;);&quot;&quot;)">
            <text:p/>
          </table:table-cell>
          <table:table-cell table:style-name="ce2" table:formula="of:=IF(EXACT([.C188];&quot;x&quot;);[.$A188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ImageDataSiz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89];&quot;x&quot;);CONCATENATE(&quot;'&quot;;[.$A189];&quot;',&quot;);&quot;&quot;)" office:value-type="string" office:string-value="'Exif.Nikon3.ImageDataSize'," calcext:value-type="string">
            <text:p>'Exif.Nikon3.ImageDataSize',</text:p>
          </table:table-cell>
          <table:table-cell table:style-name="ce2" table:formula="of:=IF(EXACT([.C189];&quot;x&quot;);CONCATENATE(&quot;'&quot;;[.$A189];&quot;',&quot;);&quot;&quot;)">
            <text:p/>
          </table:table-cell>
          <table:table-cell table:style-name="ce2" table:formula="of:=IF(EXACT([.C189];&quot;x&quot;);[.$A189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Lens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90];&quot;x&quot;);CONCATENATE(&quot;'&quot;;[.$A190];&quot;',&quot;);&quot;&quot;)" office:value-type="string" office:string-value="'Exif.Nikon3.Lens'," calcext:value-type="string">
            <text:p>'Exif.Nikon3.Lens',</text:p>
          </table:table-cell>
          <table:table-cell table:style-name="ce2" table:formula="of:=IF(EXACT([.C190];&quot;x&quot;);CONCATENATE(&quot;'&quot;;[.$A190];&quot;',&quot;);&quot;&quot;)">
            <text:p/>
          </table:table-cell>
          <table:table-cell table:style-name="ce2" table:formula="of:=IF(EXACT([.C190];&quot;x&quot;);[.$A190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LensFStops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91];&quot;x&quot;);CONCATENATE(&quot;'&quot;;[.$A191];&quot;',&quot;);&quot;&quot;)" office:value-type="string" office:string-value="'Exif.Nikon3.LensFStops'," calcext:value-type="string">
            <text:p>'Exif.Nikon3.LensFStops',</text:p>
          </table:table-cell>
          <table:table-cell table:style-name="ce2" table:formula="of:=IF(EXACT([.C191];&quot;x&quot;);CONCATENATE(&quot;'&quot;;[.$A191];&quot;',&quot;);&quot;&quot;)">
            <text:p/>
          </table:table-cell>
          <table:table-cell table:style-name="ce2" table:formula="of:=IF(EXACT([.C191];&quot;x&quot;);[.$A191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LensTyp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92];&quot;x&quot;);CONCATENATE(&quot;'&quot;;[.$A192];&quot;',&quot;);&quot;&quot;)" office:value-type="string" office:string-value="'Exif.Nikon3.LensType'," calcext:value-type="string">
            <text:p>'Exif.Nikon3.LensType',</text:p>
          </table:table-cell>
          <table:table-cell table:style-name="ce2" table:formula="of:=IF(EXACT([.C192];&quot;x&quot;);CONCATENATE(&quot;'&quot;;[.$A192];&quot;',&quot;);&quot;&quot;)">
            <text:p/>
          </table:table-cell>
          <table:table-cell table:style-name="ce2" table:formula="of:=IF(EXACT([.C192];&quot;x&quot;);[.$A192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NoiseReduction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93];&quot;x&quot;);CONCATENATE(&quot;'&quot;;[.$A193];&quot;',&quot;);&quot;&quot;)" office:value-type="string" office:string-value="'Exif.Nikon3.NoiseReduction'," calcext:value-type="string">
            <text:p>'Exif.Nikon3.NoiseReduction',</text:p>
          </table:table-cell>
          <table:table-cell table:style-name="ce2" table:formula="of:=IF(EXACT([.C193];&quot;x&quot;);CONCATENATE(&quot;'&quot;;[.$A193];&quot;',&quot;);&quot;&quot;)">
            <text:p/>
          </table:table-cell>
          <table:table-cell table:style-name="ce2" table:formula="of:=IF(EXACT([.C193];&quot;x&quot;);[.$A193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Preview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94];&quot;x&quot;);CONCATENATE(&quot;'&quot;;[.$A194];&quot;',&quot;);&quot;&quot;)" office:value-type="string" office:string-value="'Exif.Nikon3.Preview'," calcext:value-type="string">
            <text:p>'Exif.Nikon3.Preview',</text:p>
          </table:table-cell>
          <table:table-cell table:style-name="ce2" table:formula="of:=IF(EXACT([.C194];&quot;x&quot;);CONCATENATE(&quot;'&quot;;[.$A194];&quot;',&quot;);&quot;&quot;)">
            <text:p/>
          </table:table-cell>
          <table:table-cell table:style-name="ce2" table:formula="of:=IF(EXACT([.C194];&quot;x&quot;);[.$A194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ProgramShift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95];&quot;x&quot;);CONCATENATE(&quot;'&quot;;[.$A195];&quot;',&quot;);&quot;&quot;)" office:value-type="string" office:string-value="'Exif.Nikon3.ProgramShift'," calcext:value-type="string">
            <text:p>'Exif.Nikon3.ProgramShift',</text:p>
          </table:table-cell>
          <table:table-cell table:style-name="ce2" table:formula="of:=IF(EXACT([.C195];&quot;x&quot;);CONCATENATE(&quot;'&quot;;[.$A195];&quot;',&quot;);&quot;&quot;)">
            <text:p/>
          </table:table-cell>
          <table:table-cell table:style-name="ce2" table:formula="of:=IF(EXACT([.C195];&quot;x&quot;);[.$A195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Quality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96];&quot;x&quot;);CONCATENATE(&quot;'&quot;;[.$A196];&quot;',&quot;);&quot;&quot;)" office:value-type="string" office:string-value="'Exif.Nikon3.Quality'," calcext:value-type="string">
            <text:p>'Exif.Nikon3.Quality',</text:p>
          </table:table-cell>
          <table:table-cell table:style-name="ce2" table:formula="of:=IF(EXACT([.C196];&quot;x&quot;);CONCATENATE(&quot;'&quot;;[.$A196];&quot;',&quot;);&quot;&quot;)">
            <text:p/>
          </table:table-cell>
          <table:table-cell table:style-name="ce2" table:formula="of:=IF(EXACT([.C196];&quot;x&quot;);[.$A196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RetouchHistory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97];&quot;x&quot;);CONCATENATE(&quot;'&quot;;[.$A197];&quot;',&quot;);&quot;&quot;)" office:value-type="string" office:string-value="'Exif.Nikon3.RetouchHistory'," calcext:value-type="string">
            <text:p>'Exif.Nikon3.RetouchHistory',</text:p>
          </table:table-cell>
          <table:table-cell table:style-name="ce2" table:formula="of:=IF(EXACT([.C197];&quot;x&quot;);CONCATENATE(&quot;'&quot;;[.$A197];&quot;',&quot;);&quot;&quot;)">
            <text:p/>
          </table:table-cell>
          <table:table-cell table:style-name="ce2" table:formula="of:=IF(EXACT([.C197];&quot;x&quot;);[.$A197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SerialNumber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98];&quot;x&quot;);CONCATENATE(&quot;'&quot;;[.$A198];&quot;',&quot;);&quot;&quot;)" office:value-type="string" office:string-value="'Exif.Nikon3.SerialNumber'," calcext:value-type="string">
            <text:p>'Exif.Nikon3.SerialNumber',</text:p>
          </table:table-cell>
          <table:table-cell table:style-name="ce2" table:formula="of:=IF(EXACT([.C198];&quot;x&quot;);CONCATENATE(&quot;'&quot;;[.$A198];&quot;',&quot;);&quot;&quot;)">
            <text:p/>
          </table:table-cell>
          <table:table-cell table:style-name="ce2" table:formula="of:=IF(EXACT([.C198];&quot;x&quot;);[.$A198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ShootingMod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199];&quot;x&quot;);CONCATENATE(&quot;'&quot;;[.$A199];&quot;',&quot;);&quot;&quot;)" office:value-type="string" office:string-value="'Exif.Nikon3.ShootingMode'," calcext:value-type="string">
            <text:p>'Exif.Nikon3.ShootingMode',</text:p>
          </table:table-cell>
          <table:table-cell table:style-name="ce2" table:formula="of:=IF(EXACT([.C199];&quot;x&quot;);CONCATENATE(&quot;'&quot;;[.$A199];&quot;',&quot;);&quot;&quot;)">
            <text:p/>
          </table:table-cell>
          <table:table-cell table:style-name="ce2" table:formula="of:=IF(EXACT([.C199];&quot;x&quot;);[.$A199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ShutterCount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00];&quot;x&quot;);CONCATENATE(&quot;'&quot;;[.$A200];&quot;',&quot;);&quot;&quot;)" office:value-type="string" office:string-value="'Exif.Nikon3.ShutterCount'," calcext:value-type="string">
            <text:p>'Exif.Nikon3.ShutterCount',</text:p>
          </table:table-cell>
          <table:table-cell table:style-name="ce2" table:formula="of:=IF(EXACT([.C200];&quot;x&quot;);CONCATENATE(&quot;'&quot;;[.$A200];&quot;',&quot;);&quot;&quot;)">
            <text:p/>
          </table:table-cell>
          <table:table-cell table:style-name="ce2" table:formula="of:=IF(EXACT([.C200];&quot;x&quot;);[.$A200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VariProgram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01];&quot;x&quot;);CONCATENATE(&quot;'&quot;;[.$A201];&quot;',&quot;);&quot;&quot;)" office:value-type="string" office:string-value="'Exif.Nikon3.VariProgram'," calcext:value-type="string">
            <text:p>'Exif.Nikon3.VariProgram',</text:p>
          </table:table-cell>
          <table:table-cell table:style-name="ce2" table:formula="of:=IF(EXACT([.C201];&quot;x&quot;);CONCATENATE(&quot;'&quot;;[.$A201];&quot;',&quot;);&quot;&quot;)">
            <text:p/>
          </table:table-cell>
          <table:table-cell table:style-name="ce2" table:formula="of:=IF(EXACT([.C201];&quot;x&quot;);[.$A201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Version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02];&quot;x&quot;);CONCATENATE(&quot;'&quot;;[.$A202];&quot;',&quot;);&quot;&quot;)" office:value-type="string" office:string-value="'Exif.Nikon3.Version'," calcext:value-type="string">
            <text:p>'Exif.Nikon3.Version',</text:p>
          </table:table-cell>
          <table:table-cell table:style-name="ce2" table:formula="of:=IF(EXACT([.C202];&quot;x&quot;);CONCATENATE(&quot;'&quot;;[.$A202];&quot;',&quot;);&quot;&quot;)">
            <text:p/>
          </table:table-cell>
          <table:table-cell table:style-name="ce2" table:formula="of:=IF(EXACT([.C202];&quot;x&quot;);[.$A202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3.WB_RBLevels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03];&quot;x&quot;);CONCATENATE(&quot;'&quot;;[.$A203];&quot;',&quot;);&quot;&quot;)" office:value-type="string" office:string-value="'Exif.Nikon3.WB_RBLevels'," calcext:value-type="string">
            <text:p>'Exif.Nikon3.WB_RBLevels',</text:p>
          </table:table-cell>
          <table:table-cell table:style-name="ce2" table:formula="of:=IF(EXACT([.C203];&quot;x&quot;);CONCATENATE(&quot;'&quot;;[.$A203];&quot;',&quot;);&quot;&quot;)">
            <text:p/>
          </table:table-cell>
          <table:table-cell table:style-name="ce2" table:formula="of:=IF(EXACT([.C203];&quot;x&quot;);[.$A203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WhiteBalanc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04];&quot;x&quot;);CONCATENATE(&quot;'&quot;;[.$A204];&quot;',&quot;);&quot;&quot;)" office:value-type="string" office:string-value="'Exif.Nikon3.WhiteBalance'," calcext:value-type="string">
            <text:p>'Exif.Nikon3.WhiteBalance',</text:p>
          </table:table-cell>
          <table:table-cell table:style-name="ce2" table:formula="of:=IF(EXACT([.C204];&quot;x&quot;);CONCATENATE(&quot;'&quot;;[.$A204];&quot;',&quot;);&quot;&quot;)">
            <text:p/>
          </table:table-cell>
          <table:table-cell table:style-name="ce2" table:formula="of:=IF(EXACT([.C204];&quot;x&quot;);[.$A204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3.WhiteBalanceBias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05];&quot;x&quot;);CONCATENATE(&quot;'&quot;;[.$A205];&quot;',&quot;);&quot;&quot;)" office:value-type="string" office:string-value="'Exif.Nikon3.WhiteBalanceBias'," calcext:value-type="string">
            <text:p>'Exif.Nikon3.WhiteBalanceBias',</text:p>
          </table:table-cell>
          <table:table-cell table:style-name="ce2" table:formula="of:=IF(EXACT([.C205];&quot;x&quot;);CONCATENATE(&quot;'&quot;;[.$A205];&quot;',&quot;);&quot;&quot;)">
            <text:p/>
          </table:table-cell>
          <table:table-cell table:style-name="ce2" table:formula="of:=IF(EXACT([.C205];&quot;x&quot;);[.$A205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Af2.0x000f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06];&quot;x&quot;);CONCATENATE(&quot;'&quot;;[.$A206];&quot;',&quot;);&quot;&quot;)" office:value-type="string" office:string-value="'Exif.NikonAf2.0x000f'," calcext:value-type="string">
            <text:p>'Exif.NikonAf2.0x000f',</text:p>
          </table:table-cell>
          <table:table-cell table:style-name="ce2" table:formula="of:=IF(EXACT([.C206];&quot;x&quot;);CONCATENATE(&quot;'&quot;;[.$A206];&quot;',&quot;);&quot;&quot;)">
            <text:p/>
          </table:table-cell>
          <table:table-cell table:style-name="ce2" table:formula="of:=IF(EXACT([.C206];&quot;x&quot;);[.$A206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Af2.AFAreaHeight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07];&quot;x&quot;);CONCATENATE(&quot;'&quot;;[.$A207];&quot;',&quot;);&quot;&quot;)" office:value-type="string" office:string-value="'Exif.NikonAf2.AFAreaHeight'," calcext:value-type="string">
            <text:p>'Exif.NikonAf2.AFAreaHeight',</text:p>
          </table:table-cell>
          <table:table-cell table:style-name="ce2" table:formula="of:=IF(EXACT([.C207];&quot;x&quot;);CONCATENATE(&quot;'&quot;;[.$A207];&quot;',&quot;);&quot;&quot;)">
            <text:p/>
          </table:table-cell>
          <table:table-cell table:style-name="ce2" table:formula="of:=IF(EXACT([.C207];&quot;x&quot;);[.$A207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Af2.AFAreaMod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08];&quot;x&quot;);CONCATENATE(&quot;'&quot;;[.$A208];&quot;',&quot;);&quot;&quot;)" office:value-type="string" office:string-value="'Exif.NikonAf2.AFAreaMode'," calcext:value-type="string">
            <text:p>'Exif.NikonAf2.AFAreaMode',</text:p>
          </table:table-cell>
          <table:table-cell table:style-name="ce2" table:formula="of:=IF(EXACT([.C208];&quot;x&quot;);CONCATENATE(&quot;'&quot;;[.$A208];&quot;',&quot;);&quot;&quot;)">
            <text:p/>
          </table:table-cell>
          <table:table-cell table:style-name="ce2" table:formula="of:=IF(EXACT([.C208];&quot;x&quot;);[.$A208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Af2.AFAreaWidth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09];&quot;x&quot;);CONCATENATE(&quot;'&quot;;[.$A209];&quot;',&quot;);&quot;&quot;)" office:value-type="string" office:string-value="'Exif.NikonAf2.AFAreaWidth'," calcext:value-type="string">
            <text:p>'Exif.NikonAf2.AFAreaWidth',</text:p>
          </table:table-cell>
          <table:table-cell table:style-name="ce2" table:formula="of:=IF(EXACT([.C209];&quot;x&quot;);CONCATENATE(&quot;'&quot;;[.$A209];&quot;',&quot;);&quot;&quot;)">
            <text:p/>
          </table:table-cell>
          <table:table-cell table:style-name="ce2" table:formula="of:=IF(EXACT([.C209];&quot;x&quot;);[.$A209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Af2.AFAreaXPosition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10];&quot;x&quot;);CONCATENATE(&quot;'&quot;;[.$A210];&quot;',&quot;);&quot;&quot;)" office:value-type="string" office:string-value="'Exif.NikonAf2.AFAreaXPosition'," calcext:value-type="string">
            <text:p>'Exif.NikonAf2.AFAreaXPosition',</text:p>
          </table:table-cell>
          <table:table-cell table:style-name="ce2" table:formula="of:=IF(EXACT([.C210];&quot;x&quot;);CONCATENATE(&quot;'&quot;;[.$A210];&quot;',&quot;);&quot;&quot;)">
            <text:p/>
          </table:table-cell>
          <table:table-cell table:style-name="ce2" table:formula="of:=IF(EXACT([.C210];&quot;x&quot;);[.$A210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Af2.AFAreaYPosition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11];&quot;x&quot;);CONCATENATE(&quot;'&quot;;[.$A211];&quot;',&quot;);&quot;&quot;)" office:value-type="string" office:string-value="'Exif.NikonAf2.AFAreaYPosition'," calcext:value-type="string">
            <text:p>'Exif.NikonAf2.AFAreaYPosition',</text:p>
          </table:table-cell>
          <table:table-cell table:style-name="ce2" table:formula="of:=IF(EXACT([.C211];&quot;x&quot;);CONCATENATE(&quot;'&quot;;[.$A211];&quot;',&quot;);&quot;&quot;)">
            <text:p/>
          </table:table-cell>
          <table:table-cell table:style-name="ce2" table:formula="of:=IF(EXACT([.C211];&quot;x&quot;);[.$A211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Af2.AFImageHeight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12];&quot;x&quot;);CONCATENATE(&quot;'&quot;;[.$A212];&quot;',&quot;);&quot;&quot;)" office:value-type="string" office:string-value="'Exif.NikonAf2.AFImageHeight'," calcext:value-type="string">
            <text:p>'Exif.NikonAf2.AFImageHeight',</text:p>
          </table:table-cell>
          <table:table-cell table:style-name="ce2" table:formula="of:=IF(EXACT([.C212];&quot;x&quot;);CONCATENATE(&quot;'&quot;;[.$A212];&quot;',&quot;);&quot;&quot;)">
            <text:p/>
          </table:table-cell>
          <table:table-cell table:style-name="ce2" table:formula="of:=IF(EXACT([.C212];&quot;x&quot;);[.$A212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Af2.AFImageWidth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13];&quot;x&quot;);CONCATENATE(&quot;'&quot;;[.$A213];&quot;',&quot;);&quot;&quot;)" office:value-type="string" office:string-value="'Exif.NikonAf2.AFImageWidth'," calcext:value-type="string">
            <text:p>'Exif.NikonAf2.AFImageWidth',</text:p>
          </table:table-cell>
          <table:table-cell table:style-name="ce2" table:formula="of:=IF(EXACT([.C213];&quot;x&quot;);CONCATENATE(&quot;'&quot;;[.$A213];&quot;',&quot;);&quot;&quot;)">
            <text:p/>
          </table:table-cell>
          <table:table-cell table:style-name="ce2" table:formula="of:=IF(EXACT([.C213];&quot;x&quot;);[.$A213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Af2.AFPointsUsed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14];&quot;x&quot;);CONCATENATE(&quot;'&quot;;[.$A214];&quot;',&quot;);&quot;&quot;)" office:value-type="string" office:string-value="'Exif.NikonAf2.AFPointsUsed'," calcext:value-type="string">
            <text:p>'Exif.NikonAf2.AFPointsUsed',</text:p>
          </table:table-cell>
          <table:table-cell table:style-name="ce2" table:formula="of:=IF(EXACT([.C214];&quot;x&quot;);CONCATENATE(&quot;'&quot;;[.$A214];&quot;',&quot;);&quot;&quot;)">
            <text:p/>
          </table:table-cell>
          <table:table-cell table:style-name="ce2" table:formula="of:=IF(EXACT([.C214];&quot;x&quot;);[.$A214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Af2.ContrastDetectAF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15];&quot;x&quot;);CONCATENATE(&quot;'&quot;;[.$A215];&quot;',&quot;);&quot;&quot;)" office:value-type="string" office:string-value="'Exif.NikonAf2.ContrastDetectAF'," calcext:value-type="string">
            <text:p>'Exif.NikonAf2.ContrastDetectAF',</text:p>
          </table:table-cell>
          <table:table-cell table:style-name="ce2" table:formula="of:=IF(EXACT([.C215];&quot;x&quot;);CONCATENATE(&quot;'&quot;;[.$A215];&quot;',&quot;);&quot;&quot;)">
            <text:p/>
          </table:table-cell>
          <table:table-cell table:style-name="ce2" table:formula="of:=IF(EXACT([.C215];&quot;x&quot;);[.$A215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Af2.ContrastDetectAFInFocus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16];&quot;x&quot;);CONCATENATE(&quot;'&quot;;[.$A216];&quot;',&quot;);&quot;&quot;)" office:value-type="string" office:string-value="'Exif.NikonAf2.ContrastDetectAFInFocus'," calcext:value-type="string">
            <text:p>'Exif.NikonAf2.ContrastDetectAFInFocus',</text:p>
          </table:table-cell>
          <table:table-cell table:style-name="ce2" table:formula="of:=IF(EXACT([.C216];&quot;x&quot;);CONCATENATE(&quot;'&quot;;[.$A216];&quot;',&quot;);&quot;&quot;)">
            <text:p/>
          </table:table-cell>
          <table:table-cell table:style-name="ce2" table:formula="of:=IF(EXACT([.C216];&quot;x&quot;);[.$A216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Af2.PhaseDetectAF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17];&quot;x&quot;);CONCATENATE(&quot;'&quot;;[.$A217];&quot;',&quot;);&quot;&quot;)" office:value-type="string" office:string-value="'Exif.NikonAf2.PhaseDetectAF'," calcext:value-type="string">
            <text:p>'Exif.NikonAf2.PhaseDetectAF',</text:p>
          </table:table-cell>
          <table:table-cell table:style-name="ce2" table:formula="of:=IF(EXACT([.C217];&quot;x&quot;);CONCATENATE(&quot;'&quot;;[.$A217];&quot;',&quot;);&quot;&quot;)">
            <text:p/>
          </table:table-cell>
          <table:table-cell table:style-name="ce2" table:formula="of:=IF(EXACT([.C217];&quot;x&quot;);[.$A217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Af2.PrimaryAFPoint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18];&quot;x&quot;);CONCATENATE(&quot;'&quot;;[.$A218];&quot;',&quot;);&quot;&quot;)" office:value-type="string" office:string-value="'Exif.NikonAf2.PrimaryAFPoint'," calcext:value-type="string">
            <text:p>'Exif.NikonAf2.PrimaryAFPoint',</text:p>
          </table:table-cell>
          <table:table-cell table:style-name="ce2" table:formula="of:=IF(EXACT([.C218];&quot;x&quot;);CONCATENATE(&quot;'&quot;;[.$A218];&quot;',&quot;);&quot;&quot;)">
            <text:p/>
          </table:table-cell>
          <table:table-cell table:style-name="ce2" table:formula="of:=IF(EXACT([.C218];&quot;x&quot;);[.$A218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Af2.Version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19];&quot;x&quot;);CONCATENATE(&quot;'&quot;;[.$A219];&quot;',&quot;);&quot;&quot;)" office:value-type="string" office:string-value="'Exif.NikonAf2.Version'," calcext:value-type="string">
            <text:p>'Exif.NikonAf2.Version',</text:p>
          </table:table-cell>
          <table:table-cell table:style-name="ce2" table:formula="of:=IF(EXACT([.C219];&quot;x&quot;);CONCATENATE(&quot;'&quot;;[.$A219];&quot;',&quot;);&quot;&quot;)">
            <text:p/>
          </table:table-cell>
          <table:table-cell table:style-name="ce2" table:formula="of:=IF(EXACT([.C219];&quot;x&quot;);[.$A219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Cb2b.0x0002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20];&quot;x&quot;);CONCATENATE(&quot;'&quot;;[.$A220];&quot;',&quot;);&quot;&quot;)" office:value-type="string" office:string-value="'Exif.NikonCb2b.0x0002'," calcext:value-type="string">
            <text:p>'Exif.NikonCb2b.0x0002',</text:p>
          </table:table-cell>
          <table:table-cell table:style-name="ce2" table:formula="of:=IF(EXACT([.C220];&quot;x&quot;);CONCATENATE(&quot;'&quot;;[.$A220];&quot;',&quot;);&quot;&quot;)">
            <text:p/>
          </table:table-cell>
          <table:table-cell table:style-name="ce2" table:formula="of:=IF(EXACT([.C220];&quot;x&quot;);[.$A220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Cb2b.0x008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21];&quot;x&quot;);CONCATENATE(&quot;'&quot;;[.$A221];&quot;',&quot;);&quot;&quot;)" office:value-type="string" office:string-value="'Exif.NikonCb2b.0x008e'," calcext:value-type="string">
            <text:p>'Exif.NikonCb2b.0x008e',</text:p>
          </table:table-cell>
          <table:table-cell table:style-name="ce2" table:formula="of:=IF(EXACT([.C221];&quot;x&quot;);CONCATENATE(&quot;'&quot;;[.$A221];&quot;',&quot;);&quot;&quot;)">
            <text:p/>
          </table:table-cell>
          <table:table-cell table:style-name="ce2" table:formula="of:=IF(EXACT([.C221];&quot;x&quot;);[.$A221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Cb2b.0x0095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22];&quot;x&quot;);CONCATENATE(&quot;'&quot;;[.$A222];&quot;',&quot;);&quot;&quot;)" office:value-type="string" office:string-value="'Exif.NikonCb2b.0x0095'," calcext:value-type="string">
            <text:p>'Exif.NikonCb2b.0x0095',</text:p>
          </table:table-cell>
          <table:table-cell table:style-name="ce2" table:formula="of:=IF(EXACT([.C222];&quot;x&quot;);CONCATENATE(&quot;'&quot;;[.$A222];&quot;',&quot;);&quot;&quot;)">
            <text:p/>
          </table:table-cell>
          <table:table-cell table:style-name="ce2" table:formula="of:=IF(EXACT([.C222];&quot;x&quot;);[.$A222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Cb2b.Version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23];&quot;x&quot;);CONCATENATE(&quot;'&quot;;[.$A223];&quot;',&quot;);&quot;&quot;)" office:value-type="string" office:string-value="'Exif.NikonCb2b.Version'," calcext:value-type="string">
            <text:p>'Exif.NikonCb2b.Version',</text:p>
          </table:table-cell>
          <table:table-cell table:style-name="ce2" table:formula="of:=IF(EXACT([.C223];&quot;x&quot;);CONCATENATE(&quot;'&quot;;[.$A223];&quot;',&quot;);&quot;&quot;)">
            <text:p/>
          </table:table-cell>
          <table:table-cell table:style-name="ce2" table:formula="of:=IF(EXACT([.C223];&quot;x&quot;);[.$A223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Cb2b.WB_RGGBLevels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24];&quot;x&quot;);CONCATENATE(&quot;'&quot;;[.$A224];&quot;',&quot;);&quot;&quot;)" office:value-type="string" office:string-value="'Exif.NikonCb2b.WB_RGGBLevels'," calcext:value-type="string">
            <text:p>'Exif.NikonCb2b.WB_RGGBLevels',</text:p>
          </table:table-cell>
          <table:table-cell table:style-name="ce2" table:formula="of:=IF(EXACT([.C224];&quot;x&quot;);CONCATENATE(&quot;'&quot;;[.$A224];&quot;',&quot;);&quot;&quot;)">
            <text:p/>
          </table:table-cell>
          <table:table-cell table:style-name="ce2" table:formula="of:=IF(EXACT([.C224];&quot;x&quot;);[.$A224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Fi.0x0004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25];&quot;x&quot;);CONCATENATE(&quot;'&quot;;[.$A225];&quot;',&quot;);&quot;&quot;)" office:value-type="string" office:string-value="'Exif.NikonFi.0x0004'," calcext:value-type="string">
            <text:p>'Exif.NikonFi.0x0004',</text:p>
          </table:table-cell>
          <table:table-cell table:style-name="ce2" table:formula="of:=IF(EXACT([.C225];&quot;x&quot;);CONCATENATE(&quot;'&quot;;[.$A225];&quot;',&quot;);&quot;&quot;)">
            <text:p/>
          </table:table-cell>
          <table:table-cell table:style-name="ce2" table:formula="of:=IF(EXACT([.C225];&quot;x&quot;);[.$A225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Fi.0x000a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26];&quot;x&quot;);CONCATENATE(&quot;'&quot;;[.$A226];&quot;',&quot;);&quot;&quot;)" office:value-type="string" office:string-value="'Exif.NikonFi.0x000a'," calcext:value-type="string">
            <text:p>'Exif.NikonFi.0x000a',</text:p>
          </table:table-cell>
          <table:table-cell table:style-name="ce2" table:formula="of:=IF(EXACT([.C226];&quot;x&quot;);CONCATENATE(&quot;'&quot;;[.$A226];&quot;',&quot;);&quot;&quot;)">
            <text:p/>
          </table:table-cell>
          <table:table-cell table:style-name="ce2" table:formula="of:=IF(EXACT([.C226];&quot;x&quot;);[.$A226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Fi.DirectoryNumber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27];&quot;x&quot;);CONCATENATE(&quot;'&quot;;[.$A227];&quot;',&quot;);&quot;&quot;)" office:value-type="string" office:string-value="'Exif.NikonFi.DirectoryNumber'," calcext:value-type="string">
            <text:p>'Exif.NikonFi.DirectoryNumber',</text:p>
          </table:table-cell>
          <table:table-cell table:style-name="ce2" table:formula="of:=IF(EXACT([.C227];&quot;x&quot;);CONCATENATE(&quot;'&quot;;[.$A227];&quot;',&quot;);&quot;&quot;)">
            <text:p/>
          </table:table-cell>
          <table:table-cell table:style-name="ce2" table:formula="of:=IF(EXACT([.C227];&quot;x&quot;);[.$A227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Fi.FileNumber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28];&quot;x&quot;);CONCATENATE(&quot;'&quot;;[.$A228];&quot;',&quot;);&quot;&quot;)" office:value-type="string" office:string-value="'Exif.NikonFi.FileNumber'," calcext:value-type="string">
            <text:p>'Exif.NikonFi.FileNumber',</text:p>
          </table:table-cell>
          <table:table-cell table:style-name="ce2" table:formula="of:=IF(EXACT([.C228];&quot;x&quot;);CONCATENATE(&quot;'&quot;;[.$A228];&quot;',&quot;);&quot;&quot;)">
            <text:p/>
          </table:table-cell>
          <table:table-cell table:style-name="ce2" table:formula="of:=IF(EXACT([.C228];&quot;x&quot;);[.$A228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Fi.Version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29];&quot;x&quot;);CONCATENATE(&quot;'&quot;;[.$A229];&quot;',&quot;);&quot;&quot;)" office:value-type="string" office:string-value="'Exif.NikonFi.Version'," calcext:value-type="string">
            <text:p>'Exif.NikonFi.Version',</text:p>
          </table:table-cell>
          <table:table-cell table:style-name="ce2" table:formula="of:=IF(EXACT([.C229];&quot;x&quot;);CONCATENATE(&quot;'&quot;;[.$A229];&quot;',&quot;);&quot;&quot;)">
            <text:p/>
          </table:table-cell>
          <table:table-cell table:style-name="ce2" table:formula="of:=IF(EXACT([.C229];&quot;x&quot;);[.$A229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Fl3.0x0005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30];&quot;x&quot;);CONCATENATE(&quot;'&quot;;[.$A230];&quot;',&quot;);&quot;&quot;)" office:value-type="string" office:string-value="'Exif.NikonFl3.0x0005'," calcext:value-type="string">
            <text:p>'Exif.NikonFl3.0x0005',</text:p>
          </table:table-cell>
          <table:table-cell table:style-name="ce2" table:formula="of:=IF(EXACT([.C230];&quot;x&quot;);CONCATENATE(&quot;'&quot;;[.$A230];&quot;',&quot;);&quot;&quot;)">
            <text:p/>
          </table:table-cell>
          <table:table-cell table:style-name="ce2" table:formula="of:=IF(EXACT([.C230];&quot;x&quot;);[.$A230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Fl3.0x0009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31];&quot;x&quot;);CONCATENATE(&quot;'&quot;;[.$A231];&quot;',&quot;);&quot;&quot;)" office:value-type="string" office:string-value="'Exif.NikonFl3.0x0009'," calcext:value-type="string">
            <text:p>'Exif.NikonFl3.0x0009',</text:p>
          </table:table-cell>
          <table:table-cell table:style-name="ce2" table:formula="of:=IF(EXACT([.C231];&quot;x&quot;);CONCATENATE(&quot;'&quot;;[.$A231];&quot;',&quot;);&quot;&quot;)">
            <text:p/>
          </table:table-cell>
          <table:table-cell table:style-name="ce2" table:formula="of:=IF(EXACT([.C231];&quot;x&quot;);[.$A231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Fl3.0x0011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32];&quot;x&quot;);CONCATENATE(&quot;'&quot;;[.$A232];&quot;',&quot;);&quot;&quot;)" office:value-type="string" office:string-value="'Exif.NikonFl3.0x0011'," calcext:value-type="string">
            <text:p>'Exif.NikonFl3.0x0011',</text:p>
          </table:table-cell>
          <table:table-cell table:style-name="ce2" table:formula="of:=IF(EXACT([.C232];&quot;x&quot;);CONCATENATE(&quot;'&quot;;[.$A232];&quot;',&quot;);&quot;&quot;)">
            <text:p/>
          </table:table-cell>
          <table:table-cell table:style-name="ce2" table:formula="of:=IF(EXACT([.C232];&quot;x&quot;);[.$A232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Fl3.ExternalFlashFirmwar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33];&quot;x&quot;);CONCATENATE(&quot;'&quot;;[.$A233];&quot;',&quot;);&quot;&quot;)" office:value-type="string" office:string-value="'Exif.NikonFl3.ExternalFlashFirmware'," calcext:value-type="string">
            <text:p>'Exif.NikonFl3.ExternalFlashFirmware',</text:p>
          </table:table-cell>
          <table:table-cell table:style-name="ce2" table:formula="of:=IF(EXACT([.C233];&quot;x&quot;);CONCATENATE(&quot;'&quot;;[.$A233];&quot;',&quot;);&quot;&quot;)">
            <text:p/>
          </table:table-cell>
          <table:table-cell table:style-name="ce2" table:formula="of:=IF(EXACT([.C233];&quot;x&quot;);[.$A233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Fl3.ExternalFlashFlags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34];&quot;x&quot;);CONCATENATE(&quot;'&quot;;[.$A234];&quot;',&quot;);&quot;&quot;)" office:value-type="string" office:string-value="'Exif.NikonFl3.ExternalFlashFlags'," calcext:value-type="string">
            <text:p>'Exif.NikonFl3.ExternalFlashFlags',</text:p>
          </table:table-cell>
          <table:table-cell table:style-name="ce2" table:formula="of:=IF(EXACT([.C234];&quot;x&quot;);CONCATENATE(&quot;'&quot;;[.$A234];&quot;',&quot;);&quot;&quot;)">
            <text:p/>
          </table:table-cell>
          <table:table-cell table:style-name="ce2" table:formula="of:=IF(EXACT([.C234];&quot;x&quot;);[.$A234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Fl3.FlashColorFilter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35];&quot;x&quot;);CONCATENATE(&quot;'&quot;;[.$A235];&quot;',&quot;);&quot;&quot;)" office:value-type="string" office:string-value="'Exif.NikonFl3.FlashColorFilter'," calcext:value-type="string">
            <text:p>'Exif.NikonFl3.FlashColorFilter',</text:p>
          </table:table-cell>
          <table:table-cell table:style-name="ce2" table:formula="of:=IF(EXACT([.C235];&quot;x&quot;);CONCATENATE(&quot;'&quot;;[.$A235];&quot;',&quot;);&quot;&quot;)">
            <text:p/>
          </table:table-cell>
          <table:table-cell table:style-name="ce2" table:formula="of:=IF(EXACT([.C235];&quot;x&quot;);[.$A235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Fl3.FlashFocalLength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36];&quot;x&quot;);CONCATENATE(&quot;'&quot;;[.$A236];&quot;',&quot;);&quot;&quot;)" office:value-type="string" office:string-value="'Exif.NikonFl3.FlashFocalLength'," calcext:value-type="string">
            <text:p>'Exif.NikonFl3.FlashFocalLength',</text:p>
          </table:table-cell>
          <table:table-cell table:style-name="ce2" table:formula="of:=IF(EXACT([.C236];&quot;x&quot;);CONCATENATE(&quot;'&quot;;[.$A236];&quot;',&quot;);&quot;&quot;)">
            <text:p/>
          </table:table-cell>
          <table:table-cell table:style-name="ce2" table:formula="of:=IF(EXACT([.C236];&quot;x&quot;);[.$A236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Fl3.FlashGNDistanc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37];&quot;x&quot;);CONCATENATE(&quot;'&quot;;[.$A237];&quot;',&quot;);&quot;&quot;)" office:value-type="string" office:string-value="'Exif.NikonFl3.FlashGNDistance'," calcext:value-type="string">
            <text:p>'Exif.NikonFl3.FlashGNDistance',</text:p>
          </table:table-cell>
          <table:table-cell table:style-name="ce2" table:formula="of:=IF(EXACT([.C237];&quot;x&quot;);CONCATENATE(&quot;'&quot;;[.$A237];&quot;',&quot;);&quot;&quot;)">
            <text:p/>
          </table:table-cell>
          <table:table-cell table:style-name="ce2" table:formula="of:=IF(EXACT([.C237];&quot;x&quot;);[.$A237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Fl3.FlashSourc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38];&quot;x&quot;);CONCATENATE(&quot;'&quot;;[.$A238];&quot;',&quot;);&quot;&quot;)" office:value-type="string" office:string-value="'Exif.NikonFl3.FlashSource'," calcext:value-type="string">
            <text:p>'Exif.NikonFl3.FlashSource',</text:p>
          </table:table-cell>
          <table:table-cell table:style-name="ce2" table:formula="of:=IF(EXACT([.C238];&quot;x&quot;);CONCATENATE(&quot;'&quot;;[.$A238];&quot;',&quot;);&quot;&quot;)">
            <text:p/>
          </table:table-cell>
          <table:table-cell table:style-name="ce2" table:formula="of:=IF(EXACT([.C238];&quot;x&quot;);[.$A238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Fl3.RepeatingFlashCount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39];&quot;x&quot;);CONCATENATE(&quot;'&quot;;[.$A239];&quot;',&quot;);&quot;&quot;)" office:value-type="string" office:string-value="'Exif.NikonFl3.RepeatingFlashCount'," calcext:value-type="string">
            <text:p>'Exif.NikonFl3.RepeatingFlashCount',</text:p>
          </table:table-cell>
          <table:table-cell table:style-name="ce2" table:formula="of:=IF(EXACT([.C239];&quot;x&quot;);CONCATENATE(&quot;'&quot;;[.$A239];&quot;',&quot;);&quot;&quot;)">
            <text:p/>
          </table:table-cell>
          <table:table-cell table:style-name="ce2" table:formula="of:=IF(EXACT([.C239];&quot;x&quot;);[.$A239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Fl3.RepeatingFlashRat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40];&quot;x&quot;);CONCATENATE(&quot;'&quot;;[.$A240];&quot;',&quot;);&quot;&quot;)" office:value-type="string" office:string-value="'Exif.NikonFl3.RepeatingFlashRate'," calcext:value-type="string">
            <text:p>'Exif.NikonFl3.RepeatingFlashRate',</text:p>
          </table:table-cell>
          <table:table-cell table:style-name="ce2" table:formula="of:=IF(EXACT([.C240];&quot;x&quot;);CONCATENATE(&quot;'&quot;;[.$A240];&quot;',&quot;);&quot;&quot;)">
            <text:p/>
          </table:table-cell>
          <table:table-cell table:style-name="ce2" table:formula="of:=IF(EXACT([.C240];&quot;x&quot;);[.$A240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Fl3.Version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41];&quot;x&quot;);CONCATENATE(&quot;'&quot;;[.$A241];&quot;',&quot;);&quot;&quot;)" office:value-type="string" office:string-value="'Exif.NikonFl3.Version'," calcext:value-type="string">
            <text:p>'Exif.NikonFl3.Version',</text:p>
          </table:table-cell>
          <table:table-cell table:style-name="ce2" table:formula="of:=IF(EXACT([.C241];&quot;x&quot;);CONCATENATE(&quot;'&quot;;[.$A241];&quot;',&quot;);&quot;&quot;)">
            <text:p/>
          </table:table-cell>
          <table:table-cell table:style-name="ce2" table:formula="of:=IF(EXACT([.C241];&quot;x&quot;);[.$A241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Ii.0x0001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42];&quot;x&quot;);CONCATENATE(&quot;'&quot;;[.$A242];&quot;',&quot;);&quot;&quot;)" office:value-type="string" office:string-value="'Exif.NikonIi.0x0001'," calcext:value-type="string">
            <text:p>'Exif.NikonIi.0x0001',</text:p>
          </table:table-cell>
          <table:table-cell table:style-name="ce2" table:formula="of:=IF(EXACT([.C242];&quot;x&quot;);CONCATENATE(&quot;'&quot;;[.$A242];&quot;',&quot;);&quot;&quot;)">
            <text:p/>
          </table:table-cell>
          <table:table-cell table:style-name="ce2" table:formula="of:=IF(EXACT([.C242];&quot;x&quot;);[.$A242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Ii.0x0007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43];&quot;x&quot;);CONCATENATE(&quot;'&quot;;[.$A243];&quot;',&quot;);&quot;&quot;)" office:value-type="string" office:string-value="'Exif.NikonIi.0x0007'," calcext:value-type="string">
            <text:p>'Exif.NikonIi.0x0007',</text:p>
          </table:table-cell>
          <table:table-cell table:style-name="ce2" table:formula="of:=IF(EXACT([.C243];&quot;x&quot;);CONCATENATE(&quot;'&quot;;[.$A243];&quot;',&quot;);&quot;&quot;)">
            <text:p/>
          </table:table-cell>
          <table:table-cell table:style-name="ce2" table:formula="of:=IF(EXACT([.C243];&quot;x&quot;);[.$A243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Ii.0x000c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44];&quot;x&quot;);CONCATENATE(&quot;'&quot;;[.$A244];&quot;',&quot;);&quot;&quot;)" office:value-type="string" office:string-value="'Exif.NikonIi.0x000c'," calcext:value-type="string">
            <text:p>'Exif.NikonIi.0x000c',</text:p>
          </table:table-cell>
          <table:table-cell table:style-name="ce2" table:formula="of:=IF(EXACT([.C244];&quot;x&quot;);CONCATENATE(&quot;'&quot;;[.$A244];&quot;',&quot;);&quot;&quot;)">
            <text:p/>
          </table:table-cell>
          <table:table-cell table:style-name="ce2" table:formula="of:=IF(EXACT([.C244];&quot;x&quot;);[.$A244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Ii.0x000d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45];&quot;x&quot;);CONCATENATE(&quot;'&quot;;[.$A245];&quot;',&quot;);&quot;&quot;)" office:value-type="string" office:string-value="'Exif.NikonIi.0x000d'," calcext:value-type="string">
            <text:p>'Exif.NikonIi.0x000d',</text:p>
          </table:table-cell>
          <table:table-cell table:style-name="ce2" table:formula="of:=IF(EXACT([.C245];&quot;x&quot;);CONCATENATE(&quot;'&quot;;[.$A245];&quot;',&quot;);&quot;&quot;)">
            <text:p/>
          </table:table-cell>
          <table:table-cell table:style-name="ce2" table:formula="of:=IF(EXACT([.C245];&quot;x&quot;);[.$A245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Ii.ISO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46];&quot;x&quot;);CONCATENATE(&quot;'&quot;;[.$A246];&quot;',&quot;);&quot;&quot;)" office:value-type="string" office:string-value="'Exif.NikonIi.ISO'," calcext:value-type="string">
            <text:p>'Exif.NikonIi.ISO',</text:p>
          </table:table-cell>
          <table:table-cell table:style-name="ce2" table:formula="of:=IF(EXACT([.C246];&quot;x&quot;);CONCATENATE(&quot;'&quot;;[.$A246];&quot;',&quot;);&quot;&quot;)">
            <text:p/>
          </table:table-cell>
          <table:table-cell table:style-name="ce2" table:formula="of:=IF(EXACT([.C246];&quot;x&quot;);[.$A246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Ii.ISO2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47];&quot;x&quot;);CONCATENATE(&quot;'&quot;;[.$A247];&quot;',&quot;);&quot;&quot;)" office:value-type="string" office:string-value="'Exif.NikonIi.ISO2'," calcext:value-type="string">
            <text:p>'Exif.NikonIi.ISO2',</text:p>
          </table:table-cell>
          <table:table-cell table:style-name="ce2" table:formula="of:=IF(EXACT([.C247];&quot;x&quot;);CONCATENATE(&quot;'&quot;;[.$A247];&quot;',&quot;);&quot;&quot;)">
            <text:p/>
          </table:table-cell>
          <table:table-cell table:style-name="ce2" table:formula="of:=IF(EXACT([.C247];&quot;x&quot;);[.$A247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Ii.ISOExpansion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48];&quot;x&quot;);CONCATENATE(&quot;'&quot;;[.$A248];&quot;',&quot;);&quot;&quot;)" office:value-type="string" office:string-value="'Exif.NikonIi.ISOExpansion'," calcext:value-type="string">
            <text:p>'Exif.NikonIi.ISOExpansion',</text:p>
          </table:table-cell>
          <table:table-cell table:style-name="ce2" table:formula="of:=IF(EXACT([.C248];&quot;x&quot;);CONCATENATE(&quot;'&quot;;[.$A248];&quot;',&quot;);&quot;&quot;)">
            <text:p/>
          </table:table-cell>
          <table:table-cell table:style-name="ce2" table:formula="of:=IF(EXACT([.C248];&quot;x&quot;);[.$A248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Ii.ISOExpansion2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49];&quot;x&quot;);CONCATENATE(&quot;'&quot;;[.$A249];&quot;',&quot;);&quot;&quot;)" office:value-type="string" office:string-value="'Exif.NikonIi.ISOExpansion2'," calcext:value-type="string">
            <text:p>'Exif.NikonIi.ISOExpansion2',</text:p>
          </table:table-cell>
          <table:table-cell table:style-name="ce2" table:formula="of:=IF(EXACT([.C249];&quot;x&quot;);CONCATENATE(&quot;'&quot;;[.$A249];&quot;',&quot;);&quot;&quot;)">
            <text:p/>
          </table:table-cell>
          <table:table-cell table:style-name="ce2" table:formula="of:=IF(EXACT([.C249];&quot;x&quot;);[.$A249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Ld3.0x0006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50];&quot;x&quot;);CONCATENATE(&quot;'&quot;;[.$A250];&quot;',&quot;);&quot;&quot;)" office:value-type="string" office:string-value="'Exif.NikonLd3.0x0006'," calcext:value-type="string">
            <text:p>'Exif.NikonLd3.0x0006',</text:p>
          </table:table-cell>
          <table:table-cell table:style-name="ce2" table:formula="of:=IF(EXACT([.C250];&quot;x&quot;);CONCATENATE(&quot;'&quot;;[.$A250];&quot;',&quot;);&quot;&quot;)">
            <text:p/>
          </table:table-cell>
          <table:table-cell table:style-name="ce2" table:formula="of:=IF(EXACT([.C250];&quot;x&quot;);[.$A250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Ld3.0x0007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51];&quot;x&quot;);CONCATENATE(&quot;'&quot;;[.$A251];&quot;',&quot;);&quot;&quot;)" office:value-type="string" office:string-value="'Exif.NikonLd3.0x0007'," calcext:value-type="string">
            <text:p>'Exif.NikonLd3.0x0007',</text:p>
          </table:table-cell>
          <table:table-cell table:style-name="ce2" table:formula="of:=IF(EXACT([.C251];&quot;x&quot;);CONCATENATE(&quot;'&quot;;[.$A251];&quot;',&quot;);&quot;&quot;)">
            <text:p/>
          </table:table-cell>
          <table:table-cell table:style-name="ce2" table:formula="of:=IF(EXACT([.C251];&quot;x&quot;);[.$A251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Ld3.0x0009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52];&quot;x&quot;);CONCATENATE(&quot;'&quot;;[.$A252];&quot;',&quot;);&quot;&quot;)" office:value-type="string" office:string-value="'Exif.NikonLd3.0x0009'," calcext:value-type="string">
            <text:p>'Exif.NikonLd3.0x0009',</text:p>
          </table:table-cell>
          <table:table-cell table:style-name="ce2" table:formula="of:=IF(EXACT([.C252];&quot;x&quot;);CONCATENATE(&quot;'&quot;;[.$A252];&quot;',&quot;);&quot;&quot;)">
            <text:p/>
          </table:table-cell>
          <table:table-cell table:style-name="ce2" table:formula="of:=IF(EXACT([.C252];&quot;x&quot;);[.$A252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Ld3.0x0014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53];&quot;x&quot;);CONCATENATE(&quot;'&quot;;[.$A253];&quot;',&quot;);&quot;&quot;)" office:value-type="string" office:string-value="'Exif.NikonLd3.0x0014'," calcext:value-type="string">
            <text:p>'Exif.NikonLd3.0x0014',</text:p>
          </table:table-cell>
          <table:table-cell table:style-name="ce2" table:formula="of:=IF(EXACT([.C253];&quot;x&quot;);CONCATENATE(&quot;'&quot;;[.$A253];&quot;',&quot;);&quot;&quot;)">
            <text:p/>
          </table:table-cell>
          <table:table-cell table:style-name="ce2" table:formula="of:=IF(EXACT([.C253];&quot;x&quot;);[.$A253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Ld3.0x0015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54];&quot;x&quot;);CONCATENATE(&quot;'&quot;;[.$A254];&quot;',&quot;);&quot;&quot;)" office:value-type="string" office:string-value="'Exif.NikonLd3.0x0015'," calcext:value-type="string">
            <text:p>'Exif.NikonLd3.0x0015',</text:p>
          </table:table-cell>
          <table:table-cell table:style-name="ce2" table:formula="of:=IF(EXACT([.C254];&quot;x&quot;);CONCATENATE(&quot;'&quot;;[.$A254];&quot;',&quot;);&quot;&quot;)">
            <text:p/>
          </table:table-cell>
          <table:table-cell table:style-name="ce2" table:formula="of:=IF(EXACT([.C254];&quot;x&quot;);[.$A254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Ld3.0x0016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55];&quot;x&quot;);CONCATENATE(&quot;'&quot;;[.$A255];&quot;',&quot;);&quot;&quot;)" office:value-type="string" office:string-value="'Exif.NikonLd3.0x0016'," calcext:value-type="string">
            <text:p>'Exif.NikonLd3.0x0016',</text:p>
          </table:table-cell>
          <table:table-cell table:style-name="ce2" table:formula="of:=IF(EXACT([.C255];&quot;x&quot;);CONCATENATE(&quot;'&quot;;[.$A255];&quot;',&quot;);&quot;&quot;)">
            <text:p/>
          </table:table-cell>
          <table:table-cell table:style-name="ce2" table:formula="of:=IF(EXACT([.C255];&quot;x&quot;);[.$A255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Ld3.0x0017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56];&quot;x&quot;);CONCATENATE(&quot;'&quot;;[.$A256];&quot;',&quot;);&quot;&quot;)" office:value-type="string" office:string-value="'Exif.NikonLd3.0x0017'," calcext:value-type="string">
            <text:p>'Exif.NikonLd3.0x0017',</text:p>
          </table:table-cell>
          <table:table-cell table:style-name="ce2" table:formula="of:=IF(EXACT([.C256];&quot;x&quot;);CONCATENATE(&quot;'&quot;;[.$A256];&quot;',&quot;);&quot;&quot;)">
            <text:p/>
          </table:table-cell>
          <table:table-cell table:style-name="ce2" table:formula="of:=IF(EXACT([.C256];&quot;x&quot;);[.$A256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Ld3.0x0018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57];&quot;x&quot;);CONCATENATE(&quot;'&quot;;[.$A257];&quot;',&quot;);&quot;&quot;)" office:value-type="string" office:string-value="'Exif.NikonLd3.0x0018'," calcext:value-type="string">
            <text:p>'Exif.NikonLd3.0x0018',</text:p>
          </table:table-cell>
          <table:table-cell table:style-name="ce2" table:formula="of:=IF(EXACT([.C257];&quot;x&quot;);CONCATENATE(&quot;'&quot;;[.$A257];&quot;',&quot;);&quot;&quot;)">
            <text:p/>
          </table:table-cell>
          <table:table-cell table:style-name="ce2" table:formula="of:=IF(EXACT([.C257];&quot;x&quot;);[.$A257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Ld3.0x0019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58];&quot;x&quot;);CONCATENATE(&quot;'&quot;;[.$A258];&quot;',&quot;);&quot;&quot;)" office:value-type="string" office:string-value="'Exif.NikonLd3.0x0019'," calcext:value-type="string">
            <text:p>'Exif.NikonLd3.0x0019',</text:p>
          </table:table-cell>
          <table:table-cell table:style-name="ce2" table:formula="of:=IF(EXACT([.C258];&quot;x&quot;);CONCATENATE(&quot;'&quot;;[.$A258];&quot;',&quot;);&quot;&quot;)">
            <text:p/>
          </table:table-cell>
          <table:table-cell table:style-name="ce2" table:formula="of:=IF(EXACT([.C258];&quot;x&quot;);[.$A258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Ld3.0x001a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59];&quot;x&quot;);CONCATENATE(&quot;'&quot;;[.$A259];&quot;',&quot;);&quot;&quot;)" office:value-type="string" office:string-value="'Exif.NikonLd3.0x001a'," calcext:value-type="string">
            <text:p>'Exif.NikonLd3.0x001a',</text:p>
          </table:table-cell>
          <table:table-cell table:style-name="ce2" table:formula="of:=IF(EXACT([.C259];&quot;x&quot;);CONCATENATE(&quot;'&quot;;[.$A259];&quot;',&quot;);&quot;&quot;)">
            <text:p/>
          </table:table-cell>
          <table:table-cell table:style-name="ce2" table:formula="of:=IF(EXACT([.C259];&quot;x&quot;);[.$A259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Ld3.0x001b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60];&quot;x&quot;);CONCATENATE(&quot;'&quot;;[.$A260];&quot;',&quot;);&quot;&quot;)" office:value-type="string" office:string-value="'Exif.NikonLd3.0x001b'," calcext:value-type="string">
            <text:p>'Exif.NikonLd3.0x001b',</text:p>
          </table:table-cell>
          <table:table-cell table:style-name="ce2" table:formula="of:=IF(EXACT([.C260];&quot;x&quot;);CONCATENATE(&quot;'&quot;;[.$A260];&quot;',&quot;);&quot;&quot;)">
            <text:p/>
          </table:table-cell>
          <table:table-cell table:style-name="ce2" table:formula="of:=IF(EXACT([.C260];&quot;x&quot;);[.$A260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Ld3.0x001c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61];&quot;x&quot;);CONCATENATE(&quot;'&quot;;[.$A261];&quot;',&quot;);&quot;&quot;)" office:value-type="string" office:string-value="'Exif.NikonLd3.0x001c'," calcext:value-type="string">
            <text:p>'Exif.NikonLd3.0x001c',</text:p>
          </table:table-cell>
          <table:table-cell table:style-name="ce2" table:formula="of:=IF(EXACT([.C261];&quot;x&quot;);CONCATENATE(&quot;'&quot;;[.$A261];&quot;',&quot;);&quot;&quot;)">
            <text:p/>
          </table:table-cell>
          <table:table-cell table:style-name="ce2" table:formula="of:=IF(EXACT([.C261];&quot;x&quot;);[.$A261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Ld3.0x001d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62];&quot;x&quot;);CONCATENATE(&quot;'&quot;;[.$A262];&quot;',&quot;);&quot;&quot;)" office:value-type="string" office:string-value="'Exif.NikonLd3.0x001d'," calcext:value-type="string">
            <text:p>'Exif.NikonLd3.0x001d',</text:p>
          </table:table-cell>
          <table:table-cell table:style-name="ce2" table:formula="of:=IF(EXACT([.C262];&quot;x&quot;);CONCATENATE(&quot;'&quot;;[.$A262];&quot;',&quot;);&quot;&quot;)">
            <text:p/>
          </table:table-cell>
          <table:table-cell table:style-name="ce2" table:formula="of:=IF(EXACT([.C262];&quot;x&quot;);[.$A262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Ld3.0x001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63];&quot;x&quot;);CONCATENATE(&quot;'&quot;;[.$A263];&quot;',&quot;);&quot;&quot;)" office:value-type="string" office:string-value="'Exif.NikonLd3.0x001e'," calcext:value-type="string">
            <text:p>'Exif.NikonLd3.0x001e',</text:p>
          </table:table-cell>
          <table:table-cell table:style-name="ce2" table:formula="of:=IF(EXACT([.C263];&quot;x&quot;);CONCATENATE(&quot;'&quot;;[.$A263];&quot;',&quot;);&quot;&quot;)">
            <text:p/>
          </table:table-cell>
          <table:table-cell table:style-name="ce2" table:formula="of:=IF(EXACT([.C263];&quot;x&quot;);[.$A263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Ld3.0x001f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64];&quot;x&quot;);CONCATENATE(&quot;'&quot;;[.$A264];&quot;',&quot;);&quot;&quot;)" office:value-type="string" office:string-value="'Exif.NikonLd3.0x001f'," calcext:value-type="string">
            <text:p>'Exif.NikonLd3.0x001f',</text:p>
          </table:table-cell>
          <table:table-cell table:style-name="ce2" table:formula="of:=IF(EXACT([.C264];&quot;x&quot;);CONCATENATE(&quot;'&quot;;[.$A264];&quot;',&quot;);&quot;&quot;)">
            <text:p/>
          </table:table-cell>
          <table:table-cell table:style-name="ce2" table:formula="of:=IF(EXACT([.C264];&quot;x&quot;);[.$A264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Ld3.0x0020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65];&quot;x&quot;);CONCATENATE(&quot;'&quot;;[.$A265];&quot;',&quot;);&quot;&quot;)" office:value-type="string" office:string-value="'Exif.NikonLd3.0x0020'," calcext:value-type="string">
            <text:p>'Exif.NikonLd3.0x0020',</text:p>
          </table:table-cell>
          <table:table-cell table:style-name="ce2" table:formula="of:=IF(EXACT([.C265];&quot;x&quot;);CONCATENATE(&quot;'&quot;;[.$A265];&quot;',&quot;);&quot;&quot;)">
            <text:p/>
          </table:table-cell>
          <table:table-cell table:style-name="ce2" table:formula="of:=IF(EXACT([.C265];&quot;x&quot;);[.$A265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Ld3.AFApertur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66];&quot;x&quot;);CONCATENATE(&quot;'&quot;;[.$A266];&quot;',&quot;);&quot;&quot;)" office:value-type="string" office:string-value="'Exif.NikonLd3.AFAperture'," calcext:value-type="string">
            <text:p>'Exif.NikonLd3.AFAperture',</text:p>
          </table:table-cell>
          <table:table-cell table:style-name="ce2" table:formula="of:=IF(EXACT([.C266];&quot;x&quot;);CONCATENATE(&quot;'&quot;;[.$A266];&quot;',&quot;);&quot;&quot;)">
            <text:p/>
          </table:table-cell>
          <table:table-cell table:style-name="ce2" table:formula="of:=IF(EXACT([.C266];&quot;x&quot;);[.$A266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Ld3.EffectiveMaxApertur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67];&quot;x&quot;);CONCATENATE(&quot;'&quot;;[.$A267];&quot;',&quot;);&quot;&quot;)" office:value-type="string" office:string-value="'Exif.NikonLd3.EffectiveMaxAperture'," calcext:value-type="string">
            <text:p>'Exif.NikonLd3.EffectiveMaxAperture',</text:p>
          </table:table-cell>
          <table:table-cell table:style-name="ce2" table:formula="of:=IF(EXACT([.C267];&quot;x&quot;);CONCATENATE(&quot;'&quot;;[.$A267];&quot;',&quot;);&quot;&quot;)">
            <text:p/>
          </table:table-cell>
          <table:table-cell table:style-name="ce2" table:formula="of:=IF(EXACT([.C267];&quot;x&quot;);[.$A267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Ld3.ExitPupilPosition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68];&quot;x&quot;);CONCATENATE(&quot;'&quot;;[.$A268];&quot;',&quot;);&quot;&quot;)" office:value-type="string" office:string-value="'Exif.NikonLd3.ExitPupilPosition'," calcext:value-type="string">
            <text:p>'Exif.NikonLd3.ExitPupilPosition',</text:p>
          </table:table-cell>
          <table:table-cell table:style-name="ce2" table:formula="of:=IF(EXACT([.C268];&quot;x&quot;);CONCATENATE(&quot;'&quot;;[.$A268];&quot;',&quot;);&quot;&quot;)">
            <text:p/>
          </table:table-cell>
          <table:table-cell table:style-name="ce2" table:formula="of:=IF(EXACT([.C268];&quot;x&quot;);[.$A268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Ld3.FocalLength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69];&quot;x&quot;);CONCATENATE(&quot;'&quot;;[.$A269];&quot;',&quot;);&quot;&quot;)" office:value-type="string" office:string-value="'Exif.NikonLd3.FocalLength'," calcext:value-type="string">
            <text:p>'Exif.NikonLd3.FocalLength',</text:p>
          </table:table-cell>
          <table:table-cell table:style-name="ce2" table:formula="of:=IF(EXACT([.C269];&quot;x&quot;);CONCATENATE(&quot;'&quot;;[.$A269];&quot;',&quot;);&quot;&quot;)">
            <text:p/>
          </table:table-cell>
          <table:table-cell table:style-name="ce2" table:formula="of:=IF(EXACT([.C269];&quot;x&quot;);[.$A269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Ld3.FocusDistanc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70];&quot;x&quot;);CONCATENATE(&quot;'&quot;;[.$A270];&quot;',&quot;);&quot;&quot;)" office:value-type="string" office:string-value="'Exif.NikonLd3.FocusDistance'," calcext:value-type="string">
            <text:p>'Exif.NikonLd3.FocusDistance',</text:p>
          </table:table-cell>
          <table:table-cell table:style-name="ce2" table:formula="of:=IF(EXACT([.C270];&quot;x&quot;);CONCATENATE(&quot;'&quot;;[.$A270];&quot;',&quot;);&quot;&quot;)">
            <text:p/>
          </table:table-cell>
          <table:table-cell table:style-name="ce2" table:formula="of:=IF(EXACT([.C270];&quot;x&quot;);[.$A270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Ld3.FocusPosition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71];&quot;x&quot;);CONCATENATE(&quot;'&quot;;[.$A271];&quot;',&quot;);&quot;&quot;)" office:value-type="string" office:string-value="'Exif.NikonLd3.FocusPosition'," calcext:value-type="string">
            <text:p>'Exif.NikonLd3.FocusPosition',</text:p>
          </table:table-cell>
          <table:table-cell table:style-name="ce2" table:formula="of:=IF(EXACT([.C271];&quot;x&quot;);CONCATENATE(&quot;'&quot;;[.$A271];&quot;',&quot;);&quot;&quot;)">
            <text:p/>
          </table:table-cell>
          <table:table-cell table:style-name="ce2" table:formula="of:=IF(EXACT([.C271];&quot;x&quot;);[.$A271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Ld3.LensFStops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72];&quot;x&quot;);CONCATENATE(&quot;'&quot;;[.$A272];&quot;',&quot;);&quot;&quot;)" office:value-type="string" office:string-value="'Exif.NikonLd3.LensFStops'," calcext:value-type="string">
            <text:p>'Exif.NikonLd3.LensFStops',</text:p>
          </table:table-cell>
          <table:table-cell table:style-name="ce2" table:formula="of:=IF(EXACT([.C272];&quot;x&quot;);CONCATENATE(&quot;'&quot;;[.$A272];&quot;',&quot;);&quot;&quot;)">
            <text:p/>
          </table:table-cell>
          <table:table-cell table:style-name="ce2" table:formula="of:=IF(EXACT([.C272];&quot;x&quot;);[.$A272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Ld3.LensIDNumber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73];&quot;x&quot;);CONCATENATE(&quot;'&quot;;[.$A273];&quot;',&quot;);&quot;&quot;)" office:value-type="string" office:string-value="'Exif.NikonLd3.LensIDNumber'," calcext:value-type="string">
            <text:p>'Exif.NikonLd3.LensIDNumber',</text:p>
          </table:table-cell>
          <table:table-cell table:style-name="ce2" table:formula="of:=IF(EXACT([.C273];&quot;x&quot;);CONCATENATE(&quot;'&quot;;[.$A273];&quot;',&quot;);&quot;&quot;)">
            <text:p/>
          </table:table-cell>
          <table:table-cell table:style-name="ce2" table:formula="of:=IF(EXACT([.C273];&quot;x&quot;);[.$A273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Ld3.MCUVersion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74];&quot;x&quot;);CONCATENATE(&quot;'&quot;;[.$A274];&quot;',&quot;);&quot;&quot;)" office:value-type="string" office:string-value="'Exif.NikonLd3.MCUVersion'," calcext:value-type="string">
            <text:p>'Exif.NikonLd3.MCUVersion',</text:p>
          </table:table-cell>
          <table:table-cell table:style-name="ce2" table:formula="of:=IF(EXACT([.C274];&quot;x&quot;);CONCATENATE(&quot;'&quot;;[.$A274];&quot;',&quot;);&quot;&quot;)">
            <text:p/>
          </table:table-cell>
          <table:table-cell table:style-name="ce2" table:formula="of:=IF(EXACT([.C274];&quot;x&quot;);[.$A274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Ld3.MaxApertureAtMaxFocal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75];&quot;x&quot;);CONCATENATE(&quot;'&quot;;[.$A275];&quot;',&quot;);&quot;&quot;)" office:value-type="string" office:string-value="'Exif.NikonLd3.MaxApertureAtMaxFocal'," calcext:value-type="string">
            <text:p>'Exif.NikonLd3.MaxApertureAtMaxFocal',</text:p>
          </table:table-cell>
          <table:table-cell table:style-name="ce2" table:formula="of:=IF(EXACT([.C275];&quot;x&quot;);CONCATENATE(&quot;'&quot;;[.$A275];&quot;',&quot;);&quot;&quot;)">
            <text:p/>
          </table:table-cell>
          <table:table-cell table:style-name="ce2" table:formula="of:=IF(EXACT([.C275];&quot;x&quot;);[.$A275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Ld3.MaxApertureAtMinFocal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76];&quot;x&quot;);CONCATENATE(&quot;'&quot;;[.$A276];&quot;',&quot;);&quot;&quot;)" office:value-type="string" office:string-value="'Exif.NikonLd3.MaxApertureAtMinFocal'," calcext:value-type="string">
            <text:p>'Exif.NikonLd3.MaxApertureAtMinFocal',</text:p>
          </table:table-cell>
          <table:table-cell table:style-name="ce2" table:formula="of:=IF(EXACT([.C276];&quot;x&quot;);CONCATENATE(&quot;'&quot;;[.$A276];&quot;',&quot;);&quot;&quot;)">
            <text:p/>
          </table:table-cell>
          <table:table-cell table:style-name="ce2" table:formula="of:=IF(EXACT([.C276];&quot;x&quot;);[.$A276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Ld3.MaxFocalLength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77];&quot;x&quot;);CONCATENATE(&quot;'&quot;;[.$A277];&quot;',&quot;);&quot;&quot;)" office:value-type="string" office:string-value="'Exif.NikonLd3.MaxFocalLength'," calcext:value-type="string">
            <text:p>'Exif.NikonLd3.MaxFocalLength',</text:p>
          </table:table-cell>
          <table:table-cell table:style-name="ce2" table:formula="of:=IF(EXACT([.C277];&quot;x&quot;);CONCATENATE(&quot;'&quot;;[.$A277];&quot;',&quot;);&quot;&quot;)">
            <text:p/>
          </table:table-cell>
          <table:table-cell table:style-name="ce2" table:formula="of:=IF(EXACT([.C277];&quot;x&quot;);[.$A277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Ld3.MinFocalLength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78];&quot;x&quot;);CONCATENATE(&quot;'&quot;;[.$A278];&quot;',&quot;);&quot;&quot;)" office:value-type="string" office:string-value="'Exif.NikonLd3.MinFocalLength'," calcext:value-type="string">
            <text:p>'Exif.NikonLd3.MinFocalLength',</text:p>
          </table:table-cell>
          <table:table-cell table:style-name="ce2" table:formula="of:=IF(EXACT([.C278];&quot;x&quot;);CONCATENATE(&quot;'&quot;;[.$A278];&quot;',&quot;);&quot;&quot;)">
            <text:p/>
          </table:table-cell>
          <table:table-cell table:style-name="ce2" table:formula="of:=IF(EXACT([.C278];&quot;x&quot;);[.$A278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Ld3.Version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79];&quot;x&quot;);CONCATENATE(&quot;'&quot;;[.$A279];&quot;',&quot;);&quot;&quot;)" office:value-type="string" office:string-value="'Exif.NikonLd3.Version'," calcext:value-type="string">
            <text:p>'Exif.NikonLd3.Version',</text:p>
          </table:table-cell>
          <table:table-cell table:style-name="ce2" table:formula="of:=IF(EXACT([.C279];&quot;x&quot;);CONCATENATE(&quot;'&quot;;[.$A279];&quot;',&quot;);&quot;&quot;)">
            <text:p/>
          </table:table-cell>
          <table:table-cell table:style-name="ce2" table:formula="of:=IF(EXACT([.C279];&quot;x&quot;);[.$A279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Me.MultiExposureAutoGain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80];&quot;x&quot;);CONCATENATE(&quot;'&quot;;[.$A280];&quot;',&quot;);&quot;&quot;)" office:value-type="string" office:string-value="'Exif.NikonMe.MultiExposureAutoGain'," calcext:value-type="string">
            <text:p>'Exif.NikonMe.MultiExposureAutoGain',</text:p>
          </table:table-cell>
          <table:table-cell table:style-name="ce2" table:formula="of:=IF(EXACT([.C280];&quot;x&quot;);CONCATENATE(&quot;'&quot;;[.$A280];&quot;',&quot;);&quot;&quot;)">
            <text:p/>
          </table:table-cell>
          <table:table-cell table:style-name="ce2" table:formula="of:=IF(EXACT([.C280];&quot;x&quot;);[.$A280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Me.MultiExposureMod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81];&quot;x&quot;);CONCATENATE(&quot;'&quot;;[.$A281];&quot;',&quot;);&quot;&quot;)" office:value-type="string" office:string-value="'Exif.NikonMe.MultiExposureMode'," calcext:value-type="string">
            <text:p>'Exif.NikonMe.MultiExposureMode',</text:p>
          </table:table-cell>
          <table:table-cell table:style-name="ce2" table:formula="of:=IF(EXACT([.C281];&quot;x&quot;);CONCATENATE(&quot;'&quot;;[.$A281];&quot;',&quot;);&quot;&quot;)">
            <text:p/>
          </table:table-cell>
          <table:table-cell table:style-name="ce2" table:formula="of:=IF(EXACT([.C281];&quot;x&quot;);[.$A281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Me.MultiExposureShots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82];&quot;x&quot;);CONCATENATE(&quot;'&quot;;[.$A282];&quot;',&quot;);&quot;&quot;)" office:value-type="string" office:string-value="'Exif.NikonMe.MultiExposureShots'," calcext:value-type="string">
            <text:p>'Exif.NikonMe.MultiExposureShots',</text:p>
          </table:table-cell>
          <table:table-cell table:style-name="ce2" table:formula="of:=IF(EXACT([.C282];&quot;x&quot;);CONCATENATE(&quot;'&quot;;[.$A282];&quot;',&quot;);&quot;&quot;)">
            <text:p/>
          </table:table-cell>
          <table:table-cell table:style-name="ce2" table:formula="of:=IF(EXACT([.C282];&quot;x&quot;);[.$A282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Me.Version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83];&quot;x&quot;);CONCATENATE(&quot;'&quot;;[.$A283];&quot;',&quot;);&quot;&quot;)" office:value-type="string" office:string-value="'Exif.NikonMe.Version'," calcext:value-type="string">
            <text:p>'Exif.NikonMe.Version',</text:p>
          </table:table-cell>
          <table:table-cell table:style-name="ce2" table:formula="of:=IF(EXACT([.C283];&quot;x&quot;);CONCATENATE(&quot;'&quot;;[.$A283];&quot;',&quot;);&quot;&quot;)">
            <text:p/>
          </table:table-cell>
          <table:table-cell table:style-name="ce2" table:formula="of:=IF(EXACT([.C283];&quot;x&quot;);[.$A283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Pc.0x002c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84];&quot;x&quot;);CONCATENATE(&quot;'&quot;;[.$A284];&quot;',&quot;);&quot;&quot;)" office:value-type="string" office:string-value="'Exif.NikonPc.0x002c'," calcext:value-type="string">
            <text:p>'Exif.NikonPc.0x002c',</text:p>
          </table:table-cell>
          <table:table-cell table:style-name="ce2" table:formula="of:=IF(EXACT([.C284];&quot;x&quot;);CONCATENATE(&quot;'&quot;;[.$A284];&quot;',&quot;);&quot;&quot;)">
            <text:p/>
          </table:table-cell>
          <table:table-cell table:style-name="ce2" table:formula="of:=IF(EXACT([.C284];&quot;x&quot;);[.$A284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Pc.Adjust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85];&quot;x&quot;);CONCATENATE(&quot;'&quot;;[.$A285];&quot;',&quot;);&quot;&quot;)" office:value-type="string" office:string-value="'Exif.NikonPc.Adjust'," calcext:value-type="string">
            <text:p>'Exif.NikonPc.Adjust',</text:p>
          </table:table-cell>
          <table:table-cell table:style-name="ce2" table:formula="of:=IF(EXACT([.C285];&quot;x&quot;);CONCATENATE(&quot;'&quot;;[.$A285];&quot;',&quot;);&quot;&quot;)">
            <text:p/>
          </table:table-cell>
          <table:table-cell table:style-name="ce2" table:formula="of:=IF(EXACT([.C285];&quot;x&quot;);[.$A285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Pc.Bas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86];&quot;x&quot;);CONCATENATE(&quot;'&quot;;[.$A286];&quot;',&quot;);&quot;&quot;)" office:value-type="string" office:string-value="'Exif.NikonPc.Base'," calcext:value-type="string">
            <text:p>'Exif.NikonPc.Base',</text:p>
          </table:table-cell>
          <table:table-cell table:style-name="ce2" table:formula="of:=IF(EXACT([.C286];&quot;x&quot;);CONCATENATE(&quot;'&quot;;[.$A286];&quot;',&quot;);&quot;&quot;)">
            <text:p/>
          </table:table-cell>
          <table:table-cell table:style-name="ce2" table:formula="of:=IF(EXACT([.C286];&quot;x&quot;);[.$A286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Pc.Brightness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87];&quot;x&quot;);CONCATENATE(&quot;'&quot;;[.$A287];&quot;',&quot;);&quot;&quot;)" office:value-type="string" office:string-value="'Exif.NikonPc.Brightness'," calcext:value-type="string">
            <text:p>'Exif.NikonPc.Brightness',</text:p>
          </table:table-cell>
          <table:table-cell table:style-name="ce2" table:formula="of:=IF(EXACT([.C287];&quot;x&quot;);CONCATENATE(&quot;'&quot;;[.$A287];&quot;',&quot;);&quot;&quot;)">
            <text:p/>
          </table:table-cell>
          <table:table-cell table:style-name="ce2" table:formula="of:=IF(EXACT([.C287];&quot;x&quot;);[.$A287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Pc.Contrast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88];&quot;x&quot;);CONCATENATE(&quot;'&quot;;[.$A288];&quot;',&quot;);&quot;&quot;)" office:value-type="string" office:string-value="'Exif.NikonPc.Contrast'," calcext:value-type="string">
            <text:p>'Exif.NikonPc.Contrast',</text:p>
          </table:table-cell>
          <table:table-cell table:style-name="ce2" table:formula="of:=IF(EXACT([.C288];&quot;x&quot;);CONCATENATE(&quot;'&quot;;[.$A288];&quot;',&quot;);&quot;&quot;)">
            <text:p/>
          </table:table-cell>
          <table:table-cell table:style-name="ce2" table:formula="of:=IF(EXACT([.C288];&quot;x&quot;);[.$A288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Pc.FilterEffect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89];&quot;x&quot;);CONCATENATE(&quot;'&quot;;[.$A289];&quot;',&quot;);&quot;&quot;)" office:value-type="string" office:string-value="'Exif.NikonPc.FilterEffect'," calcext:value-type="string">
            <text:p>'Exif.NikonPc.FilterEffect',</text:p>
          </table:table-cell>
          <table:table-cell table:style-name="ce2" table:formula="of:=IF(EXACT([.C289];&quot;x&quot;);CONCATENATE(&quot;'&quot;;[.$A289];&quot;',&quot;);&quot;&quot;)">
            <text:p/>
          </table:table-cell>
          <table:table-cell table:style-name="ce2" table:formula="of:=IF(EXACT([.C289];&quot;x&quot;);[.$A289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Pc.HueAdjustment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90];&quot;x&quot;);CONCATENATE(&quot;'&quot;;[.$A290];&quot;',&quot;);&quot;&quot;)" office:value-type="string" office:string-value="'Exif.NikonPc.HueAdjustment'," calcext:value-type="string">
            <text:p>'Exif.NikonPc.HueAdjustment',</text:p>
          </table:table-cell>
          <table:table-cell table:style-name="ce2" table:formula="of:=IF(EXACT([.C290];&quot;x&quot;);CONCATENATE(&quot;'&quot;;[.$A290];&quot;',&quot;);&quot;&quot;)">
            <text:p/>
          </table:table-cell>
          <table:table-cell table:style-name="ce2" table:formula="of:=IF(EXACT([.C290];&quot;x&quot;);[.$A290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Pc.Nam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91];&quot;x&quot;);CONCATENATE(&quot;'&quot;;[.$A291];&quot;',&quot;);&quot;&quot;)" office:value-type="string" office:string-value="'Exif.NikonPc.Name'," calcext:value-type="string">
            <text:p>'Exif.NikonPc.Name',</text:p>
          </table:table-cell>
          <table:table-cell table:style-name="ce2" table:formula="of:=IF(EXACT([.C291];&quot;x&quot;);CONCATENATE(&quot;'&quot;;[.$A291];&quot;',&quot;);&quot;&quot;)">
            <text:p/>
          </table:table-cell>
          <table:table-cell table:style-name="ce2" table:formula="of:=IF(EXACT([.C291];&quot;x&quot;);[.$A291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Pc.QuickAdjust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92];&quot;x&quot;);CONCATENATE(&quot;'&quot;;[.$A292];&quot;',&quot;);&quot;&quot;)" office:value-type="string" office:string-value="'Exif.NikonPc.QuickAdjust'," calcext:value-type="string">
            <text:p>'Exif.NikonPc.QuickAdjust',</text:p>
          </table:table-cell>
          <table:table-cell table:style-name="ce2" table:formula="of:=IF(EXACT([.C292];&quot;x&quot;);CONCATENATE(&quot;'&quot;;[.$A292];&quot;',&quot;);&quot;&quot;)">
            <text:p/>
          </table:table-cell>
          <table:table-cell table:style-name="ce2" table:formula="of:=IF(EXACT([.C292];&quot;x&quot;);[.$A292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Pc.Saturation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93];&quot;x&quot;);CONCATENATE(&quot;'&quot;;[.$A293];&quot;',&quot;);&quot;&quot;)" office:value-type="string" office:string-value="'Exif.NikonPc.Saturation'," calcext:value-type="string">
            <text:p>'Exif.NikonPc.Saturation',</text:p>
          </table:table-cell>
          <table:table-cell table:style-name="ce2" table:formula="of:=IF(EXACT([.C293];&quot;x&quot;);CONCATENATE(&quot;'&quot;;[.$A293];&quot;',&quot;);&quot;&quot;)">
            <text:p/>
          </table:table-cell>
          <table:table-cell table:style-name="ce2" table:formula="of:=IF(EXACT([.C293];&quot;x&quot;);[.$A293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Pc.Sharpness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94];&quot;x&quot;);CONCATENATE(&quot;'&quot;;[.$A294];&quot;',&quot;);&quot;&quot;)" office:value-type="string" office:string-value="'Exif.NikonPc.Sharpness'," calcext:value-type="string">
            <text:p>'Exif.NikonPc.Sharpness',</text:p>
          </table:table-cell>
          <table:table-cell table:style-name="ce2" table:formula="of:=IF(EXACT([.C294];&quot;x&quot;);CONCATENATE(&quot;'&quot;;[.$A294];&quot;',&quot;);&quot;&quot;)">
            <text:p/>
          </table:table-cell>
          <table:table-cell table:style-name="ce2" table:formula="of:=IF(EXACT([.C294];&quot;x&quot;);[.$A294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Pc.ToningEffect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95];&quot;x&quot;);CONCATENATE(&quot;'&quot;;[.$A295];&quot;',&quot;);&quot;&quot;)" office:value-type="string" office:string-value="'Exif.NikonPc.ToningEffect'," calcext:value-type="string">
            <text:p>'Exif.NikonPc.ToningEffect',</text:p>
          </table:table-cell>
          <table:table-cell table:style-name="ce2" table:formula="of:=IF(EXACT([.C295];&quot;x&quot;);CONCATENATE(&quot;'&quot;;[.$A295];&quot;',&quot;);&quot;&quot;)">
            <text:p/>
          </table:table-cell>
          <table:table-cell table:style-name="ce2" table:formula="of:=IF(EXACT([.C295];&quot;x&quot;);[.$A295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Pc.ToningSaturation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96];&quot;x&quot;);CONCATENATE(&quot;'&quot;;[.$A296];&quot;',&quot;);&quot;&quot;)" office:value-type="string" office:string-value="'Exif.NikonPc.ToningSaturation'," calcext:value-type="string">
            <text:p>'Exif.NikonPc.ToningSaturation',</text:p>
          </table:table-cell>
          <table:table-cell table:style-name="ce2" table:formula="of:=IF(EXACT([.C296];&quot;x&quot;);CONCATENATE(&quot;'&quot;;[.$A296];&quot;',&quot;);&quot;&quot;)">
            <text:p/>
          </table:table-cell>
          <table:table-cell table:style-name="ce2" table:formula="of:=IF(EXACT([.C296];&quot;x&quot;);[.$A296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Pc.Version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97];&quot;x&quot;);CONCATENATE(&quot;'&quot;;[.$A297];&quot;',&quot;);&quot;&quot;)" office:value-type="string" office:string-value="'Exif.NikonPc.Version'," calcext:value-type="string">
            <text:p>'Exif.NikonPc.Version',</text:p>
          </table:table-cell>
          <table:table-cell table:style-name="ce2" table:formula="of:=IF(EXACT([.C297];&quot;x&quot;);CONCATENATE(&quot;'&quot;;[.$A297];&quot;',&quot;);&quot;&quot;)">
            <text:p/>
          </table:table-cell>
          <table:table-cell table:style-name="ce2" table:formula="of:=IF(EXACT([.C297];&quot;x&quot;);[.$A297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Preview.0x0000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98];&quot;x&quot;);CONCATENATE(&quot;'&quot;;[.$A298];&quot;',&quot;);&quot;&quot;)" office:value-type="string" office:string-value="'Exif.NikonPreview.0x0000'," calcext:value-type="string">
            <text:p>'Exif.NikonPreview.0x0000',</text:p>
          </table:table-cell>
          <table:table-cell table:style-name="ce2" table:formula="of:=IF(EXACT([.C298];&quot;x&quot;);CONCATENATE(&quot;'&quot;;[.$A298];&quot;',&quot;);&quot;&quot;)">
            <text:p/>
          </table:table-cell>
          <table:table-cell table:style-name="ce2" table:formula="of:=IF(EXACT([.C298];&quot;x&quot;);[.$A298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Si02xx.0x0004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299];&quot;x&quot;);CONCATENATE(&quot;'&quot;;[.$A299];&quot;',&quot;);&quot;&quot;)" office:value-type="string" office:string-value="'Exif.NikonSi02xx.0x0004'," calcext:value-type="string">
            <text:p>'Exif.NikonSi02xx.0x0004',</text:p>
          </table:table-cell>
          <table:table-cell table:style-name="ce2" table:formula="of:=IF(EXACT([.C299];&quot;x&quot;);CONCATENATE(&quot;'&quot;;[.$A299];&quot;',&quot;);&quot;&quot;)">
            <text:p/>
          </table:table-cell>
          <table:table-cell table:style-name="ce2" table:formula="of:=IF(EXACT([.C299];&quot;x&quot;);[.$A299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Si02xx.0x0072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00];&quot;x&quot;);CONCATENATE(&quot;'&quot;;[.$A300];&quot;',&quot;);&quot;&quot;)" office:value-type="string" office:string-value="'Exif.NikonSi02xx.0x0072'," calcext:value-type="string">
            <text:p>'Exif.NikonSi02xx.0x0072',</text:p>
          </table:table-cell>
          <table:table-cell table:style-name="ce2" table:formula="of:=IF(EXACT([.C300];&quot;x&quot;);CONCATENATE(&quot;'&quot;;[.$A300];&quot;',&quot;);&quot;&quot;)">
            <text:p/>
          </table:table-cell>
          <table:table-cell table:style-name="ce2" table:formula="of:=IF(EXACT([.C300];&quot;x&quot;);[.$A300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Si02xx.0x0076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01];&quot;x&quot;);CONCATENATE(&quot;'&quot;;[.$A301];&quot;',&quot;);&quot;&quot;)" office:value-type="string" office:string-value="'Exif.NikonSi02xx.0x0076'," calcext:value-type="string">
            <text:p>'Exif.NikonSi02xx.0x0076',</text:p>
          </table:table-cell>
          <table:table-cell table:style-name="ce2" table:formula="of:=IF(EXACT([.C301];&quot;x&quot;);CONCATENATE(&quot;'&quot;;[.$A301];&quot;',&quot;);&quot;&quot;)">
            <text:p/>
          </table:table-cell>
          <table:table-cell table:style-name="ce2" table:formula="of:=IF(EXACT([.C301];&quot;x&quot;);[.$A301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Si02xx.0x0083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02];&quot;x&quot;);CONCATENATE(&quot;'&quot;;[.$A302];&quot;',&quot;);&quot;&quot;)" office:value-type="string" office:string-value="'Exif.NikonSi02xx.0x0083'," calcext:value-type="string">
            <text:p>'Exif.NikonSi02xx.0x0083',</text:p>
          </table:table-cell>
          <table:table-cell table:style-name="ce2" table:formula="of:=IF(EXACT([.C302];&quot;x&quot;);CONCATENATE(&quot;'&quot;;[.$A302];&quot;',&quot;);&quot;&quot;)">
            <text:p/>
          </table:table-cell>
          <table:table-cell table:style-name="ce2" table:formula="of:=IF(EXACT([.C302];&quot;x&quot;);[.$A302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Si02xx.0x0159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03];&quot;x&quot;);CONCATENATE(&quot;'&quot;;[.$A303];&quot;',&quot;);&quot;&quot;)" office:value-type="string" office:string-value="'Exif.NikonSi02xx.0x0159'," calcext:value-type="string">
            <text:p>'Exif.NikonSi02xx.0x0159',</text:p>
          </table:table-cell>
          <table:table-cell table:style-name="ce2" table:formula="of:=IF(EXACT([.C303];&quot;x&quot;);CONCATENATE(&quot;'&quot;;[.$A303];&quot;',&quot;);&quot;&quot;)">
            <text:p/>
          </table:table-cell>
          <table:table-cell table:style-name="ce2" table:formula="of:=IF(EXACT([.C303];&quot;x&quot;);[.$A303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Si02xx.0x01af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04];&quot;x&quot;);CONCATENATE(&quot;'&quot;;[.$A304];&quot;',&quot;);&quot;&quot;)" office:value-type="string" office:string-value="'Exif.NikonSi02xx.0x01af'," calcext:value-type="string">
            <text:p>'Exif.NikonSi02xx.0x01af',</text:p>
          </table:table-cell>
          <table:table-cell table:style-name="ce2" table:formula="of:=IF(EXACT([.C304];&quot;x&quot;);CONCATENATE(&quot;'&quot;;[.$A304];&quot;',&quot;);&quot;&quot;)">
            <text:p/>
          </table:table-cell>
          <table:table-cell table:style-name="ce2" table:formula="of:=IF(EXACT([.C304];&quot;x&quot;);[.$A304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Si02xx.0x0257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05];&quot;x&quot;);CONCATENATE(&quot;'&quot;;[.$A305];&quot;',&quot;);&quot;&quot;)" office:value-type="string" office:string-value="'Exif.NikonSi02xx.0x0257'," calcext:value-type="string">
            <text:p>'Exif.NikonSi02xx.0x0257',</text:p>
          </table:table-cell>
          <table:table-cell table:style-name="ce2" table:formula="of:=IF(EXACT([.C305];&quot;x&quot;);CONCATENATE(&quot;'&quot;;[.$A305];&quot;',&quot;);&quot;&quot;)">
            <text:p/>
          </table:table-cell>
          <table:table-cell table:style-name="ce2" table:formula="of:=IF(EXACT([.C305];&quot;x&quot;);[.$A305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Si02xx.0x027a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06];&quot;x&quot;);CONCATENATE(&quot;'&quot;;[.$A306];&quot;',&quot;);&quot;&quot;)" office:value-type="string" office:string-value="'Exif.NikonSi02xx.0x027a'," calcext:value-type="string">
            <text:p>'Exif.NikonSi02xx.0x027a',</text:p>
          </table:table-cell>
          <table:table-cell table:style-name="ce2" table:formula="of:=IF(EXACT([.C306];&quot;x&quot;);CONCATENATE(&quot;'&quot;;[.$A306];&quot;',&quot;);&quot;&quot;)">
            <text:p/>
          </table:table-cell>
          <table:table-cell table:style-name="ce2" table:formula="of:=IF(EXACT([.C306];&quot;x&quot;);[.$A306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Si02xx.DeletedImageCount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07];&quot;x&quot;);CONCATENATE(&quot;'&quot;;[.$A307];&quot;',&quot;);&quot;&quot;)" office:value-type="string" office:string-value="'Exif.NikonSi02xx.DeletedImageCount'," calcext:value-type="string">
            <text:p>'Exif.NikonSi02xx.DeletedImageCount',</text:p>
          </table:table-cell>
          <table:table-cell table:style-name="ce2" table:formula="of:=IF(EXACT([.C307];&quot;x&quot;);CONCATENATE(&quot;'&quot;;[.$A307];&quot;',&quot;);&quot;&quot;)">
            <text:p/>
          </table:table-cell>
          <table:table-cell table:style-name="ce2" table:formula="of:=IF(EXACT([.C307];&quot;x&quot;);[.$A307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Si02xx.ISO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08];&quot;x&quot;);CONCATENATE(&quot;'&quot;;[.$A308];&quot;',&quot;);&quot;&quot;)" office:value-type="string" office:string-value="'Exif.NikonSi02xx.ISO'," calcext:value-type="string">
            <text:p>'Exif.NikonSi02xx.ISO',</text:p>
          </table:table-cell>
          <table:table-cell table:style-name="ce2" table:formula="of:=IF(EXACT([.C308];&quot;x&quot;);CONCATENATE(&quot;'&quot;;[.$A308];&quot;',&quot;);&quot;&quot;)">
            <text:p/>
          </table:table-cell>
          <table:table-cell table:style-name="ce2" table:formula="of:=IF(EXACT([.C308];&quot;x&quot;);[.$A308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Si02xx.ShutterCount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09];&quot;x&quot;);CONCATENATE(&quot;'&quot;;[.$A309];&quot;',&quot;);&quot;&quot;)" office:value-type="string" office:string-value="'Exif.NikonSi02xx.ShutterCount'," calcext:value-type="string">
            <text:p>'Exif.NikonSi02xx.ShutterCount',</text:p>
          </table:table-cell>
          <table:table-cell table:style-name="ce2" table:formula="of:=IF(EXACT([.C309];&quot;x&quot;);CONCATENATE(&quot;'&quot;;[.$A309];&quot;',&quot;);&quot;&quot;)">
            <text:p/>
          </table:table-cell>
          <table:table-cell table:style-name="ce2" table:formula="of:=IF(EXACT([.C309];&quot;x&quot;);[.$A309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Si02xx.ShutterCount1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10];&quot;x&quot;);CONCATENATE(&quot;'&quot;;[.$A310];&quot;',&quot;);&quot;&quot;)" office:value-type="string" office:string-value="'Exif.NikonSi02xx.ShutterCount1'," calcext:value-type="string">
            <text:p>'Exif.NikonSi02xx.ShutterCount1',</text:p>
          </table:table-cell>
          <table:table-cell table:style-name="ce2" table:formula="of:=IF(EXACT([.C310];&quot;x&quot;);CONCATENATE(&quot;'&quot;;[.$A310];&quot;',&quot;);&quot;&quot;)">
            <text:p/>
          </table:table-cell>
          <table:table-cell table:style-name="ce2" table:formula="of:=IF(EXACT([.C310];&quot;x&quot;);[.$A310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Si02xx.ShutterCount2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11];&quot;x&quot;);CONCATENATE(&quot;'&quot;;[.$A311];&quot;',&quot;);&quot;&quot;)" office:value-type="string" office:string-value="'Exif.NikonSi02xx.ShutterCount2'," calcext:value-type="string">
            <text:p>'Exif.NikonSi02xx.ShutterCount2',</text:p>
          </table:table-cell>
          <table:table-cell table:style-name="ce2" table:formula="of:=IF(EXACT([.C311];&quot;x&quot;);CONCATENATE(&quot;'&quot;;[.$A311];&quot;',&quot;);&quot;&quot;)">
            <text:p/>
          </table:table-cell>
          <table:table-cell table:style-name="ce2" table:formula="of:=IF(EXACT([.C311];&quot;x&quot;);[.$A311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Si02xx.Version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12];&quot;x&quot;);CONCATENATE(&quot;'&quot;;[.$A312];&quot;',&quot;);&quot;&quot;)" office:value-type="string" office:string-value="'Exif.NikonSi02xx.Version'," calcext:value-type="string">
            <text:p>'Exif.NikonSi02xx.Version',</text:p>
          </table:table-cell>
          <table:table-cell table:style-name="ce2" table:formula="of:=IF(EXACT([.C312];&quot;x&quot;);CONCATENATE(&quot;'&quot;;[.$A312];&quot;',&quot;);&quot;&quot;)">
            <text:p/>
          </table:table-cell>
          <table:table-cell table:style-name="ce2" table:formula="of:=IF(EXACT([.C312];&quot;x&quot;);[.$A312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Si02xx.VibrationReduction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13];&quot;x&quot;);CONCATENATE(&quot;'&quot;;[.$A313];&quot;',&quot;);&quot;&quot;)" office:value-type="string" office:string-value="'Exif.NikonSi02xx.VibrationReduction'," calcext:value-type="string">
            <text:p>'Exif.NikonSi02xx.VibrationReduction',</text:p>
          </table:table-cell>
          <table:table-cell table:style-name="ce2" table:formula="of:=IF(EXACT([.C313];&quot;x&quot;);CONCATENATE(&quot;'&quot;;[.$A313];&quot;',&quot;);&quot;&quot;)">
            <text:p/>
          </table:table-cell>
          <table:table-cell table:style-name="ce2" table:formula="of:=IF(EXACT([.C313];&quot;x&quot;);[.$A313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Si02xx.VibrationReduction1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14];&quot;x&quot;);CONCATENATE(&quot;'&quot;;[.$A314];&quot;',&quot;);&quot;&quot;)" office:value-type="string" office:string-value="'Exif.NikonSi02xx.VibrationReduction1'," calcext:value-type="string">
            <text:p>'Exif.NikonSi02xx.VibrationReduction1',</text:p>
          </table:table-cell>
          <table:table-cell table:style-name="ce2" table:formula="of:=IF(EXACT([.C314];&quot;x&quot;);CONCATENATE(&quot;'&quot;;[.$A314];&quot;',&quot;);&quot;&quot;)">
            <text:p/>
          </table:table-cell>
          <table:table-cell table:style-name="ce2" table:formula="of:=IF(EXACT([.C314];&quot;x&quot;);[.$A314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NikonSi02xx.VibrationReduction2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15];&quot;x&quot;);CONCATENATE(&quot;'&quot;;[.$A315];&quot;',&quot;);&quot;&quot;)" office:value-type="string" office:string-value="'Exif.NikonSi02xx.VibrationReduction2'," calcext:value-type="string">
            <text:p>'Exif.NikonSi02xx.VibrationReduction2',</text:p>
          </table:table-cell>
          <table:table-cell table:style-name="ce2" table:formula="of:=IF(EXACT([.C315];&quot;x&quot;);CONCATENATE(&quot;'&quot;;[.$A315];&quot;',&quot;);&quot;&quot;)">
            <text:p/>
          </table:table-cell>
          <table:table-cell table:style-name="ce2" table:formula="of:=IF(EXACT([.C315];&quot;x&quot;);[.$A315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Vr.0x0007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16];&quot;x&quot;);CONCATENATE(&quot;'&quot;;[.$A316];&quot;',&quot;);&quot;&quot;)" office:value-type="string" office:string-value="'Exif.NikonVr.0x0007'," calcext:value-type="string">
            <text:p>'Exif.NikonVr.0x0007',</text:p>
          </table:table-cell>
          <table:table-cell table:style-name="ce2" table:formula="of:=IF(EXACT([.C316];&quot;x&quot;);CONCATENATE(&quot;'&quot;;[.$A316];&quot;',&quot;);&quot;&quot;)">
            <text:p/>
          </table:table-cell>
          <table:table-cell table:style-name="ce2" table:formula="of:=IF(EXACT([.C316];&quot;x&quot;);[.$A316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Vr.Version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17];&quot;x&quot;);CONCATENATE(&quot;'&quot;;[.$A317];&quot;',&quot;);&quot;&quot;)" office:value-type="string" office:string-value="'Exif.NikonVr.Version'," calcext:value-type="string">
            <text:p>'Exif.NikonVr.Version',</text:p>
          </table:table-cell>
          <table:table-cell table:style-name="ce2" table:formula="of:=IF(EXACT([.C317];&quot;x&quot;);CONCATENATE(&quot;'&quot;;[.$A317];&quot;',&quot;);&quot;&quot;)">
            <text:p/>
          </table:table-cell>
          <table:table-cell table:style-name="ce2" table:formula="of:=IF(EXACT([.C317];&quot;x&quot;);[.$A317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Vr.VibrationReduction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18];&quot;x&quot;);CONCATENATE(&quot;'&quot;;[.$A318];&quot;',&quot;);&quot;&quot;)" office:value-type="string" office:string-value="'Exif.NikonVr.VibrationReduction'," calcext:value-type="string">
            <text:p>'Exif.NikonVr.VibrationReduction',</text:p>
          </table:table-cell>
          <table:table-cell table:style-name="ce2" table:formula="of:=IF(EXACT([.C318];&quot;x&quot;);CONCATENATE(&quot;'&quot;;[.$A318];&quot;',&quot;);&quot;&quot;)">
            <text:p/>
          </table:table-cell>
          <table:table-cell table:style-name="ce2" table:formula="of:=IF(EXACT([.C318];&quot;x&quot;);[.$A318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Wt.DateDisplayFormat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19];&quot;x&quot;);CONCATENATE(&quot;'&quot;;[.$A319];&quot;',&quot;);&quot;&quot;)" office:value-type="string" office:string-value="'Exif.NikonWt.DateDisplayFormat'," calcext:value-type="string">
            <text:p>'Exif.NikonWt.DateDisplayFormat',</text:p>
          </table:table-cell>
          <table:table-cell table:style-name="ce2" table:formula="of:=IF(EXACT([.C319];&quot;x&quot;);CONCATENATE(&quot;'&quot;;[.$A319];&quot;',&quot;);&quot;&quot;)">
            <text:p/>
          </table:table-cell>
          <table:table-cell table:style-name="ce2" table:formula="of:=IF(EXACT([.C319];&quot;x&quot;);[.$A319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Wt.DaylightSavings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20];&quot;x&quot;);CONCATENATE(&quot;'&quot;;[.$A320];&quot;',&quot;);&quot;&quot;)" office:value-type="string" office:string-value="'Exif.NikonWt.DaylightSavings'," calcext:value-type="string">
            <text:p>'Exif.NikonWt.DaylightSavings',</text:p>
          </table:table-cell>
          <table:table-cell table:style-name="ce2" table:formula="of:=IF(EXACT([.C320];&quot;x&quot;);CONCATENATE(&quot;'&quot;;[.$A320];&quot;',&quot;);&quot;&quot;)">
            <text:p/>
          </table:table-cell>
          <table:table-cell table:style-name="ce2" table:formula="of:=IF(EXACT([.C320];&quot;x&quot;);[.$A320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NikonWt.Timezon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21];&quot;x&quot;);CONCATENATE(&quot;'&quot;;[.$A321];&quot;',&quot;);&quot;&quot;)" office:value-type="string" office:string-value="'Exif.NikonWt.Timezone'," calcext:value-type="string">
            <text:p>'Exif.NikonWt.Timezone',</text:p>
          </table:table-cell>
          <table:table-cell table:style-name="ce2" table:formula="of:=IF(EXACT([.C321];&quot;x&quot;);CONCATENATE(&quot;'&quot;;[.$A321];&quot;',&quot;);&quot;&quot;)">
            <text:p/>
          </table:table-cell>
          <table:table-cell table:style-name="ce2" table:formula="of:=IF(EXACT([.C321];&quot;x&quot;);[.$A321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0xea1c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22];&quot;x&quot;);CONCATENATE(&quot;'&quot;;[.$A322];&quot;',&quot;);&quot;&quot;)" office:value-type="string" office:string-value="'Exif.Photo.0xea1c'," calcext:value-type="string">
            <text:p>'Exif.Photo.0xea1c',</text:p>
          </table:table-cell>
          <table:table-cell table:style-name="ce2" table:formula="of:=IF(EXACT([.C322];&quot;x&quot;);CONCATENATE(&quot;'&quot;;[.$A322];&quot;',&quot;);&quot;&quot;)">
            <text:p/>
          </table:table-cell>
          <table:table-cell table:style-name="ce2" table:formula="of:=IF(EXACT([.C322];&quot;x&quot;);[.$A322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f.Photo.0xea1d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23];&quot;x&quot;);CONCATENATE(&quot;'&quot;;[.$A323];&quot;',&quot;);&quot;&quot;)" office:value-type="string" office:string-value="'Exif.Photo.0xea1d'," calcext:value-type="string">
            <text:p>'Exif.Photo.0xea1d',</text:p>
          </table:table-cell>
          <table:table-cell table:style-name="ce2" table:formula="of:=IF(EXACT([.C323];&quot;x&quot;);CONCATENATE(&quot;'&quot;;[.$A323];&quot;',&quot;);&quot;&quot;)">
            <text:p/>
          </table:table-cell>
          <table:table-cell table:style-name="ce2" table:formula="of:=IF(EXACT([.C323];&quot;x&quot;);[.$A323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Sony1.AFIlluminator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24];&quot;x&quot;);CONCATENATE(&quot;'&quot;;[.$A324];&quot;',&quot;);&quot;&quot;)" office:value-type="string" office:string-value="'Exif.Sony1.AFIlluminator'," calcext:value-type="string">
            <text:p>'Exif.Sony1.AFIlluminator',</text:p>
          </table:table-cell>
          <table:table-cell table:style-name="ce2" table:formula="of:=IF(EXACT([.C324];&quot;x&quot;);CONCATENATE(&quot;'&quot;;[.$A324];&quot;',&quot;);&quot;&quot;)">
            <text:p/>
          </table:table-cell>
          <table:table-cell table:style-name="ce2" table:formula="of:=IF(EXACT([.C324];&quot;x&quot;);[.$A324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Sony1.AFMod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25];&quot;x&quot;);CONCATENATE(&quot;'&quot;;[.$A325];&quot;',&quot;);&quot;&quot;)" office:value-type="string" office:string-value="'Exif.Sony1.AFMode'," calcext:value-type="string">
            <text:p>'Exif.Sony1.AFMode',</text:p>
          </table:table-cell>
          <table:table-cell table:style-name="ce2" table:formula="of:=IF(EXACT([.C325];&quot;x&quot;);CONCATENATE(&quot;'&quot;;[.$A325];&quot;',&quot;);&quot;&quot;)">
            <text:p/>
          </table:table-cell>
          <table:table-cell table:style-name="ce2" table:formula="of:=IF(EXACT([.C325];&quot;x&quot;);[.$A325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Sony1.AntiBlur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26];&quot;x&quot;);CONCATENATE(&quot;'&quot;;[.$A326];&quot;',&quot;);&quot;&quot;)" office:value-type="string" office:string-value="'Exif.Sony1.AntiBlur'," calcext:value-type="string">
            <text:p>'Exif.Sony1.AntiBlur',</text:p>
          </table:table-cell>
          <table:table-cell table:style-name="ce2" table:formula="of:=IF(EXACT([.C326];&quot;x&quot;);CONCATENATE(&quot;'&quot;;[.$A326];&quot;',&quot;);&quot;&quot;)">
            <text:p/>
          </table:table-cell>
          <table:table-cell table:style-name="ce2" table:formula="of:=IF(EXACT([.C326];&quot;x&quot;);[.$A326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Sony1.ColorReproduction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27];&quot;x&quot;);CONCATENATE(&quot;'&quot;;[.$A327];&quot;',&quot;);&quot;&quot;)" office:value-type="string" office:string-value="'Exif.Sony1.ColorReproduction'," calcext:value-type="string">
            <text:p>'Exif.Sony1.ColorReproduction',</text:p>
          </table:table-cell>
          <table:table-cell table:style-name="ce2" table:formula="of:=IF(EXACT([.C327];&quot;x&quot;);CONCATENATE(&quot;'&quot;;[.$A327];&quot;',&quot;);&quot;&quot;)">
            <text:p/>
          </table:table-cell>
          <table:table-cell table:style-name="ce2" table:formula="of:=IF(EXACT([.C327];&quot;x&quot;);[.$A327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Sony1.ExposureMod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28];&quot;x&quot;);CONCATENATE(&quot;'&quot;;[.$A328];&quot;',&quot;);&quot;&quot;)" office:value-type="string" office:string-value="'Exif.Sony1.ExposureMode'," calcext:value-type="string">
            <text:p>'Exif.Sony1.ExposureMode',</text:p>
          </table:table-cell>
          <table:table-cell table:style-name="ce2" table:formula="of:=IF(EXACT([.C328];&quot;x&quot;);CONCATENATE(&quot;'&quot;;[.$A328];&quot;',&quot;);&quot;&quot;)">
            <text:p/>
          </table:table-cell>
          <table:table-cell table:style-name="ce2" table:formula="of:=IF(EXACT([.C328];&quot;x&quot;);[.$A328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Sony1.FlashLevel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29];&quot;x&quot;);CONCATENATE(&quot;'&quot;;[.$A329];&quot;',&quot;);&quot;&quot;)" office:value-type="string" office:string-value="'Exif.Sony1.FlashLevel'," calcext:value-type="string">
            <text:p>'Exif.Sony1.FlashLevel',</text:p>
          </table:table-cell>
          <table:table-cell table:style-name="ce2" table:formula="of:=IF(EXACT([.C329];&quot;x&quot;);CONCATENATE(&quot;'&quot;;[.$A329];&quot;',&quot;);&quot;&quot;)">
            <text:p/>
          </table:table-cell>
          <table:table-cell table:style-name="ce2" table:formula="of:=IF(EXACT([.C329];&quot;x&quot;);[.$A329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Sony1.FocusMod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30];&quot;x&quot;);CONCATENATE(&quot;'&quot;;[.$A330];&quot;',&quot;);&quot;&quot;)" office:value-type="string" office:string-value="'Exif.Sony1.FocusMode'," calcext:value-type="string">
            <text:p>'Exif.Sony1.FocusMode',</text:p>
          </table:table-cell>
          <table:table-cell table:style-name="ce2" table:formula="of:=IF(EXACT([.C330];&quot;x&quot;);CONCATENATE(&quot;'&quot;;[.$A330];&quot;',&quot;);&quot;&quot;)">
            <text:p/>
          </table:table-cell>
          <table:table-cell table:style-name="ce2" table:formula="of:=IF(EXACT([.C330];&quot;x&quot;);[.$A330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Sony1.JPEGQuality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31];&quot;x&quot;);CONCATENATE(&quot;'&quot;;[.$A331];&quot;',&quot;);&quot;&quot;)" office:value-type="string" office:string-value="'Exif.Sony1.JPEGQuality'," calcext:value-type="string">
            <text:p>'Exif.Sony1.JPEGQuality',</text:p>
          </table:table-cell>
          <table:table-cell table:style-name="ce2" table:formula="of:=IF(EXACT([.C331];&quot;x&quot;);CONCATENATE(&quot;'&quot;;[.$A331];&quot;',&quot;);&quot;&quot;)">
            <text:p/>
          </table:table-cell>
          <table:table-cell table:style-name="ce2" table:formula="of:=IF(EXACT([.C331];&quot;x&quot;);[.$A331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Sony1.LongExposureNoiseReduction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32];&quot;x&quot;);CONCATENATE(&quot;'&quot;;[.$A332];&quot;',&quot;);&quot;&quot;)" office:value-type="string" office:string-value="'Exif.Sony1.LongExposureNoiseReduction'," calcext:value-type="string">
            <text:p>'Exif.Sony1.LongExposureNoiseReduction',</text:p>
          </table:table-cell>
          <table:table-cell table:style-name="ce2" table:formula="of:=IF(EXACT([.C332];&quot;x&quot;);CONCATENATE(&quot;'&quot;;[.$A332];&quot;',&quot;);&quot;&quot;)">
            <text:p/>
          </table:table-cell>
          <table:table-cell table:style-name="ce2" table:formula="of:=IF(EXACT([.C332];&quot;x&quot;);[.$A332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Sony1.Macro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33];&quot;x&quot;);CONCATENATE(&quot;'&quot;;[.$A333];&quot;',&quot;);&quot;&quot;)" office:value-type="string" office:string-value="'Exif.Sony1.Macro'," calcext:value-type="string">
            <text:p>'Exif.Sony1.Macro',</text:p>
          </table:table-cell>
          <table:table-cell table:style-name="ce2" table:formula="of:=IF(EXACT([.C333];&quot;x&quot;);CONCATENATE(&quot;'&quot;;[.$A333];&quot;',&quot;);&quot;&quot;)">
            <text:p/>
          </table:table-cell>
          <table:table-cell table:style-name="ce2" table:formula="of:=IF(EXACT([.C333];&quot;x&quot;);[.$A333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Sony1.PrintIM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34];&quot;x&quot;);CONCATENATE(&quot;'&quot;;[.$A334];&quot;',&quot;);&quot;&quot;)" office:value-type="string" office:string-value="'Exif.Sony1.PrintIM'," calcext:value-type="string">
            <text:p>'Exif.Sony1.PrintIM',</text:p>
          </table:table-cell>
          <table:table-cell table:style-name="ce2" table:formula="of:=IF(EXACT([.C334];&quot;x&quot;);CONCATENATE(&quot;'&quot;;[.$A334];&quot;',&quot;);&quot;&quot;)">
            <text:p/>
          </table:table-cell>
          <table:table-cell table:style-name="ce2" table:formula="of:=IF(EXACT([.C334];&quot;x&quot;);[.$A334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Sony1.ReleaseMode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35];&quot;x&quot;);CONCATENATE(&quot;'&quot;;[.$A335];&quot;',&quot;);&quot;&quot;)" office:value-type="string" office:string-value="'Exif.Sony1.ReleaseMode'," calcext:value-type="string">
            <text:p>'Exif.Sony1.ReleaseMode',</text:p>
          </table:table-cell>
          <table:table-cell table:style-name="ce2" table:formula="of:=IF(EXACT([.C335];&quot;x&quot;);CONCATENATE(&quot;'&quot;;[.$A335];&quot;',&quot;);&quot;&quot;)">
            <text:p/>
          </table:table-cell>
          <table:table-cell table:style-name="ce2" table:formula="of:=IF(EXACT([.C335];&quot;x&quot;);[.$A335];&quot;&quot;)">
            <text:p/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if.Sony1.SequenceNumber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36];&quot;x&quot;);CONCATENATE(&quot;'&quot;;[.$A336];&quot;',&quot;);&quot;&quot;)" office:value-type="string" office:string-value="'Exif.Sony1.SequenceNumber'," calcext:value-type="string">
            <text:p>'Exif.Sony1.SequenceNumber',</text:p>
          </table:table-cell>
          <table:table-cell table:style-name="ce2" table:formula="of:=IF(EXACT([.C336];&quot;x&quot;);CONCATENATE(&quot;'&quot;;[.$A336];&quot;',&quot;);&quot;&quot;)">
            <text:p/>
          </table:table-cell>
          <table:table-cell table:style-name="ce2" table:formula="of:=IF(EXACT([.C336];&quot;x&quot;);[.$A336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tc.Envelope.CharacterSet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37];&quot;x&quot;);CONCATENATE(&quot;'&quot;;[.$A337];&quot;',&quot;);&quot;&quot;)" office:value-type="string" office:string-value="'Iptc.Envelope.CharacterSet'," calcext:value-type="string">
            <text:p>'Iptc.Envelope.CharacterSet',</text:p>
          </table:table-cell>
          <table:table-cell table:style-name="ce2" table:formula="of:=IF(EXACT([.C337];&quot;x&quot;);CONCATENATE(&quot;'&quot;;[.$A337];&quot;',&quot;);&quot;&quot;)">
            <text:p/>
          </table:table-cell>
          <table:table-cell table:style-name="ce2" table:formula="of:=IF(EXACT([.C337];&quot;x&quot;);[.$A337];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tc.Envelope.ModelVersion</text:p>
          </table:table-cell>
          <table:table-cell office:value-type="string" calcext:value-type="string">
            <text:p>x</text:p>
          </table:table-cell>
          <table:table-cell/>
          <table:table-cell table:style-name="ce2" table:formula="of:=IF(EXACT([.B338];&quot;x&quot;);CONCATENATE(&quot;'&quot;;[.$A338];&quot;',&quot;);&quot;&quot;)" office:value-type="string" office:string-value="'Iptc.Envelope.ModelVersion'," calcext:value-type="string">
            <text:p>'Iptc.Envelope.ModelVersion',</text:p>
          </table:table-cell>
          <table:table-cell table:style-name="ce2" table:formula="of:=IF(EXACT([.C338];&quot;x&quot;);CONCATENATE(&quot;'&quot;;[.$A338];&quot;',&quot;);&quot;&quot;)">
            <text:p/>
          </table:table-cell>
          <table:table-cell table:style-name="ce2" table:formula="of:=IF(EXACT([.C338];&quot;x&quot;);[.$A338];&quot;&quot;)">
            <text:p/>
          </table:table-cell>
          <table:table-cell table:number-columns-repeated="1018"/>
        </table:table-row>
        <table:table-row table:style-name="ro2" table:number-rows-repeated="10482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F1048576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8T11:18:04.767006000</dc:date>
    <meta:document-statistic meta:table-count="1" meta:cell-count="1691" meta:object-count="0"/>
    <meta:generator>LibreOffice/4.1.2.3$MacOSX_x86 LibreOffice_project/40b2d7fde7e8d2d7bc5a449dc65df4d08a7dd38</meta:generator>
  </office:meta>
</office:document-meta>
</file>